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2835" officeooo:paragraph-rsid="00152835"/>
    </style:style>
    <style:style style:name="P2" style:family="paragraph" style:parent-style-name="Standard">
      <style:text-properties officeooo:rsid="001667d5" officeooo:paragraph-rsid="001667d5"/>
    </style:style>
    <style:style style:name="P3" style:family="paragraph" style:parent-style-name="Standard">
      <style:text-properties officeooo:rsid="001667d5" officeooo:paragraph-rsid="00152835"/>
    </style:style>
    <style:style style:name="P4" style:family="paragraph" style:parent-style-name="Standard">
      <style:text-properties officeooo:rsid="00186cbd" officeooo:paragraph-rsid="00186cbd"/>
    </style:style>
    <style:style style:name="P5" style:family="paragraph" style:parent-style-name="Standard">
      <style:text-properties officeooo:rsid="001a5802" officeooo:paragraph-rsid="001a5802"/>
    </style:style>
    <style:style style:name="P6" style:family="paragraph" style:parent-style-name="Standard">
      <style:paragraph-properties fo:text-align="start" style:justify-single-word="false"/>
      <style:text-properties officeooo:rsid="001a5802" officeooo:paragraph-rsid="001aec8f"/>
    </style:style>
    <style:style style:name="P7" style:family="paragraph" style:parent-style-name="Standard">
      <style:paragraph-properties fo:text-align="start" style:justify-single-word="false"/>
      <style:text-properties officeooo:rsid="001aec8f" officeooo:paragraph-rsid="001aec8f"/>
    </style:style>
    <style:style style:name="P8" style:family="paragraph" style:parent-style-name="Standard">
      <style:paragraph-properties fo:text-align="start" style:justify-single-word="false"/>
      <style:text-properties officeooo:rsid="001aec8f" officeooo:paragraph-rsid="001c8929"/>
    </style:style>
    <style:style style:name="P9" style:family="paragraph" style:parent-style-name="Standard">
      <style:paragraph-properties fo:text-align="start" style:justify-single-word="false"/>
      <style:text-properties officeooo:rsid="001aec8f" officeooo:paragraph-rsid="00291918"/>
    </style:style>
    <style:style style:name="P10" style:family="paragraph" style:parent-style-name="Standard">
      <style:text-properties officeooo:rsid="001aec8f" officeooo:paragraph-rsid="001aec8f"/>
    </style:style>
    <style:style style:name="P11" style:family="paragraph" style:parent-style-name="Standard">
      <style:paragraph-properties fo:text-align="start" style:justify-single-word="false"/>
      <style:text-properties officeooo:paragraph-rsid="0023133b"/>
    </style:style>
    <style:style style:name="P12" style:family="paragraph" style:parent-style-name="Standard">
      <style:paragraph-properties fo:text-align="start" style:justify-single-word="false"/>
      <style:text-properties officeooo:rsid="001c5a4c" officeooo:paragraph-rsid="001c5a4c"/>
    </style:style>
    <style:style style:name="P13" style:family="paragraph" style:parent-style-name="Standard">
      <style:paragraph-properties fo:text-align="start" style:justify-single-word="false"/>
      <style:text-properties officeooo:rsid="001c6f97" officeooo:paragraph-rsid="001c6f97"/>
    </style:style>
    <style:style style:name="P14" style:family="paragraph" style:parent-style-name="Standard">
      <style:paragraph-properties fo:text-align="start" style:justify-single-word="false"/>
      <style:text-properties officeooo:rsid="001c6f97" officeooo:paragraph-rsid="001c8929"/>
    </style:style>
    <style:style style:name="P15" style:family="paragraph" style:parent-style-name="Standard">
      <style:paragraph-properties fo:text-align="start" style:justify-single-word="false"/>
      <style:text-properties officeooo:rsid="001c8929" officeooo:paragraph-rsid="001c8929"/>
    </style:style>
    <style:style style:name="P16" style:family="paragraph" style:parent-style-name="Standard">
      <style:text-properties officeooo:rsid="001e49c2" officeooo:paragraph-rsid="001e49c2"/>
    </style:style>
    <style:style style:name="P17" style:family="paragraph" style:parent-style-name="Standard">
      <style:text-properties officeooo:rsid="001e49c2" officeooo:paragraph-rsid="001e49c2" fo:background-color="#ffff00"/>
    </style:style>
    <style:style style:name="P18" style:family="paragraph" style:parent-style-name="Standard">
      <style:text-properties officeooo:rsid="001e6fe9" officeooo:paragraph-rsid="001e6fe9" fo:background-color="#ffff00"/>
    </style:style>
    <style:style style:name="P19" style:family="paragraph" style:parent-style-name="Standard">
      <style:text-properties officeooo:rsid="001e6fe9" officeooo:paragraph-rsid="001e6fe9"/>
    </style:style>
    <style:style style:name="P20" style:family="paragraph" style:parent-style-name="Standard">
      <style:text-properties officeooo:rsid="001f67f8" officeooo:paragraph-rsid="001f67f8"/>
    </style:style>
    <style:style style:name="P21" style:family="paragraph" style:parent-style-name="Standard">
      <style:text-properties officeooo:rsid="001f67f8" officeooo:paragraph-rsid="001f78dc"/>
    </style:style>
    <style:style style:name="P22" style:family="paragraph" style:parent-style-name="Standard">
      <style:text-properties officeooo:rsid="001f67f8" officeooo:paragraph-rsid="002c65f3"/>
    </style:style>
    <style:style style:name="P23" style:family="paragraph" style:parent-style-name="Standard">
      <style:text-properties officeooo:rsid="001f78dc" officeooo:paragraph-rsid="001f78dc"/>
    </style:style>
    <style:style style:name="P24" style:family="paragraph" style:parent-style-name="Standard">
      <style:paragraph-properties fo:text-align="start" style:justify-single-word="false"/>
      <style:text-properties officeooo:rsid="001c5a4c" officeooo:paragraph-rsid="001c5a4c" fo:background-color="transparent"/>
    </style:style>
    <style:style style:name="P25" style:family="paragraph" style:parent-style-name="Standard">
      <style:paragraph-properties fo:text-align="start" style:justify-single-word="false"/>
      <style:text-properties officeooo:rsid="001c5a4c" officeooo:paragraph-rsid="002576db" fo:background-color="transparent"/>
    </style:style>
    <style:style style:name="P26" style:family="paragraph" style:parent-style-name="Standard">
      <style:paragraph-properties fo:text-align="start" style:justify-single-word="false"/>
      <style:text-properties officeooo:rsid="002157f3" officeooo:paragraph-rsid="002157f3" fo:background-color="transparent"/>
    </style:style>
    <style:style style:name="P27" style:family="paragraph" style:parent-style-name="Standard">
      <style:paragraph-properties fo:text-align="start" style:justify-single-word="false"/>
      <style:text-properties officeooo:rsid="002157f3" officeooo:paragraph-rsid="0023133b" fo:background-color="transparent"/>
    </style:style>
    <style:style style:name="P28" style:family="paragraph" style:parent-style-name="Standard">
      <style:paragraph-properties fo:text-align="start" style:justify-single-word="false"/>
      <style:text-properties officeooo:rsid="0023133b" officeooo:paragraph-rsid="0023133b" fo:background-color="transparent"/>
    </style:style>
    <style:style style:name="P29" style:family="paragraph" style:parent-style-name="Standard">
      <style:paragraph-properties fo:text-align="start" style:justify-single-word="false"/>
      <style:text-properties officeooo:rsid="0023133b" officeooo:paragraph-rsid="002576db" fo:background-color="transparent"/>
    </style:style>
    <style:style style:name="P30" style:family="paragraph" style:parent-style-name="Standard">
      <style:paragraph-properties fo:text-align="start" style:justify-single-word="false"/>
      <style:text-properties officeooo:rsid="002576db" officeooo:paragraph-rsid="002576db" fo:background-color="transparent"/>
    </style:style>
    <style:style style:name="P31" style:family="paragraph" style:parent-style-name="Standard">
      <style:text-properties officeooo:rsid="0026b7b4" officeooo:paragraph-rsid="0026b7b4"/>
    </style:style>
    <style:style style:name="P32" style:family="paragraph" style:parent-style-name="Standard">
      <style:text-properties officeooo:rsid="0027386e" officeooo:paragraph-rsid="0027386e"/>
    </style:style>
    <style:style style:name="P33" style:family="paragraph" style:parent-style-name="Standard">
      <style:paragraph-properties fo:text-align="start" style:justify-single-word="false"/>
      <style:text-properties officeooo:rsid="002157f3" officeooo:paragraph-rsid="0023133b" fo:background-color="#ffffff"/>
    </style:style>
    <style:style style:name="P34" style:family="paragraph" style:parent-style-name="Standard">
      <style:paragraph-properties fo:text-align="start" style:justify-single-word="false"/>
      <style:text-properties officeooo:rsid="002157f3" officeooo:paragraph-rsid="002157f3" fo:background-color="#ffffff"/>
    </style:style>
    <style:style style:name="P35" style:family="paragraph" style:parent-style-name="Standard">
      <style:paragraph-properties fo:text-align="start" style:justify-single-word="false"/>
      <style:text-properties officeooo:rsid="0023133b" officeooo:paragraph-rsid="0023133b" fo:background-color="#ffffff"/>
    </style:style>
    <style:style style:name="P36" style:family="paragraph" style:parent-style-name="Standard">
      <style:paragraph-properties fo:text-align="start" style:justify-single-word="false"/>
      <style:text-properties officeooo:rsid="002d7169" officeooo:paragraph-rsid="002d7169"/>
    </style:style>
    <style:style style:name="P37" style:family="paragraph" style:parent-style-name="Standard">
      <style:paragraph-properties fo:text-align="start" style:justify-single-word="false"/>
      <style:text-properties officeooo:rsid="002d7169" officeooo:paragraph-rsid="002e783e"/>
    </style:style>
    <style:style style:name="P38" style:family="paragraph" style:parent-style-name="Standard">
      <style:paragraph-properties fo:text-align="start" style:justify-single-word="false"/>
      <style:text-properties officeooo:rsid="002e783e" officeooo:paragraph-rsid="002e783e"/>
    </style:style>
    <style:style style:name="P39" style:family="paragraph" style:parent-style-name="Standard">
      <style:paragraph-properties fo:break-before="page"/>
      <style:text-properties officeooo:rsid="00186cbd" officeooo:paragraph-rsid="00186cbd"/>
    </style:style>
    <style:style style:name="P40" style:family="paragraph" style:parent-style-name="Standard">
      <style:paragraph-properties fo:break-before="page"/>
      <style:text-properties officeooo:rsid="001e49c2" officeooo:paragraph-rsid="001e49c2"/>
    </style:style>
    <style:style style:name="P41" style:family="paragraph" style:parent-style-name="Standard">
      <style:paragraph-properties fo:break-before="page"/>
      <style:text-properties officeooo:rsid="001f67f8" officeooo:paragraph-rsid="001f67f8"/>
    </style:style>
    <style:style style:name="P42" style:family="paragraph" style:parent-style-name="Standard">
      <style:paragraph-properties fo:break-before="page"/>
      <style:text-properties officeooo:rsid="0027386e" officeooo:paragraph-rsid="0027386e"/>
    </style:style>
    <style:style style:name="P43" style:family="paragraph" style:parent-style-name="Standard">
      <style:text-properties officeooo:rsid="001667d5" officeooo:paragraph-rsid="001667d5"/>
    </style:style>
    <style:style style:name="P44" style:family="paragraph" style:parent-style-name="Standard">
      <style:text-properties officeooo:rsid="00307816" officeooo:paragraph-rsid="00307816"/>
    </style:style>
    <style:style style:name="P45" style:family="paragraph" style:parent-style-name="Standard">
      <style:text-properties officeooo:rsid="0032bae0" officeooo:paragraph-rsid="0032bae0"/>
    </style:style>
    <style:style style:name="P46" style:family="paragraph" style:parent-style-name="Standard">
      <style:text-properties officeooo:rsid="00330cba" officeooo:paragraph-rsid="00330cba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67d5"/>
    </style:style>
    <style:style style:name="T2" style:family="text">
      <style:text-properties officeooo:rsid="001aec8f"/>
    </style:style>
    <style:style style:name="T3" style:family="text">
      <style:text-properties officeooo:rsid="001c5a4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c65f3" fo:background-color="#ffff00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23133b" fo:background-color="#ffffff" loext:char-shading-value="0"/>
    </style:style>
    <style:style style:name="T8" style:family="text">
      <style:text-properties officeooo:rsid="001f78dc"/>
    </style:style>
    <style:style style:name="T9" style:family="text">
      <style:text-properties officeooo:rsid="0023133b" fo:background-color="transparent" loext:char-shading-value="0"/>
    </style:style>
    <style:style style:name="T10" style:family="text">
      <style:text-properties officeooo:rsid="002a8073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2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2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2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3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3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3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4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4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4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4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4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4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4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4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5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5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5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5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5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5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5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5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5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5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6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6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6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6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6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6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6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6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6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6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7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71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72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73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74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75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76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77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78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79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80">
      <style:graphic-properties draw:stroke="none" svg:stroke-width="0.035cm" svg:stroke-color="#3465a4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Chute libre</text:p>
      <text:p text:style-name="P1">a)Physique</text:p>
      <text:p text:style-name="P1">-<text:span text:style-name="T1">Deuxième loi de Newton F=ma</text:span></text:p>
      <text:p text:style-name="P1">-<text:span text:style-name="T1">&gt;</text:span>Démontrer que <text:span text:style-name="T1">en chute libre </text:span>a=g</text:p>
      <text:p text:style-name="P1">b)Mathématique</text:p>
      <text:p text:style-name="P2">Dérivés, équations horaires, méthode d'Euler</text:p>
      <text:p text:style-name="P1">c)Algorithmique</text:p>
      <text:p text:style-name="P2">Décomposition de deux vecteurs pour avoir un mouvement vertical et un mouvement horizontal</text:p>
      <text:p text:style-name="P2">Sample de code, application</text:p>
      <text:p text:style-name="P1">II.Chute avec frottements</text:p>
      <text:p text:style-name="P1">a)Physique</text:p>
      <text:p text:style-name="P2">Poussée d'archimède</text:p>
      <text:p text:style-name="P2">Calcul du frottement </text:p>
      <text:p text:style-name="P1">b)Mathématique</text:p>
      <text:p text:style-name="P2">Nombres complexes, vecteurs </text:p>
      <text:p text:style-name="P1">c)Algorithme</text:p>
      <text:p text:style-name="P2">Vecteur directeur bidimentionel </text:p>
      <text:p text:style-name="P2">Somme de toutes les forces</text:p>
      <text:p text:style-name="P1">III.Chute avec rebond</text:p>
      <text:p text:style-name="P1">a)Physique</text:p>
      <text:p text:style-name="P2">Rebond, compression, ressort </text:p>
      <text:p text:style-name="P1">b)Mathématique</text:p>
      <text:p text:style-name="P2">Détection des collisions </text:p>
      <text:p text:style-name="P1">c)Algorithme</text:p>
      <text:p text:style-name="P2">Boites de collisions, détection rapide, modification de la vélocité </text:p>
      <text:p text:style-name="P2"/>
      <text:p text:style-name="P44"><draw:g text:anchor-type="as-char" svg:y="-1.247cm" draw:z-index="40" draw:style-name="gr4"><svg:title>TexMaths</svg:title><svg:desc>12§display§\left(\frac{\lim\limits_{n \to \infty}\sum\limits_{k=1}\limits^{n}\frac{1}{k^2}}{\pi^2}\right)^{-1} \in \mathbb{N}§svg§600§FALSE</svg:desc><draw:polygon draw:style-name="gr5" draw:text-style-name="P47" svg:width="4.198cm" svg:height="2.146cm" svg:x="0cm" svg:y="0.006cm" svg:viewBox="0 0 4199 2147" draw:points="2099,2147 0,2147 0,0 4199,0 4199,2147"><text:p/></draw:polygon><draw:path draw:style-name="gr6" draw:text-style-name="P48" svg:width="0.233cm" svg:height="0.763cm" svg:x="0.122cm" svg:y="0.132cm" svg:viewBox="0 0 234 764" svg:d="M35 764c9 0 12 0 12-6 1-296 36-542 183-748 4-4 4-5 4-5 0-5-4-5-10-5-7 0-8 0-9 1s-55 63-99 148c-55 111-90 238-106 393-2 13-10 101-10 200v17c0 5 2 5 12 5z"><text:p/></draw:path><draw:path draw:style-name="gr7" draw:text-style-name="P48" svg:width="0.047cm" svg:height="0.262cm" svg:x="0.122cm" svg:y="0.885cm" svg:viewBox="0 0 48 263" svg:d="M48 12c0-12 0-12-12-12h-24c-12 0-12 0-12 12v239c0 12 0 12 12 12h24c12 0 12 0 12-12z"><text:p/></draw:path><draw:path draw:style-name="gr8" draw:text-style-name="P48" svg:width="0.047cm" svg:height="0.262cm" svg:x="0.122cm" svg:y="1.138cm" svg:viewBox="0 0 48 263" svg:d="M48 12c0-12 0-12-12-12h-24c-12 0-12 0-12 12v239c0 12 0 12 12 12h24c12 0 12 0 12-12z"><text:p/></draw:path><draw:path draw:style-name="gr9" draw:text-style-name="P48" svg:width="0.233cm" svg:height="0.763cm" svg:x="0.122cm" svg:y="1.391cm" svg:viewBox="0 0 234 764" svg:d="M12 0c-10 0-12 0-12 5v17c0 257 47 409 59 450 29 94 77 194 147 280 6 8 8 10 10 11 1 0 1 1 8 1 6 0 10 0 10-5 0 0 0-1-2-5-142-195-184-430-185-748 0-6-3-6-12-6z"><text:p/></draw:path><draw:path draw:style-name="gr10" draw:text-style-name="P48" svg:width="0.094cm" svg:height="0.293cm" svg:x="0.581cm" svg:y="0.368cm" svg:viewBox="0 0 95 294" svg:d="M61 0l-61 5v13c30 0 34 2 34 24v219c0 20-5 20-34 20v13c14 0 37-1 48-1 10 0 31 1 47 1v-13c-29 0-34 0-34-20z"><text:p/></draw:path><draw:path draw:style-name="gr11" draw:text-style-name="P48" svg:width="0.09cm" svg:height="0.282cm" svg:x="0.698cm" svg:y="0.379cm" svg:viewBox="0 0 91 283" svg:d="M61 96l-60 5v13c29 0 33 2 33 23v114c0 19-5 19-34 19v13c13 0 37-1 47-1 15 0 30 1 44 1v-13c-27 0-30-3-30-18zM64 23c0-15-11-23-23-23-13 0-23 12-23 23s10 21 23 21c12 0 23-8 23-21z"><text:p/></draw:path><draw:path draw:style-name="gr12" draw:text-style-name="P48" svg:width="0.329cm" svg:height="0.186cm" svg:x="0.814cm" svg:y="0.47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7 1v-13c-22 0-32 0-32-12v-82c0-36 0-49-14-64-6-8-20-16-44-16-36 0-54 25-61 42-6-37-37-42-57-42-31 0-50 18-62 44v-44l-60 5v13c30 0 34 2 34 24z"><text:p/></draw:path><draw:path draw:style-name="gr13" draw:text-style-name="P48" svg:width="0.18cm" svg:height="0.133cm" svg:x="0.433cm" svg:y="0.78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4" draw:text-style-name="P48" svg:width="0.291cm" svg:height="0.156cm" svg:x="0.65cm" svg:y="0.761cm" svg:viewBox="0 0 292 157" svg:d="M250 85c-38 28-42 67-42 67 0 5 2 5 7 5s6 0 7-6c2-7 7-26 23-42 17-18 31-23 44-26 1-1 3-3 3-5s-2-4-6-5c-42-13-58-43-64-69-1-4-4-4-7-4-5 0-7 0-7 5 0 0 2 20 18 41 6 9 14 18 24 25h-238c-5 0-12 0-12 7s7 7 12 7z"><text:p/></draw:path><draw:path draw:style-name="gr15" draw:text-style-name="P48" svg:width="0.291cm" svg:height="0.133cm" svg:x="0.985cm" svg:y="0.783cm" svg:viewBox="0 0 292 134" svg:d="M149 49c-16-18-21-23-33-31-18-13-37-18-52-18-38 0-64 31-64 67 0 35 25 67 62 67 41 0 70-33 81-49 15 18 20 23 32 31 18 14 37 18 53 18 37 0 64-31 64-67 0-35-26-67-63-67-41 0-69 34-80 49zM158 61c12-19 38-50 74-50 31 0 51 27 51 56s-23 51-50 51c-28 0-47-23-75-57zM133 73c-11 19-37 51-73 51-31 0-52-28-52-57s23-50 51-50c27 0 47 23 74 56z"><text:p/></draw:path><draw:path draw:style-name="gr16" draw:text-style-name="P48" svg:width="0.18cm" svg:height="0.133cm" svg:x="1.588cm" svg:y="0.132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" draw:text-style-name="P48" svg:width="0.397cm" svg:height="0.421cm" svg:x="1.479cm" svg:y="0.344cm" svg:viewBox="0 0 398 422" svg:d="M155 225l-150 186c-4 4-5 5-5 8s5 3 12 3h350l36-104h-9c-11 31-40 57-76 69-6 3-36 12-98 12h-179l146-181c3-3 4-5 4-7 0-1 0-2-2-6l-138-188h168c48 0 145 3 175 81h9l-36-98h-350c-12 0-12 0-12 13z"><text:p/></draw:path><draw:path draw:style-name="gr18" draw:text-style-name="P48" svg:width="0.145cm" svg:height="0.208cm" svg:x="1.393cm" svg:y="0.837cm" svg:viewBox="0 0 146 209" svg:d="M71 8c0 0 1-3 1-4 0-2-1-4-5-4-6 0-30 2-38 2-3 2-6 2-6 8 0 4 3 4 7 4 14 0 14 2 14 4s0 5-1 7l-42 168c-1 5-1 6-1 6 0 5 4 10 10 10 8 0 12-6 14-12 0-2 13-54 14-58 22 3 39 9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4 26z"><text:p/></draw:path><draw:path draw:style-name="gr19" draw:text-style-name="P48" svg:width="0.217cm" svg:height="0.079cm" svg:x="1.577cm" svg:y="0.928cm" svg:viewBox="0 0 218 80" svg:d="M208 14c3 0 10 0 10-7s-7-7-10-7h-197c-4 0-11 0-11 7s7 7 11 7zM208 80c3 0 10 0 10-7s-7-7-10-7h-197c-4 0-11 0-11 7s7 7 11 7z"><text:p/></draw:path><draw:path draw:style-name="gr20" draw:text-style-name="P48" svg:width="0.108cm" svg:height="0.196cm" svg:x="1.847cm" svg:y="0.845cm" svg:viewBox="0 0 109 197" svg:d="M67 8c0-8 0-8-8-8-19 19-47 19-59 19v11c7 0 26 0 43-8v151c0 9 0 13-30 13h-11v11c5 0 42-2 53-2 10 0 47 2 54 2v-11h-12c-30 0-30-4-30-13z"><text:p/></draw:path><draw:path draw:style-name="gr21" draw:text-style-name="P48" svg:width="0.108cm" svg:height="0.196cm" svg:x="2.229cm" svg:y="0.299cm" svg:viewBox="0 0 109 197" svg:d="M67 8c0-8 0-8-8-8-19 19-47 19-59 19v11c7 0 26 0 43-8v151c0 9 0 13-30 13h-11v11c5 0 42-2 53-2 10 0 47 2 54 2v-11h-12c-30 0-30-4-30-13z"><text:p/></draw:path><draw:polygon draw:style-name="gr22" draw:text-style-name="P48" svg:width="0.352cm" svg:height="0.017cm" svg:x="2.105cm" svg:y="0.547cm" svg:viewBox="0 0 353 18" draw:points="176,18 0,18 0,0 353,0 353,18"><text:p/></draw:polygon><draw:path draw:style-name="gr23" draw:text-style-name="P48" svg:width="0.145cm" svg:height="0.208cm" svg:x="2.128cm" svg:y="0.601cm" svg:viewBox="0 0 146 209" svg:d="M71 8c0 0 1-3 1-4 0-2-1-4-5-4-6 0-30 2-38 2-3 2-6 2-6 8 0 4 3 4 7 4 14 0 14 2 14 4s0 5-1 7l-42 168c-1 5-1 6-1 6 0 5 4 10 10 10 8 0 12-6 14-12 0-2 13-54 14-58 22 3 39 9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4 26z"><text:p/></draw:path><draw:path draw:style-name="gr24" draw:text-style-name="P48" svg:width="0.106cm" svg:height="0.141cm" svg:x="2.31cm" svg:y="0.582cm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olygon draw:style-name="gr25" draw:text-style-name="P48" svg:width="2.087cm" svg:height="0.017cm" svg:x="0.42cm" svg:y="1.134cm" svg:viewBox="0 0 2088 18" draw:points="1044,18 0,18 0,0 2088,0 2088,18"><text:p/></draw:polygon><draw:path draw:style-name="gr26" draw:text-style-name="P48" svg:width="0.228cm" svg:height="0.186cm" svg:x="1.253cm" svg:y="1.355cm" svg:viewBox="0 0 229 187" svg:d="M101 25h48c-15 63-18 81-18 109 0 6 0 18 3 33 5 18 9 20 16 20 8 0 17-7 17-16 0-2 0-3-3-9-12-30-12-58-12-70 0-22 3-45 8-67h48c6 0 21 0 21-15 0-10-9-10-17-10h-142c-9 0-26 0-44 20-15 16-26 36-26 38 0 1 0 4 5 4 3 0 5-1 7-4 20-33 46-33 54-33h24c-13 51-36 102-54 140-4 8-4 8-4 11 0 9 8 11 12 11 14 0 17-12 22-28 6-19 6-20 11-40z"><text:p/></draw:path><draw:path draw:style-name="gr27" draw:text-style-name="P48" svg:width="0.131cm" svg:height="0.196cm" svg:x="1.515cm" svg:y="1.22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28" draw:text-style-name="P48" svg:width="0.233cm" svg:height="0.763cm" svg:x="2.571cm" svg:y="0.132cm" svg:viewBox="0 0 234 764" svg:d="M234 742c0-258-47-409-60-451-29-94-76-193-146-279-6-8-9-11-10-11-1-1-1-1-8-1-6 0-10 0-10 5 0 0 0 1 6 8 148 205 180 459 180 745 0 6 4 6 12 6h24c8 0 11 0 12-5z"><text:p/></draw:path><draw:path draw:style-name="gr29" draw:text-style-name="P48" svg:width="0.047cm" svg:height="0.262cm" svg:x="2.757cm" svg:y="0.885cm" svg:viewBox="0 0 48 263" svg:d="M48 12c0-12 0-12-12-12h-24c-12 0-12 0-12 12v239c0 12 0 12 12 12h24c12 0 12 0 12-12z"><text:p/></draw:path><draw:path draw:style-name="gr30" draw:text-style-name="P48" svg:width="0.047cm" svg:height="0.262cm" svg:x="2.757cm" svg:y="1.138cm" svg:viewBox="0 0 48 263" svg:d="M48 12c0-12 0-12-12-12h-24c-12 0-12 0-12 12v239c0 12 0 12 12 12h24c12 0 12 0 12-12z"><text:p/></draw:path><draw:path draw:style-name="gr31" draw:text-style-name="P48" svg:width="0.233cm" svg:height="0.763cm" svg:x="2.571cm" svg:y="1.391cm" svg:viewBox="0 0 234 764" svg:d="M234 5c-1-5-4-5-12-5h-24c-8 0-12 0-12 6 0 43 0 144-11 249-23 219-79 370-173 499-2 4-2 5-2 5 0 5 4 5 10 5 7 0 7 0 8-1 2-1 55-63 98-148 57-111 92-240 107-393 1-13 11-101 11-200z"><text:p/></draw:path><draw:path draw:style-name="gr32" draw:text-style-name="P48" svg:width="0.199cm" svg:height="0.015cm" svg:x="2.958cm" svg:y="0.114cm" svg:viewBox="0 0 200 16" svg:d="M188 16c5 0 12 0 12-8s-6-8-12-8h-176c-5 0-12 0-12 7 0 9 7 9 12 9z"><text:p/></draw:path><draw:path draw:style-name="gr33" draw:text-style-name="P48" svg:width="0.108cm" svg:height="0.196cm" svg:x="3.221cm" svg:y="0cm" svg:viewBox="0 0 109 197" svg:d="M67 8c0-8 0-8-8-8-19 19-47 19-59 19v11c7 0 26 0 43-8v151c0 9 0 13-30 13h-11v11c5 0 42-2 53-2 10 0 47 2 54 2v-11h-12c-30 0-30-4-30-13z"><text:p/></draw:path><draw:path draw:style-name="gr34" draw:text-style-name="P48" svg:width="0.211cm" svg:height="0.245cm" svg:x="3.532cm" svg:y="1.02cm" svg:viewBox="0 0 212 246" svg:d="M197 131c7 0 15 0 15-9 0-8-8-8-15-8h-180c6-56 54-97 114-97h66c7 0 15 0 15-9 0-8-8-8-15-8h-67c-72 0-130 55-130 122 0 69 58 124 130 124h67c7 0 15 0 15-9 0-8-8-8-15-8h-66c-60 0-108-41-114-98z"><text:p/></draw:path><draw:path draw:style-name="gr35" draw:text-style-name="P48" svg:width="0.286cm" svg:height="0.296cm" svg:x="3.905cm" svg:y="0.96cm" svg:viewBox="0 0 287 297" svg:d="M37 38v207c0 22-3 30-25 30-5 0-12 1-12 7 0 8 7 8 14 8h66c8 0 14 0 14-8 0-6-6-7-12-7-24 0-27-9-27-32v-193l183 241c3 5 6 6 8 6 7 0 7-6 7-13v-240c0-22 5-28 24-30 3 0 10 0 10-7s-6-7-15-7h-61c-8 0-14 0-14 7s7 7 12 7c24 2 27 10 27 32v133l-128-173c-5-6-6-6-16-6h-73c-7 0-14 0-14 7s7 7 9 7c11 2 20 9 23 14 0 3 0 4 0 10zM239 269l-184-244c-5-5-5-6-9-11h50l143 193z"><text:p/></draw:path></draw:g></text:p>
      <text:p text:style-name="P44"/>
      <text:p text:style-name="P45"><draw:g text:anchor-type="as-char" svg:y="-0.653cm" draw:z-index="41" draw:style-name="gr4"><svg:title>TexMaths</svg:title><svg:desc>12§display§\sum\limits^{\infty}\limits_{k=1}\frac{1}{k^2}§svg§600§FALSE</svg:desc><draw:polygon draw:style-name="gr36" draw:text-style-name="P47" svg:width="1.158cm" svg:height="1.163cm" svg:x="0cm" svg:y="0.004cm" svg:viewBox="0 0 1159 1164" draw:points="579,1164 0,1164 0,0 1159,0 1159,1164"><text:p/></draw:polygon><draw:path draw:style-name="gr37" draw:text-style-name="P48" svg:width="0.291cm" svg:height="0.134cm" svg:x="0.161cm" svg:y="0cm" svg:viewBox="0 0 292 135" svg:d="M149 49c-16-18-20-23-32-31-19-13-38-18-53-18-38 0-64 31-64 67 0 35 25 68 62 68 41 0 70-34 81-50 16 18 20 23 32 32 18 13 38 18 53 18 37 0 64-32 64-68 0-35-25-67-63-67-40 0-69 34-80 49zM159 61c12-19 37-50 73-50 31 0 51 27 51 56s-22 51-50 51-47-23-74-57zM133 73c-10 19-37 51-73 51-31 0-52-28-52-57s23-50 51-50c27 0 47 23 74 56z"><text:p/></draw:path><draw:path draw:style-name="gr38" draw:text-style-name="P48" svg:width="0.562cm" svg:height="0.591cm" svg:x="0.025cm" svg:y="0.257cm" svg:viewBox="0 0 563 592" svg:d="M512 592l51-136h-10c-17 45-62 74-111 86-8 2-49 13-131 13h-256l216-252c3-4 4-5 4-6 0-2 0-3-4-8l-197-269h232c58 0 96 6 100 8 23 2 59 9 92 31 11 7 40 25 55 60h10l-51-119h-500c-10 0-11 0-12 2 0 3 0 10 0 15l223 306-218 257c-5 5-5 7-5 7 0 5 5 5 12 5z"><text:p/></draw:path><draw:path draw:style-name="gr39" draw:text-style-name="P48" svg:width="0.146cm" svg:height="0.208cm" svg:x="0.022cm" svg:y="0.96cm" svg:viewBox="0 0 147 209" svg:d="M71 8c0 0 1-3 1-4 0-2-1-4-5-4-6 0-30 2-38 2-3 2-6 2-6 8 0 4 3 4 7 4 14 0 14 2 14 4s0 5-1 7l-42 168c-1 5-1 6-1 6 0 5 4 10 10 10 8 0 12-6 14-12 0-1 13-54 14-58 22 3 39 9 39 24 0 2 0 4-1 6-2 5-2 6-2 10 0 20 18 30 33 30 29 0 37-44 37-46 0-3-3-3-5-3-3 0-4 1-6 7-3 13-12 34-26 34-7 0-10-8-10-16 0-5 0-5 1-13 0 0 2-6 2-9 0-26-35-31-48-32 8-5 20-14 25-19 14-15 30-28 47-28 3 0 7 0 9 4-13 1-15 12-15 16 0 7 5 11 12 11 8 0 17-7 17-19 0-10-8-20-23-20-17 0-33 12-48 25-12 12-22 22-35 26z"><text:p/></draw:path><draw:path draw:style-name="gr40" draw:text-style-name="P48" svg:width="0.218cm" svg:height="0.079cm" svg:x="0.207cm" svg:y="1.052cm" svg:viewBox="0 0 219 80" svg:d="M208 14c3 0 11 0 11-7s-8-7-11-7h-197c-4 0-11 0-11 7s7 7 11 7zM208 80c3 0 11 0 11-7s-8-7-11-7h-197c-4 0-11 0-11 7s7 7 11 7z"><text:p/></draw:path><draw:path draw:style-name="gr41" draw:text-style-name="P48" svg:width="0.108cm" svg:height="0.196cm" svg:x="0.477cm" svg:y="0.969cm" svg:viewBox="0 0 109 197" svg:d="M67 8c0-8 0-8-8-8-19 19-47 19-59 19v11c7 0 26 0 43-8v151c0 10 0 13-30 13h-11v11c5 0 42-1 53-1 10 0 47 1 54 1v-11h-12c-30 0-30-3-30-13z"><text:p/></draw:path><draw:path draw:style-name="gr42" draw:text-style-name="P48" svg:width="0.14cm" svg:height="0.281cm" svg:x="0.878cm" svg:y="0.092cm" svg:viewBox="0 0 141 282" svg:d="M88 11c0-10 0-11-10-11-26 28-65 28-78 28v13c8 0 34 0 55-12v220c0 15-1 20-39 20h-14v13c16-1 52-1 70-1 17 0 54 0 69 1v-13h-14c-38 0-39-5-39-20z"><text:p/></draw:path><draw:polygon draw:style-name="gr43" draw:text-style-name="P48" svg:width="0.423cm" svg:height="0.017cm" svg:x="0.735cm" svg:y="0.543cm" svg:viewBox="0 0 424 18" draw:points="211,18 0,18 0,0 424,0 424,18"><text:p/></draw:polygon><draw:path draw:style-name="gr44" draw:text-style-name="P48" svg:width="0.191cm" svg:height="0.298cm" svg:x="0.758cm" svg:y="0.654cm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8 0-13-4-13-20 0-7 1-17 2-23 3-7 3-9 3-13 0-28-27-40-64-44 13-9 27-22 37-32 21-22 40-40 60-40 4 0 4 0 5 0 5 1 5 1 8 3 2 0 2 1 2 1-20 2-24 18-24 23 0 7 4 16 16 16 11 0 23-10 23-27 0-12-9-26-29-26-12 0-31 3-61 37-14 16-31 34-48 40z"><text:p/></draw:path><draw:path draw:style-name="gr45" draw:text-style-name="P48" svg:width="0.131cm" svg:height="0.196cm" svg:x="0.986cm" svg:y="0.63cm" svg:viewBox="0 0 132 197" svg:d="M132 143h-11c0 7-3 24-7 28-2 1-25 1-30 1h-54c31-28 41-36 59-49 23-19 43-37 43-65 0-36-32-58-70-58-37 0-62 26-62 53 0 15 13 17 16 17 7 0 15-5 15-16 0-5-1-16-17-16 9-21 29-27 44-27 30 0 45 23 45 47 0 26-19 46-29 57l-72 71c-2 3-2 3-2 11h123z"><text:p/></draw:path></draw:g></text:p>
      <text:p text:style-name="P45"/>
      <text:p text:style-name="P45"><draw:g text:anchor-type="as-char" svg:y="-0.564cm" draw:z-index="42" draw:style-name="gr4"><svg:title>TexMaths</svg:title><svg:desc>12§display§f(x)=f(x-1)+\frac{1}{x^2}§svg§600§FALSE</svg:desc><draw:polygon draw:style-name="gr46" draw:text-style-name="P47" svg:width="3.917cm" svg:height="0.846cm" svg:x="0cm" svg:y="0.01cm" svg:viewBox="0 0 3918 847" draw:points="1958,847 0,847 0,0 3918,0 3918,847"><text:p/></draw:polygon><draw:path draw:style-name="gr47" draw:text-style-name="P48" svg:width="0.21cm" svg:height="0.384cm" svg:x="0.023cm" svg:y="0.268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48" draw:text-style-name="P48" svg:width="0.099cm" svg:height="0.421cm" svg:x="0.293cm" svg:y="0.25cm" svg:viewBox="0 0 100 422" svg:d="M100 419c0-2 0-3-9-10-53-53-66-133-66-198 0-73 16-146 69-199 6-6 6-6 6-7 0-4-3-5-5-5-5 0-43 29-69 83-21 47-26 93-26 128 0 34 5 84 28 132 26 53 62 79 67 79 2 0 5-1 5-3z"><text:p/></draw:path><draw:path draw:style-name="gr49" draw:text-style-name="P48" svg:width="0.21cm" svg:height="0.191cm" svg:x="0.427cm" svg:y="0.379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" draw:text-style-name="P48" svg:width="0.099cm" svg:height="0.421cm" svg:x="0.679cm" svg:y="0.25cm" svg:viewBox="0 0 100 422" svg:d="M100 211c0-32-5-84-29-132-25-51-63-79-66-79-4 0-5 1-5 5 0 1 0 1 8 9 42 42 66 110 66 197 0 73-15 148-68 200-6 5-6 6-6 8s1 3 5 3c3 0 42-29 67-81 22-47 28-94 28-130z"><text:p/></draw:path><draw:path draw:style-name="gr51" draw:text-style-name="P48" svg:width="0.281cm" svg:height="0.099cm" svg:x="0.959cm" svg:y="0.41cm" svg:viewBox="0 0 282 100" svg:d="M268 17c6 0 14 0 14-9 0-8-8-8-14-8h-254c-6 0-14 0-14 8 0 9 8 9 14 9zM268 100c6 0 14 0 14-9 0-8-8-8-14-8h-254c-6 0-14 0-14 8 0 9 8 9 14 9z"><text:p/></draw:path><draw:path draw:style-name="gr52" draw:text-style-name="P48" svg:width="0.21cm" svg:height="0.384cm" svg:x="1.401cm" svg:y="0.268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53" draw:text-style-name="P48" svg:width="0.099cm" svg:height="0.421cm" svg:x="1.671cm" svg:y="0.25cm" svg:viewBox="0 0 100 422" svg:d="M100 419c0-2 0-3-9-10-53-53-66-133-66-198 0-73 16-146 69-199 6-6 6-6 6-7 0-4-3-5-5-5-5 0-43 29-69 83-21 47-26 93-26 128 0 34 5 84 28 132 26 53 62 79 67 79 2 0 5-1 5-3z"><text:p/></draw:path><draw:path draw:style-name="gr54" draw:text-style-name="P48" svg:width="0.21cm" svg:height="0.191cm" svg:x="1.806cm" svg:y="0.379cm" svg:viewBox="0 0 211 192" svg:d="M130 60c2-12 12-50 42-50 2 0 12 0 20 4-11 3-20 14-20 23 0 7 4 16 16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55" draw:text-style-name="P48" svg:width="0.258cm" svg:height="0.017cm" svg:x="2.162cm" svg:y="0.453cm" svg:viewBox="0 0 259 18" svg:d="M244 18c7 0 15 0 15-8 0-10-8-10-15-10h-230c-7 0-14 0-14 10 0 8 7 8 14 8z"><text:p/></draw:path><draw:path draw:style-name="gr56" draw:text-style-name="P48" svg:width="0.139cm" svg:height="0.281cm" svg:x="2.586cm" svg:y="0.284cm" svg:viewBox="0 0 140 282" svg:d="M88 11c0-10 0-11-10-11-26 28-65 28-78 28v13c8 0 34 0 55-12v219c0 16-1 21-39 21h-14v13c16-1 52-1 70-1 17 0 54 0 68 1v-13h-13c-38 0-39-5-39-21z"><text:p/></draw:path><draw:path draw:style-name="gr57" draw:text-style-name="P48" svg:width="0.099cm" svg:height="0.421cm" svg:x="2.781cm" svg:y="0.25cm" svg:viewBox="0 0 100 422" svg:d="M100 211c0-32-5-84-29-132-25-51-63-79-66-79-4 0-5 1-5 5 0 1 0 1 8 9 42 42 66 110 66 197 0 73-15 148-68 200-6 5-6 6-6 8s1 3 5 3c3 0 42-29 67-81 22-47 28-94 28-130z"><text:p/></draw:path><draw:path draw:style-name="gr58" draw:text-style-name="P48" svg:width="0.281cm" svg:height="0.281cm" svg:x="3.038cm" svg:y="0.32cm" svg:viewBox="0 0 282 282" svg:d="M150 150h118c6 0 14 0 14-8 0-10-8-10-14-10h-118v-118c0-6 0-14-8-14-9 0-10 8-10 14v118h-118c-6 0-14 0-14 10 0 8 8 8 14 8h118v117c0 6 0 15 10 15 8 0 8-9 8-15z"><text:p/></draw:path><draw:path draw:style-name="gr59" draw:text-style-name="P48" svg:width="0.139cm" svg:height="0.281cm" svg:x="3.633cm" svg:y="0cm" svg:viewBox="0 0 140 282" svg:d="M88 11c0-10 0-11-10-11-26 28-65 28-78 28v13c8 0 34 0 55-12v219c0 16-1 21-39 21h-14v13c16-1 52-1 70-1 17 0 54 0 68 1v-13h-13c-38 0-39-5-39-21z"><text:p/></draw:path><draw:polygon draw:style-name="gr60" draw:text-style-name="P48" svg:width="0.431cm" svg:height="0.017cm" svg:x="3.486cm" svg:y="0.453cm" svg:viewBox="0 0 432 18" draw:points="216,18 0,18 0,0 432,0 432,18"><text:p/></draw:polygon><draw:path draw:style-name="gr61" draw:text-style-name="P48" svg:width="0.21cm" svg:height="0.191cm" svg:x="3.499cm" svg:y="0.669c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62" draw:text-style-name="P48" svg:width="0.131cm" svg:height="0.196cm" svg:x="3.745cm" svg:y="0.53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45"/>
      <text:p text:style-name="P45"><draw:g text:anchor-type="as-char" svg:y="-0.563cm" draw:z-index="43" draw:style-name="gr4"><svg:title>TexMaths</svg:title><svg:desc>12§display§= f(x-2) + \frac{1}{(x-1)^2} + \frac{1}{x^2}§svg§600§FALSE</svg:desc><draw:polygon draw:style-name="gr63" draw:text-style-name="P47" svg:width="5.081cm" svg:height="0.951cm" svg:x="0cm" svg:y="0.01cm" svg:viewBox="0 0 5082 952" draw:points="2541,952 0,952 0,0 5082,0 5082,952"><text:p/></draw:polygon><draw:path draw:style-name="gr64" draw:text-style-name="P48" svg:width="0.281cm" svg:height="0.099cm" svg:x="0.024cm" svg:y="0.411cm" svg:viewBox="0 0 282 100" svg:d="M268 17c6 0 14 0 14-9 0-8-8-8-14-8h-254c-6 0-14 0-14 8 0 9 8 9 14 9zM268 100c6 0 14 0 14-9 0-8-8-8-14-8h-254c-6 0-14 0-14 8 0 9 8 9 14 9z"><text:p/></draw:path><draw:path draw:style-name="gr65" draw:text-style-name="P48" svg:width="0.21cm" svg:height="0.384cm" svg:x="0.467cm" svg:y="0.269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ath draw:style-name="gr66" draw:text-style-name="P48" svg:width="0.099cm" svg:height="0.422cm" svg:x="0.737cm" svg:y="0.249cm" svg:viewBox="0 0 100 423" svg:d="M100 419c0-1 0-2-9-10-53-52-66-133-66-198 0-73 16-146 69-199 6-6 6-6 6-7 0-4-3-5-5-5-5 0-43 29-69 83-21 47-26 93-26 128 0 34 5 84 28 132 26 53 62 80 67 80 2 0 5-2 5-4z"><text:p/></draw:path><draw:path draw:style-name="gr67" draw:text-style-name="P48" svg:width="0.21cm" svg:height="0.191cm" svg:x="0.871cm" svg:y="0.379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68" draw:text-style-name="P48" svg:width="0.258cm" svg:height="0.017cm" svg:x="1.227cm" svg:y="0.452cm" svg:viewBox="0 0 259 18" svg:d="M244 18c7 0 15 0 15-8 0-10-8-10-15-10h-230c-7 0-14 0-14 10 0 8 7 8 14 8z"><text:p/></draw:path><draw:path draw:style-name="gr69" draw:text-style-name="P48" svg:width="0.168cm" svg:height="0.281cm" svg:x="1.634cm" svg:y="0.285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70" draw:text-style-name="P48" svg:width="0.099cm" svg:height="0.422cm" svg:x="1.847cm" svg:y="0.249cm" svg:viewBox="0 0 100 423" svg:d="M100 211c0-32-5-84-29-132-25-51-63-79-66-79-4 0-5 1-5 5 0 1 0 1 8 9 42 42 66 110 66 197 0 74-15 148-68 201-6 5-6 6-6 7 0 2 1 4 5 4 3 0 42-29 67-82 22-47 28-94 28-130z"><text:p/></draw:path><draw:path draw:style-name="gr71" draw:text-style-name="P48" svg:width="0.281cm" svg:height="0.281cm" svg:x="2.103cm" svg:y="0.321cm" svg:viewBox="0 0 282 282" svg:d="M150 150h118c6 0 14 0 14-8 0-10-8-10-14-10h-118v-118c0-6 0-14-8-14-10 0-10 8-10 14v118h-118c-6 0-14 0-14 10 0 8 8 8 14 8h118v118c0 6 0 14 10 14 8 0 8-8 8-14z"><text:p/></draw:path><draw:path draw:style-name="gr72" draw:text-style-name="P48" svg:width="0.139cm" svg:height="0.281cm" svg:x="3.225cm" svg:y="0cm" svg:viewBox="0 0 140 282" svg:d="M88 11c0-10 0-11-10-11-26 28-65 28-78 28v13c8 0 34 0 55-12v219c0 16-1 21-39 21h-14v13c16-1 52-1 70-1 17 0 54 0 68 1v-13h-13c-38 0-39-5-39-21z"><text:p/></draw:path><draw:polygon draw:style-name="gr73" draw:text-style-name="P48" svg:width="1.484cm" svg:height="0.017cm" svg:x="2.551cm" svg:y="0.452cm" svg:viewBox="0 0 1485 18" draw:points="743,18 0,18 0,0 1485,0 1485,18"><text:p/></draw:polygon><draw:path draw:style-name="gr74" draw:text-style-name="P48" svg:width="0.099cm" svg:height="0.422cm" svg:x="2.593cm" svg:y="0.539cm" svg:viewBox="0 0 100 423" svg:d="M100 419c0-1 0-2-9-10-53-52-66-133-66-198 0-73 16-146 69-199 6-6 6-6 6-7 0-4-3-5-5-5-5 0-43 29-69 83-21 47-26 93-26 128 0 34 5 84 28 132 26 53 62 80 67 80 2 0 5-2 5-4z"><text:p/></draw:path><draw:path draw:style-name="gr75" draw:text-style-name="P48" svg:width="0.21cm" svg:height="0.191cm" svg:x="2.726cm" svg:y="0.669cm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76" draw:text-style-name="P48" svg:width="0.258cm" svg:height="0.017cm" svg:x="3.084cm" svg:y="0.742cm" svg:viewBox="0 0 259 18" svg:d="M244 18c7 0 15 0 15-8 0-10-8-10-15-10h-230c-7 0-14 0-14 10 0 8 7 8 14 8z"><text:p/></draw:path><draw:path draw:style-name="gr77" draw:text-style-name="P48" svg:width="0.139cm" svg:height="0.281cm" svg:x="3.506cm" svg:y="0.573cm" svg:viewBox="0 0 140 282" svg:d="M88 11c0-10 0-11-10-11-26 28-65 28-78 28v13c8 0 34 0 55-12v219c0 16-1 21-39 21h-14v13c16-1 52-1 70-1 17 0 54 0 68 1v-13h-13c-38 0-39-5-39-21z"><text:p/></draw:path><draw:path draw:style-name="gr78" draw:text-style-name="P48" svg:width="0.099cm" svg:height="0.422cm" svg:x="3.703cm" svg:y="0.539cm" svg:viewBox="0 0 100 423" svg:d="M100 211c0-32-5-84-29-132-25-51-63-79-66-79-4 0-5 1-5 5 0 1 0 1 8 9 42 42 66 110 66 197 0 74-15 148-68 201-6 5-6 6-6 7 0 2 1 4 5 4 3 0 42-29 67-82 22-47 28-94 28-130z"><text:p/></draw:path><draw:path draw:style-name="gr79" draw:text-style-name="P48" svg:width="0.131cm" svg:height="0.196cm" svg:x="3.861cm" svg:y="0.538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0" draw:text-style-name="P48" svg:width="0.281cm" svg:height="0.281cm" svg:x="4.203cm" svg:y="0.321cm" svg:viewBox="0 0 282 282" svg:d="M150 150h118c6 0 14 0 14-8 0-10-8-10-14-10h-118v-118c0-6 0-14-8-14-9 0-10 8-10 14v118h-118c-6 0-14 0-14 10 0 8 8 8 14 8h118v118c0 6 0 14 10 14 8 0 8-8 8-14z"><text:p/></draw:path><draw:path draw:style-name="gr81" draw:text-style-name="P48" svg:width="0.139cm" svg:height="0.281cm" svg:x="4.798cm" svg:y="0cm" svg:viewBox="0 0 140 282" svg:d="M88 11c0-10 0-11-10-11-26 28-65 28-78 28v13c8 0 34 0 55-12v219c0 16-1 21-39 21h-14v13c16-1 52-1 70-1 17 0 54 0 68 1v-13h-13c-38 0-39-5-39-21z"><text:p/></draw:path><draw:polygon draw:style-name="gr82" draw:text-style-name="P48" svg:width="0.431cm" svg:height="0.017cm" svg:x="4.651cm" svg:y="0.452cm" svg:viewBox="0 0 432 18" draw:points="216,18 0,18 0,0 432,0 432,18"><text:p/></draw:polygon><draw:path draw:style-name="gr83" draw:text-style-name="P48" svg:width="0.21cm" svg:height="0.191cm" svg:x="4.663cm" svg:y="0.669c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84" draw:text-style-name="P48" svg:width="0.131cm" svg:height="0.196cm" svg:x="4.91cm" svg:y="0.538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46">1/1+1/4+1/9+1/16</text:p>
      <text:p text:style-name="P46">1+0.8+0.6 = 2.4</text:p>
      <text:p text:style-name="P45"/>
      <text:p text:style-name="P45"/>
      <text:p text:style-name="P45"/>
      <text:p text:style-name="P45"/>
      <text:p text:style-name="P39">I.Chute libre</text:p>
      <text:p text:style-name="P4"/>
      <text:p text:style-name="P4">a.Physique</text:p>
      <text:p text:style-name="P4"/>
      <text:p text:style-name="P10">On considère un objet ponctuel. </text:p>
      <text:p text:style-name="P4"/>
      <text:p text:style-name="P5">D'après la deuxième loi de Newton, on peux poser l'équation suivante :</text:p>
      <text:p text:style-name="P6"><draw:g text:anchor-type="as-char" svg:y="-0.443cm" draw:z-index="0" draw:style-name="gr1"><svg:title>TexMaths</svg:title><svg:desc>12§display§\sum{\vec{F}}=m\vec{a}§svg§600§FALSE</svg:desc><draw:polygon draw:style-name="gr2" draw:text-style-name="P47" svg:width="2.188cm" svg:height="0.673cm" svg:x="0cm" svg:y="0cm" svg:viewBox="0 0 2189 674" draw:points="1095,674 0,674 0,0 2189,0 2189,674"><text:p/></draw:polygon><draw:path draw:style-name="gr3" draw:text-style-name="P48" svg:width="0.562cm" svg:height="0.591cm" svg:x="0.024cm" svg:y="0.041cm" svg:viewBox="0 0 563 592" svg:d="M511 592l52-136h-11c-17 45-61 74-110 86-9 2-50 13-131 13h-256l216-252c3-4 4-5 4-6s0-3-4-7l-197-270h232c58 0 96 6 100 8 22 2 58 9 92 31 11 7 40 25 54 60h11l-52-119h-499c-10 0-11 0-12 2 0 3 0 10 0 15l223 306-218 257c-5 5-5 7-5 7 0 5 5 5 12 5z"><text:p/></draw:path><draw:path draw:style-name="gr3" draw:text-style-name="P48" svg:width="0.187cm" svg:height="0.084cm" svg:x="0.819cm" svg:y="0.0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3cm" svg:height="0.287cm" svg:x="0.696cm" svg:y="0.156cm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48" svg:width="0.281cm" svg:height="0.099cm" svg:x="1.15cm" svg:y="0.288cm" svg:viewBox="0 0 282 100" svg:d="M268 17c6 0 14 0 14-9 0-8-8-8-14-8h-254c-6 0-14 0-14 8 0 9 8 9 14 9zM268 100c6 0 14 0 14-9 0-8-8-8-14-8h-254c-6 0-14 0-14 8 0 9 8 9 14 9z"><text:p/></draw:path><draw:path draw:style-name="gr3" draw:text-style-name="P48" svg:width="0.346cm" svg:height="0.191cm" svg:x="1.583cm" svg:y="0.257cm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187cm" svg:height="0.084cm" svg:x="1.99cm" svg:y="0.14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1.956cm" svg:y="0.257cm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/draw:g></text:p>
      <text:p text:style-name="P6"/>
      <text:p text:style-name="P37"><draw:g text:anchor-type="as-char" svg:y="-0.654cm" draw:z-index="39" draw:style-name="gr1"><svg:title>TexMaths</svg:title><svg:desc>12§display§\lim\limits_{n \to 5}\sum\limits_{i=0}\limits^{n}i§svg§600§FALSE</svg:desc><draw:polygon draw:style-name="gr2" draw:text-style-name="P47" svg:width="1.607cm" svg:height="1.153cm" svg:x="0cm" svg:y="0.005cm" svg:viewBox="0 0 1608 1154" draw:points="804,1154 0,1154 0,0 1608,0 1608,1154"><text:p/></draw:polygon><draw:path draw:style-name="gr3" draw:text-style-name="P48" svg:width="0.094cm" svg:height="0.293cm" svg:x="0.078cm" svg:y="0.365cm" svg:viewBox="0 0 95 294" svg:d="M61 0l-61 5v13c30 0 34 2 34 24v220c0 19-5 19-34 19v13c14 0 37-1 48-1 10 0 31 1 47 1v-13c-29 0-34 0-34-19z"><text:p/></draw:path><draw:path draw:style-name="gr3" draw:text-style-name="P48" svg:width="0.09cm" svg:height="0.282cm" svg:x="0.194cm" svg:y="0.377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48" svg:width="0.329cm" svg:height="0.186cm" svg:x="0.311cm" svg:y="0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48" svg:width="0.18cm" svg:height="0.133cm" svg:x="0.014cm" svg:y="0.78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48" svg:width="0.291cm" svg:height="0.156cm" svg:x="0.23cm" svg:y="0.767cm" svg:viewBox="0 0 292 157" svg:d="M250 85c-38 28-42 67-42 67 0 5 2 5 7 5s6 0 7-6c2-7 7-26 23-42 17-18 31-23 44-26 1-1 3-3 3-5s-2-4-6-5c-42-13-58-43-64-69-1-4-4-4-7-4-5 0-7 0-7 5 0 0 2 20 18 41 6 9 14 18 24 25h-238c-5 0-12 0-12 7s7 7 12 7z"><text:p/></draw:path><draw:path draw:style-name="gr3" draw:text-style-name="P48" svg:width="0.131cm" svg:height="0.202cm" svg:x="0.562cm" svg:y="0.722cm" svg:viewBox="0 0 132 203" svg:d="M28 31c15 4 24 4 28 4 40 0 63-27 63-31 0-3-3-4-4-4 0 0-1 0-2 1-7 3-23 9-45 9-8 0-25-2-44-9-2-1-4-1-4-1-3 0-3 4-3 8v88c0 5 0 8 5 8 2 0 2-1 6-4 13-16 31-18 40-18 18 0 27 14 28 16 6 10 7 21 7 39 0 8 0 26-8 39-9 10-21 17-35 17-19 0-40-11-47-30 11 1 17-6 17-14 0-13-11-16-16-16 0 0-14 0-14 17 0 26 24 53 60 53 38 0 72-28 72-65 0-34-26-65-62-65-14 0-29 4-42 15z"><text:p/></draw:path><draw:path draw:style-name="gr3" draw:text-style-name="P48" svg:width="0.18cm" svg:height="0.133cm" svg:x="0.997cm" svg:y="0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48" svg:width="0.562cm" svg:height="0.591cm" svg:x="0.806cm" svg:y="0.258cm" svg:viewBox="0 0 563 592" svg:d="M511 592l52-136h-11c-17 45-61 73-110 85-9 3-50 14-131 14h-256l216-253c3-3 4-4 4-6 0-1 0-2-4-7l-197-269h232c58 0 96 6 100 8 22 2 58 9 92 31 11 7 40 25 54 60h11l-52-119h-499c-10 0-11 0-12 2 0 3 0 10 0 15l223 306-218 257c-5 5-5 7-5 7 0 5 5 5 12 5z"><text:p/></draw:path><draw:path draw:style-name="gr3" draw:text-style-name="P48" svg:width="0.09cm" svg:height="0.199cm" svg:x="0.828cm" svg:y="0.96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48" svg:width="0.217cm" svg:height="0.079cm" svg:x="0.954cm" svg:y="1.042cm" svg:viewBox="0 0 218 80" svg:d="M208 14c3 0 10 0 10-7s-7-7-10-7h-197c-4 0-11 0-11 7s7 7 11 7zM208 80c3 0 10 0 10-7s-7-7-10-7h-197c-4 0-11 0-11 7s7 7 11 7z"><text:p/></draw:path><draw:path draw:style-name="gr3" draw:text-style-name="P48" svg:width="0.137cm" svg:height="0.202cm" svg:x="1.207cm" svg:y="0.96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48" svg:width="0.112cm" svg:height="0.283cm" svg:x="1.475cm" svg:y="0.379cm" svg:viewBox="0 0 113 284" svg:d="M109 16c0-9-6-16-17-16-10 0-22 11-22 23 0 7 6 14 16 14s23-9 23-21zM77 174c5-12 5-13 8-24 4-8 6-14 6-23 0-19-13-35-35-35-39 0-56 62-56 66s5 4 5 4c5 0 5-1 7-7 12-40 29-53 43-53 4 0 11 0 11 13 0 10-4 18-5 23-3 11-23 60-30 78-3 11-9 25-9 34 0 20 14 34 34 34 41 0 57-61 57-64 0-5-4-5-5-5-5 0-5 1-7 8-7 27-22 52-43 52-8 0-11-4-11-13 0-11 3-17 13-44z"><text:p/></draw:path></draw:g></text:p>
      <text:p text:style-name="P37"/>
      <text:p text:style-name="P38"><draw:g text:anchor-type="as-char" svg:y="-0.291cm" draw:z-index="38" draw:style-name="gr1"><svg:title>TexMaths</svg:title><svg:desc>12§display§i\in\mathbb{N}§svg§600§FALSE</svg:desc><draw:polygon draw:style-name="gr2" draw:text-style-name="P47" svg:width="0.964cm" svg:height="0.306cm" svg:x="0cm" svg:y="0cm" svg:viewBox="0 0 965 307" draw:points="483,307 0,307 0,0 965,0 965,307"><text:p/></draw:polygon><draw:path draw:style-name="gr3" draw:text-style-name="P48" svg:width="0.112cm" svg:height="0.283cm" svg:x="0.012cm" svg:y="0.011cm" svg:viewBox="0 0 113 284" svg:d="M109 16c0-9-6-16-16-16-11 0-23 11-23 23 0 7 6 14 17 14 9 0 22-9 22-21zM77 174c5-12 5-13 8-24 4-8 6-14 6-23 0-19-13-35-34-35-41 0-57 62-57 66s5 4 5 4c5 0 5-1 7-7 12-40 29-53 43-53 4 0 11 0 11 13 0 10-3 18-5 23-3 11-23 60-30 78-3 11-9 25-9 34 0 20 14 34 35 34 40 0 56-61 56-64 0-5-4-5-5-5-5 0-5 1-7 8-7 27-22 52-43 52-8 0-11-4-11-13 0-11 3-17 13-44z"><text:p/></draw:path><draw:path draw:style-name="gr3" draw:text-style-name="P48" svg:width="0.212cm" svg:height="0.245cm" svg:x="0.297cm" svg:y="0.061cm" svg:viewBox="0 0 213 246" svg:d="M197 131c7 0 16 0 16-9 0-8-9-8-16-8h-180c6-56 54-97 114-97h66c7 0 16 0 16-9 0-8-9-8-16-8h-66c-73 0-131 55-131 122 0 69 58 124 131 124h66c7 0 16 0 16-8 0-9-9-9-16-9h-66c-60 0-108-41-114-98z"><text:p/></draw:path><draw:path draw:style-name="gr3" draw:text-style-name="P48" svg:width="0.286cm" svg:height="0.297cm" svg:x="0.671cm" svg:y="0cm" svg:viewBox="0 0 287 298" svg:d="M37 38v207c0 23-3 30-25 30-5 0-12 1-12 7 0 8 7 8 14 8h67c7 0 13 0 13-8 0-6-6-7-12-7-24 0-27-9-27-31v-194l183 242c4 4 6 6 8 6 8 0 8-6 8-14v-240c0-22 4-28 24-30 2 0 9 0 9-7s-6-7-14-7h-61c-9 0-15 0-15 7s7 7 12 7c24 2 28 10 28 32v133l-129-173c-5-6-6-6-15-6h-74c-7 0-14 0-14 7s7 7 9 7c11 2 20 9 23 14 0 3 0 4 0 10zM239 269l-184-244c-5-5-5-6-9-11h50l143 194z"><text:p/></draw:path></draw:g></text:p>
      <text:p text:style-name="P36"/>
      <text:p text:style-name="P36"/>
      <text:p text:style-name="P6"/>
      <text:p text:style-name="P7">Avec :</text:p>
      <text:p text:style-name="P7">•La somme de toutes les forces qui s'appliquent sur l'objet : <draw:g text:anchor-type="as-char" svg:y="-0.443cm" draw:z-index="1" draw:style-name="gr1"><svg:title>TexMaths</svg:title><svg:desc>12§display§\sum{\vec{F}} §svg§600§FALSE</svg:desc><draw:polygon draw:style-name="gr2" draw:text-style-name="P47" svg:width="1.016cm" svg:height="0.673cm" svg:x="0cm" svg:y="0cm" svg:viewBox="0 0 1017 674" draw:points="509,674 0,674 0,0 1017,0 1017,674"><text:p/></draw:polygon><draw:path draw:style-name="gr3" draw:text-style-name="P48" svg:width="0.562cm" svg:height="0.591cm" svg:x="0.024cm" svg:y="0.041cm" svg:viewBox="0 0 563 592" svg:d="M511 592l52-136h-11c-17 45-61 74-111 86-8 2-49 13-130 13h-256l216-252c3-4 4-5 4-6s0-3-4-7l-197-270h232c57 0 96 6 99 8 23 2 59 9 93 31 11 7 39 25 54 60h11l-52-119h-499c-10 0-11 0-12 2 0 3 0 10 0 15l223 306-218 257c-5 5-5 7-5 7 0 5 5 5 12 5z"><text:p/></draw:path><draw:path draw:style-name="gr3" draw:text-style-name="P48" svg:width="0.187cm" svg:height="0.084cm" svg:x="0.818cm" svg:y="0.0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3cm" svg:height="0.287cm" svg:x="0.696cm" svg:y="0.156cm" svg:viewBox="0 0 301 288" svg:d="M113 150h41c31 0 34 7 34 19 0 4 0 9-2 21-1 2-2 5-2 5 0 3 3 6 6 6s3-2 6-10l22-91c2-5 2-6 2-8 0-1 0-4-5-4-4 0-5 2-6 8-9 34-19 41-55 41h-39l28-107c3-16 3-17 23-17h56c52 0 61 15 61 47 0 10 0 11-1 23-1 5-1 6-1 7 0 2 1 5 6 5 3 0 4-3 4-10l10-73c1-12-1-12-12-12h-207c-9 0-12 0-12 8 0 5 3 5 10 5 16 0 28 0 28 7 0 3 0 3-1 11l-57 224c-4 16-4 20-38 20-7 0-12 0-12 8 0 5 5 5 6 5 13 0 44-1 56-1 15 0 50 1 63 1 5 0 9 0 9-8 0-4-2-4-2-5-1 0-2 0-12 0s-12 0-22-1c-13-1-14-3-14-9 0 0 0-3 2-9z"><text:p/></draw:path></draw:g></text:p>
      <text:p text:style-name="P7">•La masse de l'objet : <draw:g text:anchor-type="as-char" svg:y="-0.192cm" draw:z-index="2" draw:style-name="gr1"><svg:title>TexMaths</svg:title><svg:desc>12§display§m§svg§600§FALSE</svg:desc><draw:polygon draw:style-name="gr2" draw:text-style-name="P47" svg:width="0.369cm" svg:height="0.181cm" svg:x="0cm" svg:y="0.006cm" svg:viewBox="0 0 370 182" draw:points="185,182 0,182 0,0 370,0 370,182"><text:p/></draw:polygon><draw:path draw:style-name="gr3" draw:text-style-name="P48" svg:width="0.346cm" svg:height="0.191cm" svg:x="0.012cm" svg:y="0cm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/draw:g></text:p>
      <text:p text:style-name="P6">•<text:span text:style-name="T2">L'accélération de l'objet : </text:span><text:span text:style-name="T2"><draw:g text:anchor-type="as-char" svg:y="-0.307cm" draw:z-index="3" draw:style-name="gr1"><svg:title>TexMaths</svg:title><svg:desc>12§display§\vec{a}§svg§600§FALSE</svg:desc><draw:polygon draw:style-name="gr2" draw:text-style-name="P47" svg:width="0.275cm" svg:height="0.3cm" svg:x="0cm" svg:y="0.001cm" svg:viewBox="0 0 276 301" draw:points="138,301 0,301 0,0 276,0 276,301"><text:p/></draw:polygon><draw:path draw:style-name="gr3" draw:text-style-name="P48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0.043cm" svg:y="0.115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/draw:g></text:span></text:p>
      <text:p text:style-name="P6"/>
      <text:p text:style-name="P9">Lors d'une chute libre, il n'y a qu'une seule force qui s'applique sur l'objet, c'est <text:span text:style-name="T3">son poids noté</text:span> <draw:g text:anchor-type="as-char" svg:y="-0.407cm" draw:z-index="4" draw:style-name="gr1"><svg:title>TexMaths</svg:title><svg:desc>12§display§\vec{P}§svg§600§FALSE</svg:desc><draw:polygon draw:style-name="gr2" draw:text-style-name="P47" svg:width="0.337cm" svg:height="0.406cm" svg:x="0cm" svg:y="0.004cm" svg:viewBox="0 0 338 407" draw:points="169,407 0,407 0,0 338,0 338,407"><text:p/></draw:polygon><draw:path draw:style-name="gr3" draw:text-style-name="P48" svg:width="0.187cm" svg:height="0.084cm" svg:x="0.139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48" svg:width="0.301cm" svg:height="0.287cm" svg:x="0.017cm" svg:y="0.122cm" svg:viewBox="0 0 302 288" svg:d="M112 156h72c60 0 118-45 118-93 0-32-27-63-84-63h-136c-9 0-12 0-12 8 0 5 3 5 12 5 4 0 13 0 18 1 7 0 9 2 9 6 0 3-1 4-2 9l-57 227c-4 16-4 19-38 19-7 0-12 0-12 9 0 4 5 4 6 4 12 0 42-1 54-1 10 0 18 0 28 0 8 0 18 1 27 1 3 0 9 0 9-8 0-5-4-5-12-5-16 0-28 0-28-7 0-2 1-5 1-7zM142 29c3-15 4-16 22-16h41c35 0 58 11 58 41 0 17-9 53-25 68-21 19-47 22-65 22h-60z"><text:p/></draw:path></draw:g> d'où <draw:g text:anchor-type="as-char" svg:y="-0.443cm" draw:z-index="36" draw:style-name="gr1"><svg:title>TexMaths</svg:title><svg:desc>12§display§\sum{\vec{F}} = \vec{P} \Rightarrow \vec{P}=m\vec{a}§svg§600§FALSE</svg:desc><draw:polygon draw:style-name="gr2" draw:text-style-name="P47" svg:width="4.062cm" svg:height="0.673cm" svg:x="0cm" svg:y="0cm" svg:viewBox="0 0 4063 674" draw:points="2032,674 0,674 0,0 4063,0 4063,674"><text:p/></draw:polygon><draw:path draw:style-name="gr3" draw:text-style-name="P48" svg:width="0.562cm" svg:height="0.591cm" svg:x="0.024cm" svg:y="0.041cm" svg:viewBox="0 0 563 592" svg:d="M511 592l52-136h-11c-17 45-61 74-110 86-9 2-50 13-131 13h-256l216-252c3-4 4-5 4-6s0-3-4-7l-197-270h232c58 0 96 6 100 8 22 2 58 9 92 31 11 7 40 25 54 60h11l-52-119h-499c-10 0-11 0-12 2 0 3 0 10 0 15l223 306-218 257c-5 5-5 7-5 7 0 5 5 5 12 5z"><text:p/></draw:path><draw:path draw:style-name="gr3" draw:text-style-name="P48" svg:width="0.187cm" svg:height="0.084cm" svg:x="0.818cm" svg:y="0.0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3cm" svg:height="0.287cm" svg:x="0.696cm" svg:y="0.156cm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48" svg:width="0.281cm" svg:height="0.099cm" svg:x="1.15cm" svg:y="0.288cm" svg:viewBox="0 0 282 100" svg:d="M268 17c6 0 14 0 14-9 0-8-8-8-14-8h-254c-6 0-14 0-14 8 0 9 8 9 14 9zM268 100c6 0 14 0 14-9 0-8-8-8-14-8h-254c-6 0-14 0-14 8 0 9 8 9 14 9z"><text:p/></draw:path><draw:path draw:style-name="gr3" draw:text-style-name="P48" svg:width="0.187cm" svg:height="0.084cm" svg:x="1.709cm" svg:y="0.034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48" svg:width="0.301cm" svg:height="0.289cm" svg:x="1.588cm" svg:y="0.155cm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6 21-65 21h-60z"><text:p/></draw:path><draw:path draw:style-name="gr3" draw:text-style-name="P48" svg:width="0.375cm" svg:height="0.232cm" svg:x="2.04cm" svg:y="0.219cm" svg:viewBox="0 0 376 233" svg:d="M284 84c17 16 39 27 53 33-15 7-36 18-53 32h-268c-8 0-16 0-16 8 0 9 7 9 14 9h251c-20 20-43 57-43 62s6 5 8 5c4 0 6 0 9-4 8-15 20-38 48-62 29-26 57-37 79-44 7-3 8-3 8-4 2 0 2-1 2-2 0-2 0-2 0-3l-2-1c-1 0-1 0-9-2-58-19-100-57-124-103-5-8-5-8-11-8-2 0-8 0-8 5s22 42 43 62h-251c-7 0-14 0-14 9 0 8 8 8 16 8z"><text:p/></draw:path><draw:path draw:style-name="gr3" draw:text-style-name="P48" svg:width="0.187cm" svg:height="0.084cm" svg:x="2.693cm" svg:y="0.034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48" svg:width="0.301cm" svg:height="0.289cm" svg:x="2.572cm" svg:y="0.155cm" svg:viewBox="0 0 302 290" svg:d="M112 156h72c60 0 118-44 118-92 0-33-27-64-84-64h-136c-9 0-12 0-12 8 0 5 3 5 12 5 4 0 13 0 18 1 7 0 9 2 9 6 0 3-1 4-2 9l-57 228c-4 16-4 19-38 19-7 0-12 0-12 9 0 5 5 5 6 5 12 0 42-2 54-2 10 0 18 0 28 0 8 0 18 2 27 2 3 0 9 0 9-9 0-5-4-5-12-5-16 0-28 0-28-7 0-2 1-5 1-7zM142 29c3-15 4-16 22-16h41c35 0 58 11 58 41 0 17-9 53-25 69-21 19-46 21-65 21h-60z"><text:p/></draw:path><draw:path draw:style-name="gr3" draw:text-style-name="P48" svg:width="0.281cm" svg:height="0.099cm" svg:x="3.024cm" svg:y="0.288cm" svg:viewBox="0 0 282 100" svg:d="M268 17c6 0 14 0 14-9 0-8-8-8-14-8h-254c-6 0-14 0-14 8 0 9 8 9 14 9zM268 100c6 0 14 0 14-9 0-8-8-8-14-8h-254c-6 0-14 0-14 8 0 9 8 9 14 9z"><text:p/></draw:path><draw:path draw:style-name="gr3" draw:text-style-name="P48" svg:width="0.346cm" svg:height="0.191cm" svg:x="3.457cm" svg:y="0.257cm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187cm" svg:height="0.084cm" svg:x="3.864cm" svg:y="0.14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3.83cm" svg:y="0.257cm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/draw:g> </text:p>
      <text:p text:style-name="P7"/>
      <text:p text:style-name="P12">Selon la loi universelle de la gravitation de Newton : </text:p>
      <text:p text:style-name="P24"/>
      <text:p text:style-name="P33"><draw:g text:anchor-type="as-char" svg:y="-0.485cm" draw:z-index="28" draw:style-name="gr1"><svg:title>TexMaths</svg:title><svg:desc>12§display§F_{A/B} = F_{B/A} = G*\frac{m_A*m_B}{d^2}§svg§600§FALSE</svg:desc><draw:polygon draw:style-name="gr2" draw:text-style-name="P47" svg:width="5.562cm" svg:height="0.77cm" svg:x="0cm" svg:y="0.001cm" svg:viewBox="0 0 5563 771" draw:points="2781,771 0,771 0,0 5563,0 5563,771"><text:p/></draw:polygon><draw:path draw:style-name="gr3" draw:text-style-name="P48" svg:width="0.3cm" svg:height="0.287cm" svg:x="0.016cm" svg:y="0.195cm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4 2-10z"><text:p/></draw:path><draw:path draw:style-name="gr3" draw:text-style-name="P48" svg:width="0.222cm" svg:height="0.21cm" svg:x="0.287cm" svg:y="0.348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4 133l61-97 15 97z"><text:p/></draw:path><draw:path draw:style-name="gr3" draw:text-style-name="P48" svg:width="0.127cm" svg:height="0.295cm" svg:x="0.546cm" svg:y="0.337cm" svg:viewBox="0 0 128 296" svg:d="M126 13c2-3 2-5 2-6 0-5-3-7-7-7-5 0-7 4-8 7l-112 276c-1 4-1 5-1 6 0 5 4 7 7 7 5 0 6-3 9-7z"><text:p/></draw:path><draw:path draw:style-name="gr3" draw:text-style-name="P48" svg:width="0.226cm" svg:height="0.202cm" svg:x="0.716cm" svg:y="0.356cm" svg:viewBox="0 0 227 203" svg:d="M35 180c-3 9-4 12-27 12-4 0-8 0-8 6 0 5 4 5 8 5h116c50 0 88-34 88-64 0-22-19-39-51-42 36-7 66-30 66-55 0-23-23-42-61-42h-108c-6 0-10 0-10 6 0 5 4 5 10 5 0 0 6 0 10 0 8 1 8 1 8 5 0 0 0 2-2 6zM83 94l18-74c2-8 2-9 14-9h46c30 0 37 19 37 31 0 24-28 52-67 52zM68 192c-9 0-9 0-9-3 0-1 0-2 1-7l20-80h63c29 0 39 18 39 35 0 30-30 55-66 55z"><text:p/></draw:path><draw:path draw:style-name="gr3" draw:text-style-name="P48" svg:width="0.281cm" svg:height="0.099cm" svg:x="1.128cm" svg:y="0.327cm" svg:viewBox="0 0 282 100" svg:d="M268 17c6 0 14 0 14-9 0-8-8-8-14-8h-254c-6 0-14 0-14 8 0 9 8 9 14 9zM268 100c6 0 14 0 14-9 0-8-8-8-14-8h-254c-6 0-14 0-14 8 0 9 8 9 14 9z"><text:p/></draw:path><draw:path draw:style-name="gr3" draw:text-style-name="P48" svg:width="0.3cm" svg:height="0.287cm" svg:x="1.564cm" svg:y="0.195cm" svg:viewBox="0 0 301 288" svg:d="M113 150h41c31 0 34 7 34 19 0 4 0 8-2 20-1 3-2 5-2 5 0 4 3 6 6 6s3-1 6-9l22-91c2-5 2-6 2-8 0-1 0-4-5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3-2c-12-1-13-2-13-8 0 0 0-4 2-10z"><text:p/></draw:path><draw:path draw:style-name="gr3" draw:text-style-name="P48" svg:width="0.226cm" svg:height="0.202cm" svg:x="1.84cm" svg:y="0.356cm" svg:viewBox="0 0 227 203" svg:d="M35 180c-3 9-4 12-27 12-4 0-8 0-8 6 0 5 4 5 8 5h116c50 0 88-34 88-64 0-22-19-39-51-42 36-7 66-30 66-55 0-23-23-42-61-42h-108c-6 0-10 0-10 6 0 5 4 5 10 5 0 0 6 0 10 0 8 1 8 1 8 5 0 0 0 2-2 6zM83 94l18-74c2-8 2-9 14-9h46c30 0 37 19 37 31 0 24-28 52-67 52zM68 192c-9 0-9 0-9-3 0-1 0-2 1-7l20-80h63c29 0 39 18 39 35 0 30-30 55-66 55z"><text:p/></draw:path><draw:path draw:style-name="gr3" draw:text-style-name="P48" svg:width="0.127cm" svg:height="0.295cm" svg:x="2.11cm" svg:y="0.337cm" svg:viewBox="0 0 128 296" svg:d="M126 13c2-3 2-5 2-6 0-5-3-7-7-7-5 0-7 4-8 7l-112 276c-1 4-1 5-1 6 0 5 4 7 7 7 5 0 6-3 9-7z"><text:p/></draw:path><draw:path draw:style-name="gr3" draw:text-style-name="P48" svg:width="0.222cm" svg:height="0.21cm" svg:x="2.257cm" svg:y="0.348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3 133l62-97 15 97z"><text:p/></draw:path><draw:path draw:style-name="gr3" draw:text-style-name="P48" svg:width="0.281cm" svg:height="0.099cm" svg:x="2.658cm" svg:y="0.327cm" svg:viewBox="0 0 282 100" svg:d="M268 17c6 0 14 0 14-9 0-8-8-8-14-8h-254c-6 0-14 0-14 8 0 9 8 9 14 9zM268 100c6 0 14 0 14-9 0-8-8-8-14-8h-254c-6 0-14 0-14 8 0 9 8 9 14 9z"><text:p/></draw:path><draw:path draw:style-name="gr3" draw:text-style-name="P48" svg:width="0.3cm" svg:height="0.307cm" svg:x="3.099cm" svg:y="0.185cm" svg:viewBox="0 0 301 308" svg:d="M301 5c0-3-1-5-5-5-1 0-2 0-7 5l-29 32c-4-6-24-37-70-37-95 0-190 94-190 192 0 67 47 116 115 116 19 0 39-5 53-11 22-8 30-16 37-25 4 10 16 25 19 25s3-1 3-1c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48" svg:width="0.156cm" svg:height="0.181cm" svg:x="3.53cm" svg:y="0.285cm" svg:viewBox="0 0 157 182" svg:d="M89 16c1-6 1-16-10-16-7 0-13 6-12 11v6l6 66-54-40c-3-2-5-3-7-3-6 0-12 6-12 12 0 7 5 8 8 10l60 29-58 29c-6 3-10 5-10 11 0 7 6 12 12 12 2 0 4 0 14-8l47-34-6 70c0 10 7 11 11 11 5 0 12-2 12-11l-7-70 55 39c4 3 5 3 7 3 6 0 12-6 12-12s-3-9-9-11c-26-12-27-12-60-29l58-27c8-4 11-6 11-12s-6-12-12-12c-2 0-3 0-14 8l-48 35z"><text:p/></draw:path><draw:path draw:style-name="gr3" draw:text-style-name="P48" svg:width="0.346cm" svg:height="0.191cm" svg:x="3.869cm" svg:y="0.011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48" svg:width="0.222cm" svg:height="0.21cm" svg:x="4.243cm" svg:y="0.049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3 133l62-97 15 97z"><text:p/></draw:path><draw:path draw:style-name="gr3" draw:text-style-name="P48" svg:width="0.156cm" svg:height="0.181cm" svg:x="4.622cm" svg:y="0cm" svg:viewBox="0 0 157 182" svg:d="M89 16c1-6 1-16-10-16-7 0-13 6-12 11v6l6 66-54-40c-3-2-5-3-7-3-6 0-12 6-12 12 0 7 5 8 8 10l60 29-58 29c-6 3-10 5-10 11 0 7 6 12 12 12 2 0 4 0 14-8l47-34-6 70c0 10 7 11 11 11 5 0 12-2 12-11l-7-70 55 39c4 3 5 3 7 3 6 0 12-6 12-12s-3-9-9-11c-26-12-27-12-60-29l58-27c8-4 11-6 11-12s-6-12-12-12c-2 0-3 0-14 8l-48 35z"><text:p/></draw:path><draw:path draw:style-name="gr3" draw:text-style-name="P48" svg:width="0.346cm" svg:height="0.191cm" svg:x="4.911cm" svg:y="0.011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226cm" svg:height="0.202cm" svg:x="5.288cm" svg:y="0.059cm" svg:viewBox="0 0 227 203" svg:d="M35 180c-3 9-4 12-27 12-4 0-8 0-8 6 0 5 4 5 8 5h116c50 0 88-34 88-64 0-22-19-39-51-42 36-7 66-30 66-55 0-23-23-42-61-42h-108c-6 0-10 0-10 6 0 5 4 5 10 5 0 0 6 0 10 0 8 1 8 1 8 5 0 0 0 2-2 6zM83 94l18-74c2-8 2-9 14-9h46c30 0 37 19 37 31 0 24-28 52-67 52zM68 192c-9 0-9 0-9-3 0-1 0-2 1-7l20-80h63c29 0 39 18 39 35 0 30-30 55-66 55z"><text:p/></draw:path><draw:polygon draw:style-name="gr3" draw:text-style-name="P48" svg:width="1.704cm" svg:height="0.017cm" svg:x="3.857cm" svg:y="0.368cm" svg:viewBox="0 0 1705 18" draw:points="852,18 0,18 0,0 1705,0 1705,18"><text:p/></draw:polygon><draw:path draw:style-name="gr3" draw:text-style-name="P48" svg:width="0.201cm" svg:height="0.298cm" svg:x="4.521cm" svg:y="0.478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<text:p/></draw:path><draw:path draw:style-name="gr3" draw:text-style-name="P48" svg:width="0.131cm" svg:height="0.196cm" svg:x="4.742cm" svg:y="0.453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
      <text:p text:style-name="P34"/>
      <text:p text:style-name="P34">Avec :</text:p>
      <text:p text:style-name="P27"><text:span text:style-name="T6">•Masse </text:span><text:span text:style-name="T7">de l'objet </text:span><text:span text:style-name="T7"><draw:g text:anchor-type="as-char" svg:y="-0.302cm" draw:z-index="26" draw:style-name="gr1"><svg:title>TexMaths</svg:title><svg:desc>12§display§A§svg§600§FALSE</svg:desc><draw:polygon draw:style-name="gr2" draw:text-style-name="P47" svg:width="0.316cm" svg:height="0.286cm" svg:x="0cm" svg:y="0.015cm" svg:viewBox="0 0 317 287" draw:points="158,287 0,287 0,0 317,0 317,287"><text:p/></draw:polygon><draw:path draw:style-name="gr3" draw:text-style-name="P48" svg:width="0.289cm" svg:height="0.302cm" svg:x="0.014cm" svg:y="0cm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text:span text:style-name="T6">: <text:s/></text:span><text:span text:style-name="T6"><draw:g text:anchor-type="as-char" svg:y="-0.185cm" draw:z-index="22" draw:style-name="gr1"><svg:title>TexMaths</svg:title><svg:desc>12§display§m_A§svg§600§FALSE</svg:desc><draw:polygon draw:style-name="gr2" draw:text-style-name="P47" svg:width="0.622cm" svg:height="0.244cm" svg:x="0cm" svg:y="0.006cm" svg:viewBox="0 0 623 245" draw:points="312,245 0,245 0,0 623,0 623,245"><text:p/></draw:polygon><draw:path draw:style-name="gr3" draw:text-style-name="P48" svg:width="0.346cm" svg:height="0.192cm" svg:x="0.012cm" svg:y="0cm" svg:viewBox="0 0 347 193" svg:d="M25 162c-1 8-3 17-3 20 0 7 6 11 12 11 4 0 12-4 15-12 0 0 5-21 9-32l8-38c2-9 6-18 7-28 3-7 6-20 6-22 6-13 29-51 69-51 19 0 22 15 22 30 0 9-2 21-6 35l-12 49-8 32c-1 9-5 23-5 26 0 7 6 11 12 11 13 0 16-11 19-25 7-24 22-85 26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48" svg:width="0.222cm" svg:height="0.211cm" svg:x="0.385cm" svg:y="0.042cm" svg:viewBox="0 0 223 212" svg:d="M44 177c-10 16-20 24-37 25-3 0-7 0-7 6 0 3 2 4 4 4 8 0 18-1 26-1 10 0 22 1 30 1 1 0 6 0 6-6 0-4-4-4-5-4-2-1-13-1-13-9 0-4 4-9 5-11l24-38h84l7 50c-1 3-2 8-20 8-4 0-8 0-8 6 0 1 0 4 5 4 9 0 29-1 39-1 5 0 12 1 17 1 6 0 12 0 16 0 5 0 6-3 6-6 0-4-3-4-8-4-17 0-18-2-18-9l-27-185c-1-6-1-8-7-8s-7 2-9 7zM84 134l61-98 15 98z"><text:p/></draw:path></draw:g></text:span><text:span text:style-name="T6"> </text:span></text:p>
      <text:p text:style-name="P27"><text:span text:style-name="T6">•Masse d</text:span><text:span text:style-name="T7">e l'objet </text:span><text:span text:style-name="T7"><draw:g text:anchor-type="as-char" svg:y="-0.289cm" draw:z-index="27" draw:style-name="gr1"><svg:title>TexMaths</svg:title><svg:desc>12§display§B§svg§600§FALSE</svg:desc><draw:polygon draw:style-name="gr2" draw:text-style-name="P47" svg:width="0.339cm" svg:height="0.286cm" svg:x="0cm" svg:y="0.004cm" svg:viewBox="0 0 340 287" draw:points="170,287 0,287 0,0 340,0 340,287"><text:p/></draw:polygon><draw:path draw:style-name="gr3" draw:text-style-name="P48" svg:width="0.301cm" svg:height="0.287cm" svg:x="0.018cm" svg:y="0cm" svg:viewBox="0 0 302 288" svg:d="M50 256c-4 16-6 19-38 19-7 0-12 0-12 9 0 4 4 4 12 4h150c67 0 117-50 117-90 0-32-25-56-66-60 45-9 89-40 89-79 0-31-27-59-79-59h-141c-9 0-12 0-12 8 0 5 3 5 10 5 2 0 10 0 17 1 7 0 11 2 11 6 0 3 0 4-1 9zM114 134l26-105c4-15 5-16 23-16h54c37 0 47 25 47 43 0 37-37 78-89 78zM95 275c-6 0-7 0-10 0-3-1-5-1-5-4 0-2 0-3 2-10l29-117h80c40 0 49 31 49 49 0 42-37 82-88 82z"><text:p/></draw:path></draw:g></text:span><text:span text:style-name="T6">: </text:span><text:span text:style-name="T6"><draw:g text:anchor-type="as-char" svg:y="-0.185cm" draw:z-index="23" draw:style-name="gr1"><svg:title>TexMaths</svg:title><svg:desc>12§display§m_B§svg§600§FALSE</svg:desc><draw:polygon draw:style-name="gr2" draw:text-style-name="P47" svg:width="0.638cm" svg:height="0.244cm" svg:x="0cm" svg:y="0.006cm" svg:viewBox="0 0 639 245" draw:points="320,245 0,245 0,0 639,0 639,245"><text:p/></draw:polygon><draw:path draw:style-name="gr3" draw:text-style-name="P48" svg:width="0.346cm" svg:height="0.192cm" svg:x="0.012cm" svg:y="0cm" svg:viewBox="0 0 347 193" svg:d="M25 162c-1 8-3 17-3 20 0 7 6 11 12 11 4 0 12-4 15-12 0 0 5-21 9-32l8-38c3-9 6-18 7-28 3-7 6-20 6-22 6-13 29-51 69-51 19 0 23 15 23 30 0 9-3 21-6 35l-12 49-9 32c-1 9-5 23-5 26 0 7 6 11 12 11 14 0 16-11 20-25 6-24 21-85 25-102 1-6 24-56 70-56 18 0 22 14 22 30 0 24-18 72-26 95-4 9-5 14-5 23 0 20 15 35 35 35 40 0 55-62 55-65 0-5-3-5-4-5-5 0-5 1-8 8-6 22-19 52-43 52-7 0-10-4-10-13 0-11 4-22 8-30 8-23 26-70 26-94 0-28-17-46-49-46-31 0-53 19-69 41-1-5-2-19-14-30-10-9-24-11-35-11-37 0-59 28-66 37-1-24-19-37-39-37-19 0-27 17-31 24-7 16-13 40-13 41 0 5 5 5 5 5 5 0 5 0 7-10 7-30 16-50 31-50 7 0 13 3 13 19 0 8-1 13-7 36z"><text:p/></draw:path><draw:path draw:style-name="gr3" draw:text-style-name="P48" svg:width="0.226cm" svg:height="0.202cm" svg:x="0.391cm" svg:y="0.049cm" svg:viewBox="0 0 227 203" svg:d="M35 181c-3 9-4 12-27 12-4 0-8 0-8 6 0 4 4 4 8 4h116c50 0 89-33 89-63 0-22-19-40-52-43 36-7 66-30 66-55 0-23-23-42-61-42h-108c-6 0-10 0-10 6 0 5 4 5 10 5 0 0 6 0 11 0 7 1 7 1 7 5 0 0 0 2-1 6zM83 94l18-74c2-8 2-9 14-9h46c30 0 37 19 37 31 0 24-27 52-67 52zM69 193c-10 0-10 0-10-3 0-1 0-2 1-7l21-81h62c29 0 40 18 40 35 0 30-30 56-66 56z"><text:p/></draw:path></draw:g></text:span><text:span text:style-name="T6"> </text:span></text:p>
      <text:p text:style-name="P27"><text:span text:style-name="T6">•Distance entre </text:span><text:span text:style-name="T6"><draw:g text:anchor-type="as-char" svg:y="-0.302cm" draw:z-index="24" draw:style-name="gr1"><svg:title>TexMaths</svg:title><svg:desc>12§display§A§svg§600§FALSE</svg:desc><draw:polygon draw:style-name="gr2" draw:text-style-name="P47" svg:width="0.316cm" svg:height="0.286cm" svg:x="0cm" svg:y="0.015cm" svg:viewBox="0 0 317 287" draw:points="158,287 0,287 0,0 317,0 317,287"><text:p/></draw:polygon><draw:path draw:style-name="gr3" draw:text-style-name="P48" svg:width="0.289cm" svg:height="0.302cm" svg:x="0.014cm" svg:y="0cm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text:span text:style-name="T6"> et </text:span><text:span text:style-name="T6"><draw:g text:anchor-type="as-char" svg:y="-0.289cm" draw:z-index="25" draw:style-name="gr1"><svg:title>TexMaths</svg:title><svg:desc>12§display§B§svg§600§FALSE</svg:desc><draw:polygon draw:style-name="gr2" draw:text-style-name="P47" svg:width="0.339cm" svg:height="0.286cm" svg:x="0cm" svg:y="0.004cm" svg:viewBox="0 0 340 287" draw:points="170,287 0,287 0,0 340,0 340,287"><text:p/></draw:polygon><draw:path draw:style-name="gr3" draw:text-style-name="P48" svg:width="0.301cm" svg:height="0.287cm" svg:x="0.018cm" svg:y="0cm" svg:viewBox="0 0 302 288" svg:d="M50 256c-4 16-6 19-38 19-7 0-12 0-12 9 0 4 4 4 12 4h150c67 0 117-50 117-90 0-32-25-56-66-60 45-9 89-40 89-79 0-31-27-59-79-59h-141c-9 0-12 0-12 8 0 5 3 5 10 5 2 0 10 0 17 1 7 0 11 2 11 6 0 3 0 4-1 9zM114 134l26-105c4-15 5-16 23-16h54c37 0 47 25 47 43 0 37-37 78-89 78zM95 275c-6 0-7 0-10 0-3-1-5-1-5-4 0-2 0-3 2-10l29-117h80c40 0 49 31 49 49 0 42-37 82-88 82z"><text:p/></draw:path></draw:g></text:span><text:span text:style-name="T6">: </text:span><text:span text:style-name="T6"><draw:g text:anchor-type="as-char" svg:y="-0.3cm" draw:z-index="20" draw:style-name="gr1"><svg:title>TexMaths</svg:title><svg:desc>12§display§d§svg§600§FALSE</svg:desc><draw:polygon draw:style-name="gr2" draw:text-style-name="P47" svg:width="0.219cm" svg:height="0.293cm" svg:x="0cm" svg:y="0.001cm" svg:viewBox="0 0 220 294" draw:points="111,294 0,294 0,0 220,0 220,294"><text:p/></draw:polygon><draw:path draw:style-name="gr3" draw:text-style-name="P48" svg:width="0.201cm" svg:height="0.299cm" svg:x="0.017cm" svg:y="0cm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span><text:span text:style-name="T6"> </text:span></text:p>
      <text:p text:style-name="P26"><text:span text:style-name="T6">•Constante gravitationnelle: </text:span><text:span text:style-name="T6"><draw:g text:anchor-type="as-char" svg:y="-0.372cm" draw:z-index="21" draw:style-name="gr1"><svg:title>TexMaths</svg:title><svg:desc>12§display§G = 6.7384 * 10^{-11} N\cdot m^2\cdot kg^{-2}§svg§600§FALSE</svg:desc><draw:polygon draw:style-name="gr2" draw:text-style-name="P47" svg:width="5.923cm" svg:height="0.445cm" svg:x="0cm" svg:y="0.006cm" svg:viewBox="0 0 5924 446" draw:points="2962,446 0,446 0,0 5924,0 5924,446"><text:p/></draw:polygon><draw:path draw:style-name="gr3" draw:text-style-name="P48" svg:width="0.3cm" svg:height="0.307cm" svg:x="0.022cm" svg:y="0.072cm" svg:viewBox="0 0 301 308" svg:d="M301 5c0-3-1-5-5-5-1 0-2 0-7 5l-29 32c-4-6-24-37-70-37-95 0-190 94-190 192 0 67 47 116 115 116 19 0 39-5 53-11 22-8 30-16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7-2 18-2 21 0 5 5 5 6 5 6 0 6-1 8-8z"><text:p/></draw:path><draw:path draw:style-name="gr3" draw:text-style-name="P48" svg:width="0.281cm" svg:height="0.099cm" svg:x="0.471cm" svg:y="0.214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cm" svg:x="0.909cm" svg:y="0.089cm" svg:viewBox="0 0 176 291" svg:d="M38 143v-10c0-107 53-122 75-122 9 0 27 2 37 17-6 0-24 0-24 19 0 13 11 19 20 19 6 0 20-4 20-20 0-26-20-46-54-46-54 0-112 55-112 149 0 112 49 142 89 142 47 0 87-39 87-96 0-54-38-94-85-94-29 0-44 21-53 42zM89 279c-27 0-40-25-42-32-7-19-7-53-7-61 0-33 13-76 51-76 6 0 27 0 40 27 7 15 7 37 7 58s0 41-7 57c-13 25-33 27-42 27z"><text:p/></draw:path><draw:path draw:style-name="gr3" draw:text-style-name="P48" svg:width="0.045cm" svg:height="0.045cm" svg:x="1.137cm" svg:y="0.326cm" svg:viewBox="0 0 46 46" svg:d="M46 23c0-12-10-23-23-23-12 0-23 11-23 23 0 13 11 23 23 23 13 0 23-10 23-23z"><text:p/></draw:path><draw:path draw:style-name="gr3" draw:text-style-name="P48" svg:width="0.181cm" svg:height="0.294cm" svg:x="1.242cm" svg:y="0.086cm" svg:viewBox="0 0 182 295" svg:d="M179 29c3-6 3-6 3-16h-103c-51 0-53-5-54-13h-11l-14 88h11c1-8 5-34 11-39 2-3 36-3 40-3h89c-5 7-38 54-48 67-38 57-53 116-53 159 0 4 0 23 21 23 19 0 19-19 19-23v-21c0-23 1-47 5-70 1-10 7-46 26-72z"><text:p/></draw:path><draw:path draw:style-name="gr3" draw:text-style-name="P48" svg:width="0.175cm" svg:height="0.29cm" svg:x="1.446cm" svg:y="0.089cm" svg:viewBox="0 0 176 291" svg:d="M106 133c34-12 58-41 58-74 0-35-37-59-78-59-43 0-74 25-74 58 0 14 8 21 22 21 13 0 21-8 21-21 0-21-20-21-26-21 13-21 41-26 56-26 17 0 41 9 41 47 0 6-1 30-12 49-13 20-28 21-38 21-4 0-14 1-16 1-4 0-7 2-7 5 0 5 3 5 11 5h18c34 0 50 29 50 71 0 57-29 69-48 69-18 0-49-7-65-32 16 2 29-7 29-23 0-15-12-24-24-24-11 0-24 6-24 24 0 40 40 67 85 67 53 0 91-38 91-81 0-35-26-69-70-77z"><text:p/></draw:path><draw:path draw:style-name="gr3" draw:text-style-name="P48" svg:width="0.175cm" svg:height="0.29cm" svg:x="1.656cm" svg:y="0.089cm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" draw:text-style-name="P48" svg:width="0.187cm" svg:height="0.286cm" svg:x="1.86cm" svg:y="0.086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48" svg:width="0.156cm" svg:height="0.181cm" svg:x="2.179cm" svg:y="0.176cm" svg:viewBox="0 0 157 182" svg:d="M89 16c1-6 1-16-10-16-7 0-13 6-12 11v6l6 66-54-40c-3-2-5-3-7-3-6 0-12 6-12 12 0 7 5 8 8 10l60 29-58 29c-6 4-10 5-10 11 0 7 6 12 12 12 2 0 4 0 14-8l47-34-6 70c0 10 7 11 11 11 5 0 12-2 12-11l-7-70 55 39c4 3 5 3 7 3 6 0 12-6 12-12s-5-9-9-11c-26-12-27-12-60-29l58-27c8-4 11-6 11-12s-6-12-12-12c-2 0-3 0-14 8l-48 35z"><text:p/></draw:path><draw:path draw:style-name="gr3" draw:text-style-name="P48" svg:width="0.139cm" svg:height="0.281cm" svg:x="2.493cm" svg:y="0.089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cm" svg:x="2.683cm" svg:y="0.089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draw:path draw:style-name="gr3" draw:text-style-name="P48" svg:width="0.199cm" svg:height="0.015cm" svg:x="2.908cm" svg:y="0.116cm" svg:viewBox="0 0 200 16" svg:d="M188 16c5 0 12 0 12-8s-6-8-12-8h-176c-5 0-12 0-12 7 0 9 7 9 12 9z"><text:p/></draw:path><draw:path draw:style-name="gr3" draw:text-style-name="P48" svg:width="0.108cm" svg:height="0.196cm" svg:x="3.171cm" svg:y="0cm" svg:viewBox="0 0 109 197" svg:d="M67 8c0-8 0-8-8-8-19 19-47 19-59 19v11c7 0 26 0 43-8v151c0 9 0 13-30 13h-11v11c5 0 42-2 53-2 10 0 47 2 54 2v-11h-12c-30 0-30-4-30-13z"><text:p/></draw:path><draw:path draw:style-name="gr3" draw:text-style-name="P48" svg:width="0.108cm" svg:height="0.196cm" svg:x="3.338cm" svg:y="0cm" svg:viewBox="0 0 109 197" svg:d="M67 8c0-8 0-8-8-8-19 19-47 19-59 19v11c7 0 26 0 43-8v151c0 9 0 13-30 13h-11v11c5 0 42-2 53-2 10 0 47 2 54 2v-11h-12c-30 0-30-4-30-13z"><text:p/></draw:path><draw:path draw:style-name="gr3" draw:text-style-name="P48" svg:width="0.355cm" svg:height="0.288cm" svg:x="3.513cm" svg:y="0.081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draw:path draw:style-name="gr3" draw:text-style-name="P48" svg:width="0.045cm" svg:height="0.045cm" svg:x="4.009cm" svg:y="0.243cm" svg:viewBox="0 0 46 46" svg:d="M46 23c0-12-10-23-23-23-12 0-23 11-23 23 0 13 11 23 23 23 13 0 23-10 23-23z"><text:p/></draw:path><draw:path draw:style-name="gr3" draw:text-style-name="P48" svg:width="0.346cm" svg:height="0.191cm" svg:x="4.197cm" svg:y="0.183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131cm" svg:height="0.196cm" svg:x="4.571cm" svg:y="0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48" svg:width="0.045cm" svg:height="0.045cm" svg:x="4.872cm" svg:y="0.243cm" svg:viewBox="0 0 46 46" svg:d="M46 23c0-12-10-23-23-23-12 0-23 11-23 23 0 13 11 23 23 23 13 0 23-10 23-23z"><text:p/></draw:path><draw:path draw:style-name="gr3" draw:text-style-name="P48" svg:width="0.191cm" svg:height="0.298cm" svg:x="5.069cm" svg:y="0.079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2 5 2 8 4 1 0 1 1 3 1-22 1-26 18-26 23 0 7 5 15 17 15 11 0 23-9 23-26 0-12-10-26-29-26-12 0-31 3-61 37-16 15-31 32-48 39z"><text:p/></draw:path><draw:path draw:style-name="gr3" draw:text-style-name="P48" svg:width="0.193cm" svg:height="0.272cm" svg:x="5.285cm" svg:y="0.183cm" svg:viewBox="0 0 194 273" svg:d="M193 28c1-3 1-5 1-8 0-7-4-12-12-12-3 0-15 4-16 18-9-15-23-26-40-26-49 0-101 59-101 120 0 42 25 67 57 67 24 0 44-20 49-24-9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48" svg:width="0.199cm" svg:height="0.015cm" svg:x="5.526cm" svg:y="0.116cm" svg:viewBox="0 0 200 16" svg:d="M188 16c5 0 12 0 12-8s-6-8-12-8h-176c-5 0-12 0-12 7 0 9 7 9 12 9z"><text:p/></draw:path><draw:path draw:style-name="gr3" draw:text-style-name="P48" svg:width="0.131cm" svg:height="0.196cm" svg:x="5.774cm" svg:y="0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P34"/>
      <text:p text:style-name="P35">Donc pour un Objet à la surface de la Terre : </text:p>
      <text:p text:style-name="P35"/>
      <text:p text:style-name="P35"><draw:g text:anchor-type="as-char" svg:y="-0.473cm" draw:z-index="30" draw:style-name="gr1"><svg:title>TexMaths</svg:title><svg:desc>12§display§F_{Terre/Objet} = G\cdot\frac{m_{T}\cdot m_{Objet}}{{R_{T}}^2}§svg§600§FALSE</svg:desc><draw:polygon draw:style-name="gr2" draw:text-style-name="P47" svg:width="5.656cm" svg:height="0.864cm" svg:x="0cm" svg:y="0cm" svg:viewBox="0 0 5657 865" draw:points="2828,865 0,865 0,0 5657,0 5657,865"><text:p/></draw:polygon><draw:path draw:style-name="gr3" draw:text-style-name="P48" svg:width="0.3cm" svg:height="0.287cm" svg:x="0.016cm" svg:y="0.185cm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48" svg:width="0.221cm" svg:height="0.2cm" svg:x="0.283cm" svg:y="0.347cm" svg:viewBox="0 0 222 201" svg:d="M132 22c1-10 2-10 8-11 2 0 12 0 18 0 18 0 27 0 34 2 13 4 13 13 13 23 0 5 0 10-1 24l-1 4c0 3 2 4 5 4 4 0 6-2 6-7l8-57c0-4-4-4-10-4h-182c-7 0-7 0-10 6l-19 53c0 1-1 3-1 5 0 1 0 4 5 4 3 0 5-1 6-7 18-48 27-50 73-50h12c8 0 10 0 10 2 0 1 0 3-2 7l-39 157c-3 10-4 13-35 13-11 0-13 0-13 7 0 1 0 4 5 4 8 0 16 0 25 0 8 0 18-2 26-2 9 0 18 0 27 2 8 0 16 0 25 0 2 0 6 0 6-6 0-5-3-5-12-5-6 0-11 0-17 0-11-1-11-3-11-6s0-3 1-6z"><text:p/></draw:path><draw:path draw:style-name="gr3" draw:text-style-name="P48" svg:width="0.126cm" svg:height="0.134cm" svg:x="0.534cm" svg:y="0.418cm" svg:viewBox="0 0 127 135" svg:d="M47 64c8 0 32-2 48-6 21-9 26-23 26-32 0-16-17-26-37-26-36 0-84 28-84 78 0 30 19 57 54 57 50 0 73-31 73-34s-2-5-5-5c-1 0-2 0-4 2-23 28-58 28-64 28-18 0-30-12-30-36 0-5 0-10 4-26zM30 55c13-43 46-47 54-47 13 0 24 6 24 18 0 29-50 29-62 29z"><text:p/></draw:path><draw:path draw:style-name="gr3" draw:text-style-name="P48" svg:width="0.137cm" svg:height="0.134cm" svg:x="0.688cm" svg:y="0.418cm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10 11 10 4 0 10-3 12-9 1-2 4-16 6-23z"><text:p/></draw:path><draw:path draw:style-name="gr3" draw:text-style-name="P48" svg:width="0.137cm" svg:height="0.134cm" svg:x="0.852cm" svg:y="0.418cm" svg:viewBox="0 0 138 135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10 11 10 4 0 10-3 12-9 1-2 4-16 6-23z"><text:p/></draw:path><draw:path draw:style-name="gr3" draw:text-style-name="P48" svg:width="0.126cm" svg:height="0.134cm" svg:x="1.024cm" svg:y="0.418cm" svg:viewBox="0 0 127 135" svg:d="M47 64c8 0 32-2 48-6 21-9 26-23 26-32 0-16-17-26-37-26-36 0-84 28-84 78 0 30 19 57 54 57 50 0 73-31 73-34s-2-5-5-5c-1 0-2 0-4 2-23 28-58 28-64 28-18 0-30-12-30-36 0-5 0-10 4-26zM30 55c13-43 46-47 54-47 13 0 24 6 24 18 0 29-50 29-62 29z"><text:p/></draw:path><draw:path draw:style-name="gr3" draw:text-style-name="P48" svg:width="0.127cm" svg:height="0.296cm" svg:x="1.186cm" svg:y="0.325cm" svg:viewBox="0 0 128 297" svg:d="M126 13c2-3 2-5 2-6 0-5-3-7-7-7-5 0-7 4-8 7l-112 276c-1 4-1 5-1 6 0 5 4 8 7 8 5 0 6-4 9-8z"><text:p/></draw:path><draw:path draw:style-name="gr3" draw:text-style-name="P48" svg:width="0.225cm" svg:height="0.214cm" svg:x="1.356cm" svg:y="0.339cm" svg:viewBox="0 0 226 215" svg:d="M226 83c0-47-34-83-87-83-71 0-139 66-139 133 0 48 35 82 86 82 71 0 140-65 140-132zM89 205c-31 0-58-21-58-66 0-14 4-56 31-91 20-24 48-38 75-38 31 0 60 19 60 62 0 22-10 65-37 97-21 24-48 36-71 36z"><text:p/></draw:path><draw:path draw:style-name="gr3" draw:text-style-name="P48" svg:width="0.12cm" svg:height="0.208cm" svg:x="1.619cm" svg:y="0.344cm" svg:viewBox="0 0 121 209" svg:d="M59 8c0 0 1-3 1-4 0-2-1-4-5-4-6 0-30 2-38 2-3 2-6 2-6 8 0 4 3 4 7 4 14 0 14 2 14 4s-2 14-4 22l-6 26c-4 11-20 76-21 79-1 8-1 11-1 15 0 30 19 49 44 49 38 0 77-40 77-84 0-35-24-49-45-49-16 0-28 8-38 15zM44 201c-14 0-22-12-22-30 0-11 2-22 10-55 2-6 2-7 8-13 12-13 25-19 36-19 10 0 21 8 21 29 0 12-7 42-15 59-8 14-23 29-38 29z"><text:p/></draw:path><draw:path draw:style-name="gr3" draw:text-style-name="P48" svg:width="0.13cm" svg:height="0.256cm" svg:x="1.748cm" svg:y="0.353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48" svg:width="0.126cm" svg:height="0.134cm" svg:x="1.924cm" svg:y="0.418cm" svg:viewBox="0 0 127 135" svg:d="M47 64c8 0 32-2 48-6 21-9 26-23 26-32 0-16-17-26-37-26-36 0-84 28-84 78 0 30 19 57 54 57 50 0 73-31 73-34s-2-5-5-5c-1 0-2 0-4 2-23 28-58 28-64 28-18 0-30-12-30-36 0-5 0-10 4-26zM30 55c13-43 46-47 54-47 13 0 24 6 24 18 0 29-50 29-62 29z"><text:p/></draw:path><draw:path draw:style-name="gr3" draw:text-style-name="P48" svg:width="0.1cm" svg:height="0.188cm" svg:x="2.076cm" svg:y="0.362cm" svg:viewBox="0 0 101 189" svg:d="M61 68h30c6 0 10 0 10-6 0-4-4-4-9-4h-28l10-45c2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48" svg:width="0.281cm" svg:height="0.099cm" svg:x="2.36cm" svg:y="0.317cm" svg:viewBox="0 0 282 100" svg:d="M268 17c6 0 14 0 14-9 0-8-8-8-14-8h-254c-6 0-14 0-14 8 0 9 8 9 14 9zM268 100c6 0 14 0 14-9 0-8-8-8-14-8h-254c-6 0-14 0-14 8 0 9 8 9 14 9z"><text:p/></draw:path><draw:path draw:style-name="gr3" draw:text-style-name="P48" svg:width="0.3cm" svg:height="0.308cm" svg:x="2.801cm" svg:y="0.175cm" svg:viewBox="0 0 301 309" svg:d="M301 5c0-3-1-5-5-5-1 0-2 0-7 5l-29 32c-4-6-24-37-70-37-95 0-190 94-190 192 0 67 47 117 115 117 19 0 39-5 53-11 22-9 30-17 37-25 4 9 15 25 19 25 3 0 3-1 3-1 1-2 6-17 7-27l8-32c3-7 4-15 6-22 5-19 5-19 29-20 3 0 7 0 7-9 0-2-2-4-6-4-9 0-34 1-44 1-13 0-46-1-59-1-3 0-9 0-9 8 0 5 3 5 13 5 0 0 12 0 23 1 10 1 13 2 13 8 0 4-5 23-10 39-12 47-67 51-81 51-41 0-86-25-86-90 0-12 5-82 50-138 22-29 63-54 105-54 43 0 69 33 69 82 0 17-2 18-2 21 0 5 5 5 6 5 6 0 6-1 8-8z"><text:p/></draw:path><draw:path draw:style-name="gr3" draw:text-style-name="P48" svg:width="0.045cm" svg:height="0.045cm" svg:x="3.241cm" svg:y="0.345cm" svg:viewBox="0 0 46 46" svg:d="M46 23c0-12-10-23-23-23-12 0-23 11-23 23 0 13 11 23 23 23 13 0 23-10 23-23z"><text:p/></draw:path><draw:path draw:style-name="gr3" draw:text-style-name="P48" svg:width="0.346cm" svg:height="0.191cm" svg:x="3.477cm" svg:y="0cm" svg:viewBox="0 0 347 192" svg:d="M25 162c-1 7-3 17-3 19 0 8 6 11 12 11 4 0 12-3 15-12 0 0 6-20 9-31l8-39c2-8 6-18 7-27 3-7 6-21 6-22 6-13 29-51 69-51 19 0 22 15 22 30 0 9-2 21-6 34l-12 50-8 32c-1 9-5 23-5 25 0 8 6 11 12 11 13 0 16-11 19-24 6-24 22-85 26-102 1-6 24-56 69-56 18 0 23 14 23 30 0 24-18 72-26 95-4 9-5 14-5 22 0 21 14 35 35 35 39 0 55-61 55-65 0-5-4-4-5-4-5 0-5 1-7 8-6 22-19 52-43 52-8 0-10-4-10-14s4-21 7-30c9-23 27-69 27-93 0-28-17-46-50-46-31 0-52 19-68 41-1-5-2-19-14-30-10-9-24-11-34-11-38 0-59 28-67 37-1-24-19-37-39-37-19 0-27 17-31 24-7 16-13 40-13 41 0 5 5 5 5 5 5 0 5 0 7-10 7-30 16-50 31-50 7 0 13 3 13 19 0 8-1 13-7 36z"><text:p/></draw:path><draw:path draw:style-name="gr3" draw:text-style-name="P48" svg:width="0.221cm" svg:height="0.2cm" svg:x="3.847cm" svg:y="0.051cm" svg:viewBox="0 0 222 201" svg:d="M132 22c1-10 2-10 8-11 3 0 12 0 18 0 18 0 27 0 34 2 13 4 13 13 13 23 0 5 0 10-1 24l-1 4c0 3 2 4 5 4 4 0 6-2 6-7l8-57c0-4-4-4-10-4h-182c-7 0-7 0-10 6l-19 53c0 1-1 3-1 5 0 1 0 4 5 4 3 0 5-1 6-7 18-48 27-50 73-50h12c8 0 10 0 10 2 0 1 0 3-2 7l-39 157c-3 10-4 13-35 13-11 0-13 0-13 7 0 1 0 4 5 4 8 0 16 0 25 0 8 0 18-2 26-2 9 0 18 0 27 2 8 0 16 0 25 0 2 0 6 0 6-6 0-5-3-5-12-5-6 0-11 0-17 0-11-1-11-3-11-6s0-3 1-6z"><text:p/></draw:path><draw:path draw:style-name="gr3" draw:text-style-name="P48" svg:width="0.045cm" svg:height="0.045cm" svg:x="4.23cm" svg:y="0.059cm" svg:viewBox="0 0 46 46" svg:d="M46 23c0-12-10-23-23-23-12 0-23 11-23 23 0 13 11 23 23 23 13 0 23-10 23-23z"><text:p/></draw:path><draw:path draw:style-name="gr3" draw:text-style-name="P48" svg:width="0.346cm" svg:height="0.191cm" svg:x="4.416cm" svg:y="0cm" svg:viewBox="0 0 347 192" svg:d="M25 162c-1 7-3 17-3 19 0 8 6 11 12 11 4 0 12-3 15-12 0 0 5-20 9-31l8-39c2-8 6-18 7-27 3-7 6-21 6-22 6-13 29-51 69-51 19 0 22 15 22 30 0 9-2 21-6 34l-12 50-8 32c-1 9-5 23-5 25 0 8 6 11 12 11 13 0 16-11 19-24 6-24 22-85 26-102 1-6 24-56 69-56 18 0 23 14 23 30 0 24-18 72-26 95-4 9-5 14-5 22 0 21 14 35 35 35 39 0 55-61 55-65 0-5-4-4-5-4-5 0-5 1-7 8-6 22-19 52-43 52-8 0-10-4-10-14s4-21 7-30c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225cm" svg:height="0.214cm" svg:x="4.794cm" svg:y="0.041cm" svg:viewBox="0 0 226 215" svg:d="M226 83c0-47-34-83-87-83-71 0-139 66-139 133 0 48 35 82 86 82 71 0 140-65 140-132zM89 205c-31 0-59-21-59-66 0-14 5-56 32-91 20-24 48-38 75-38 31 0 60 19 60 62 0 22-10 65-37 97-21 24-48 36-71 36z"><text:p/></draw:path><draw:path draw:style-name="gr3" draw:text-style-name="P48" svg:width="0.12cm" svg:height="0.208cm" svg:x="5.057cm" svg:y="0.046cm" svg:viewBox="0 0 121 209" svg:d="M59 8c0 0 1-3 1-4 0-2-1-4-5-4-6 0-30 2-38 2-3 2-6 2-6 8 0 4 3 4 7 4 14 0 14 2 14 4s-2 14-4 22l-6 26c-4 11-20 76-21 79-1 8-1 11-1 15 0 30 19 49 44 49 38 0 77-40 77-84 0-35-25-49-45-49-16 0-28 8-38 15zM44 201c-14 0-22-12-22-30 0-11 2-22 10-55 2-6 2-7 8-13 10-13 25-19 36-19 10 0 21 8 21 29 0 12-7 42-15 59-8 14-23 29-38 29z"><text:p/></draw:path><draw:path draw:style-name="gr3" draw:text-style-name="P48" svg:width="0.13cm" svg:height="0.256cm" svg:x="5.185cm" svg:y="0.054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48" svg:width="0.126cm" svg:height="0.134cm" svg:x="5.361cm" svg:y="0.12cm" svg:viewBox="0 0 127 135" svg:d="M47 64c8 0 32-2 48-6 21-9 26-23 26-32 0-16-17-26-37-26-36 0-84 28-84 78 0 30 19 57 54 57 50 0 73-31 73-34s-2-5-5-5c-1 0-2 0-4 2-23 28-58 28-64 28-18 0-30-12-30-36 0-5 0-10 4-26zM30 55c13-43 46-47 54-47 13 0 24 6 24 18 0 29-50 29-62 29z"><text:p/></draw:path><draw:path draw:style-name="gr3" draw:text-style-name="P48" svg:width="0.1cm" svg:height="0.188cm" svg:x="5.514cm" svg:y="0.064cm" svg:viewBox="0 0 101 189" svg:d="M61 68h30c6 0 10 0 10-7 0-3-4-3-9-3h-28l10-45c0-1 2-2 2-3 0-6-4-10-10-10-8 0-12 5-14 13-3 7 1-7-12 45h-30c-6 0-10 0-10 6 0 4 4 4 8 4h29l-18 70c-1 9-3 18-3 23 0 17 14 28 31 28 33 0 53-41 53-46 0-4-5-4-5-4-4 0-5 2-7 6-9 18-23 35-40 35-6 0-11-3-11-14 0-3 1-10 3-12z"><text:p/></draw:path><draw:polygon draw:style-name="gr3" draw:text-style-name="P48" svg:width="2.191cm" svg:height="0.017cm" svg:x="3.465cm" svg:y="0.358cm" svg:viewBox="0 0 2192 18" draw:points="1096,18 0,18 0,0 2192,0 2192,18"><text:p/></draw:polygon><draw:path draw:style-name="gr3" draw:text-style-name="P48" svg:width="0.301cm" svg:height="0.298cm" svg:x="4.19cm" svg:y="0.512cm" svg:viewBox="0 0 302 299" svg:d="M142 29c2-10 3-15 12-16 3 0 16 0 25 0 30 0 77 0 77 42 0 15-6 43-23 60-11 11-34 24-72 24h-47zM203 145c42-9 92-38 92-81 0-36-37-64-93-64h-120c-9 0-14 0-14 8 0 5 5 5 12 5 2 0 10 0 17 1 7 0 11 2 11 6 0 3 0 4-1 9l-57 227c-4 17-6 20-38 20-8 0-12 0-12 9 0 4 5 4 6 4 12 0 41-1 53-1s42 1 54 1c3 0 8 0 8-8 0-5-3-5-12-5-15 0-27 0-27-7 0-2 1-5 1-7l29-113h50c38 0 46 24 46 38 0 8-4 21-6 30-3 12-6 28-6 36 0 46 50 46 56 46 36 0 50-43 50-49 0-5-4-5-4-5-4 0-5 2-6 6-11 31-29 38-39 38-14 0-17-9-17-26 0-12 3-34 4-48 1-6 2-13 2-19 0-33-28-46-39-51z"><text:p/></draw:path><draw:path draw:style-name="gr3" draw:text-style-name="P48" svg:width="0.221cm" svg:height="0.2cm" svg:x="4.504cm" svg:y="0.662cm" svg:viewBox="0 0 222 201" svg:d="M132 22c1-10 2-10 8-11 3 0 12 0 18 0 18 0 27 0 34 2 13 4 13 13 13 23 0 5 0 10-1 24l-1 4c0 3 2 4 5 4 4 0 6-2 6-7l8-57c0-4-4-4-10-4h-182c-7 0-7 0-10 6l-19 53c0 1-1 3-1 5 0 1 0 4 5 4 3 0 5-1 6-7 18-48 27-50 73-50h12c8 0 10 0 10 2 0 1 0 3-2 7l-39 157c-3 10-4 13-35 13-11 0-13 0-13 7 0 1 0 4 5 4 8 0 16 0 25 0 8 0 18-2 26-2 9 0 18 0 27 2 8 0 16 0 25 0 2 0 6 0 6-6 0-5-3-5-12-5-6 0-11 0-17 0-11-1-11-3-11-6s0-3 1-6z"><text:p/></draw:path><draw:path draw:style-name="gr3" draw:text-style-name="P48" svg:width="0.131cm" svg:height="0.196cm" svg:x="4.777cm" svg:y="0.421cm" svg:viewBox="0 0 132 197" svg:d="M132 143h-11c0 7-3 24-7 28-2 1-25 1-30 1h-54c31-28 41-36 59-49 23-19 43-37 43-65 0-36-32-58-70-58-37 0-62 26-62 53 0 15 13 17 16 17 7 0 15-5 15-16 0-5-1-16-17-16 9-21 29-27 44-27 30 0 45 23 45 47 0 26-19 46-29 57l-72 71c-2 3-2 3-2 11h122z"><text:p/></draw:path></draw:g></text:p>
      <text:p text:style-name="P35"/>
      <text:p text:style-name="P35">Avec :</text:p>
      <text:p text:style-name="P11"><text:span text:style-name="T9">•Masse de la Terre: </text:span><text:span text:style-name="T9"><draw:g text:anchor-type="as-char" svg:y="-0.377cm" draw:z-index="31" draw:style-name="gr1"><svg:title>TexMaths</svg:title><svg:desc>12§display§m_{T} = 5.9736\cdot10^{24} kg§svg§600§FALSE</svg:desc><draw:polygon draw:style-name="gr2" draw:text-style-name="P47" svg:width="3.892cm" svg:height="0.446cm" svg:x="0cm" svg:y="0.012cm" svg:viewBox="0 0 3893 447" draw:points="1947,447 0,447 0,0 3893,0 3893,447"><text:p/></draw:polygon><draw:path draw:style-name="gr3" draw:text-style-name="P48" svg:width="0.346cm" svg:height="0.191cm" svg:x="0.012cm" svg:y="0.19cm" svg:viewBox="0 0 347 192" svg:d="M25 162c-1 7-3 17-3 19 0 8 6 11 12 11 4 0 12-3 15-12 0 0 5-20 9-31l8-38c2-9 6-18 7-28 3-7 6-21 6-22 6-13 29-51 69-51 19 0 22 15 22 30 0 9-2 21-6 35l-12 49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48" svg:width="0.221cm" svg:height="0.2cm" svg:x="0.382cm" svg:y="0.236cm" svg:viewBox="0 0 222 201" svg:d="M132 22c1-10 2-10 8-11 2 0 12 0 18 0 18 0 27 0 34 2 13 4 13 13 13 23 0 5 0 10-1 24l-1 4c0 3 2 5 5 5 4 0 6-3 6-8l8-57c0-4-4-4-10-4h-182c-7 0-7 0-10 6l-19 53c0 1-1 3-1 5 0 1 0 5 5 5 3 0 5-2 6-8 18-48 27-50 73-50h12c8 0 10 0 10 2 0 1 0 3-2 7l-39 157c-3 10-4 13-35 13-11 0-13 0-13 7 0 1 0 4 5 4 8 0 16 0 25 0 8 0 18-1 26-1 9 0 18 0 27 1 8 0 16 0 25 0 2 0 6 0 6-6 0-5-3-5-12-5-6 0-11 0-17 0-11-1-11-3-11-6s0-3 1-6z"><text:p/></draw:path><draw:path draw:style-name="gr3" draw:text-style-name="P48" svg:width="0.281cm" svg:height="0.099cm" svg:x="0.775cm" svg:y="0.22cm" svg:viewBox="0 0 282 100" svg:d="M268 17c6 0 14 0 14-9 0-8-8-8-14-8h-254c-6 0-14 0-14 8 0 9 8 9 14 9zM268 100c6 0 14 0 14-9 0-8-8-8-14-8h-254c-6 0-14 0-14 8 0 9 8 9 14 9z"><text:p/></draw:path><draw:path draw:style-name="gr3" draw:text-style-name="P48" svg:width="0.168cm" svg:height="0.291cm" svg:x="1.217cm" svg:y="0.093cm" svg:viewBox="0 0 169 292" svg:d="M169 197c0-50-35-92-80-92-21 0-39 6-54 21v-83c8 3 23 6 36 6 53 0 81-39 81-44 0-3-1-5-3-5 0 0-1 0-4 1-8 4-29 12-57 12-17 0-38-2-57-12-3-1-5-1-5-1-4 0-4 4-4 11v125c0 8 0 11 6 11 2 0 3-2 6-4 3-6 20-29 54-29 22 0 33 19 36 27 7 15 8 32 8 54 0 14 0 39-11 57-9 17-25 28-45 28-30 0-56-23-63-48 1 1 3 1 7 1 15 0 22-11 22-20 0-11-7-21-22-21-6 0-20 3-20 22 0 37 29 78 77 78 49 0 92-41 92-95z"><text:p/></draw:path><draw:path draw:style-name="gr3" draw:text-style-name="P48" svg:width="0.045cm" svg:height="0.045cm" svg:x="1.443cm" svg:y="0.332cm" svg:viewBox="0 0 46 46" svg:d="M46 23c0-12-10-23-23-23-12 0-23 11-23 23 0 13 11 23 23 23 13 0 23-10 23-23z"><text:p/></draw:path><draw:path draw:style-name="gr3" draw:text-style-name="P48" svg:width="0.175cm" svg:height="0.291cm" svg:x="1.541cm" svg:y="0.093cm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48" svg:width="0.181cm" svg:height="0.295cm" svg:x="1.757cm" svg:y="0.087cm" svg:viewBox="0 0 182 296" svg:d="M179 29c3-6 3-6 3-16h-103c-51 0-53-5-54-13h-11l-14 88h11c1-7 5-34 11-39 2-3 36-3 40-3h89c-5 7-38 54-48 67-38 58-53 117-53 160 0 3 0 23 21 23 19 0 19-20 19-23v-22c0-23 1-47 5-70 1-9 7-45 26-72z"><text:p/></draw:path><draw:path draw:style-name="gr3" draw:text-style-name="P48" svg:width="0.175cm" svg:height="0.291cm" svg:x="1.961cm" svg:y="0.093cm" svg:viewBox="0 0 176 292" svg:d="M106 133c34-12 58-40 58-74 0-35-37-59-78-59-43 0-74 25-74 58 0 14 8 21 22 21 13 0 21-8 21-21 0-21-20-21-26-21 13-21 41-26 56-26 17 0 41 9 41 47 0 6-1 30-12 49-13 20-28 22-38 22-3 0-14 1-16 1-4 0-7 1-7 5s3 4 11 4h18c34 0 50 29 50 71 0 58-29 70-48 70-18 0-49-7-65-32 16 2 29-8 29-23 0-16-12-24-24-24-11 0-24 6-24 24 0 39 40 67 86 67 52 0 90-38 90-82 0-35-26-68-70-77z"><text:p/></draw:path><draw:path draw:style-name="gr3" draw:text-style-name="P48" svg:width="0.175cm" svg:height="0.291cm" svg:x="2.171cm" svg:y="0.093cm" svg:viewBox="0 0 176 292" svg:d="M38 143v-10c0-107 53-122 75-122 9 0 27 2 37 17-6 0-24 0-24 19 0 13 11 19 20 19 6 0 20-4 20-20 0-26-20-46-54-46-54 0-112 55-112 149 0 113 49 143 89 143 47 0 87-40 87-96 0-54-38-95-85-95-29 0-44 22-53 42zM89 280c-27 0-40-25-42-32-7-20-7-53-7-62 0-32 13-75 51-75 6 0 27 0 40 26 7 16 7 37 7 59 0 20 0 41-7 56-13 26-33 28-42 28z"><text:p/></draw:path><draw:path draw:style-name="gr3" draw:text-style-name="P48" svg:width="0.045cm" svg:height="0.045cm" svg:x="2.493cm" svg:y="0.249cm" svg:viewBox="0 0 46 46" svg:d="M46 23c0-12-10-23-23-23-12 0-23 11-23 23 0 13 11 23 23 23 13 0 23-10 23-23z"><text:p/></draw:path><draw:path draw:style-name="gr3" draw:text-style-name="P48" svg:width="0.139cm" svg:height="0.281cm" svg:x="2.705cm" svg:y="0.093cm" svg:viewBox="0 0 140 282" svg:d="M88 11c0-10 0-11-10-11-26 28-65 28-78 28v13c8 0 34 0 55-12v220c0 15-1 20-39 20h-14v13c16-1 52-1 70-1 17 0 54 0 68 1v-13h-13c-38 0-39-5-39-20z"><text:p/></draw:path><draw:path draw:style-name="gr3" draw:text-style-name="P48" svg:width="0.178cm" svg:height="0.291cm" svg:x="2.893cm" svg:y="0.093cm" svg:viewBox="0 0 179 292" svg:d="M179 147c0-34-3-68-17-99-19-41-54-48-72-48-26 0-56 11-74 50-14 29-16 63-16 97 0 32 1 69 19 102 18 35 49 43 70 43 23 0 55-10 74-49 13-29 16-63 16-96zM89 282c-16 0-41-10-49-51-5-25-5-64-5-89 0-28 0-55 3-78 9-51 40-54 51-54 14 0 42 7 50 49 5 24 5 56 5 83 0 31 0 60-5 88-7 39-31 52-50 52z"><text:p/></draw:path><draw:path draw:style-name="gr3" draw:text-style-name="P48" svg:width="0.131cm" svg:height="0.196cm" svg:x="3.106cm" svg:y="0.005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48" svg:width="0.145cm" svg:height="0.2cm" svg:x="3.267cm" svg:y="0cm" svg:viewBox="0 0 146 201" svg:d="M146 151v-10h-33v-133c0-6 0-8-6-8-4 0-5 0-9 4l-98 137v10h88v26c0 9 0 13-24 13h-9v11c16-1 34-1 45-1 12 0 30 0 45 1v-11h-8c-24 0-24-4-24-13v-26zM90 32v109h-79z"><text:p/></draw:path><draw:path draw:style-name="gr3" draw:text-style-name="P48" svg:width="0.191cm" svg:height="0.298cm" svg:x="3.468cm" svg:y="0.08cm" svg:viewBox="0 0 192 299" svg:d="M98 5c0 0 0-5-6-5-9 0-40 4-51 5-4 0-7 0-7 8 0 5 3 5 9 5 21 0 22 2 22 7l-1 9-63 244c-1 6-1 7-1 9 0 10 8 12 12 12 6 0 12-3 14-9 3-4 22-82 24-93 15 1 50 9 50 36 0 4 0 5-2 9-1 6-1 10-1 15 0 25 17 42 39 42 13 0 24-7 33-23 11-18 16-42 16-43 0-3-4-3-5-3-5 0-5 1-6 7-8 31-19 53-37 53-9 0-13-5-13-21 0-7 1-17 2-23 2-7 2-9 2-13 0-27-26-40-63-44 13-9 27-22 37-32 20-22 40-40 60-40 4 0 4 0 5 0 5 1 5 1 8 3 1 0 1 1 3 1-22 2-26 18-26 23 0 7 5 16 17 16 11 0 23-10 23-27 0-12-10-26-29-26-12 0-31 4-61 37-16 16-31 33-48 40z"><text:p/></draw:path><draw:path draw:style-name="gr3" draw:text-style-name="P48" svg:width="0.193cm" svg:height="0.273cm" svg:x="3.683cm" svg:y="0.19cm" svg:viewBox="0 0 194 274" svg:d="M193 28c1-3 1-5 1-8 0-7-4-12-12-12-3 0-15 4-16 18-9-15-23-26-40-26-49 0-101 59-101 120 0 42 25 67 57 67 24 0 44-20 49-24-9 38-15 56-15 57-1 4-15 46-61 46-7 0-21-2-33-5 13-4 18-15 18-22s-5-15-17-15c-10 0-23 8-23 25s16 25 56 25c53 0 84-32 90-58zM138 133c-2 11-12 22-22 30-8 8-21 15-33 15-22 0-28-22-28-39 0-20 12-70 23-92 12-21 30-37 48-37 28 0 34 33 34 36 0 2 0 4-2 6z"><text:p/></draw:path></draw:g></text:span></text:p>
      <text:p text:style-name="P11"><text:span text:style-name="T9">•Masse de l'Objet: </text:span><text:span text:style-name="T9"><draw:g text:anchor-type="as-char" svg:y="-0.187cm" draw:z-index="29" draw:style-name="gr1"><svg:title>TexMaths</svg:title><svg:desc>12§display§m_{Objet}§svg§600§FALSE</svg:desc><draw:polygon draw:style-name="gr2" draw:text-style-name="P47" svg:width="1.223cm" svg:height="0.301cm" svg:x="0cm" svg:y="0.006cm" svg:viewBox="0 0 1224 302" draw:points="611,302 0,302 0,0 1224,0 1224,302"><text:p/></draw:polygon><draw:path draw:style-name="gr3" draw:text-style-name="P48" svg:width="0.345cm" svg:height="0.191cm" svg:x="0.012cm" svg:y="0cm" svg:viewBox="0 0 346 192" svg:d="M25 162c-1 7-3 16-3 19 0 7 6 11 12 11 4 0 12-4 15-12 0 0 5-21 9-32l8-38c2-8 6-18 7-27 3-8 6-21 6-22 6-13 29-51 68-51 20 0 23 15 23 30 0 9-2 21-6 34l-12 49-8 33c-1 8-5 22-5 25 0 7 6 11 12 11 13 0 16-11 19-24 6-24 22-85 25-102 2-6 24-56 70-56 18 0 23 14 23 30 0 23-18 71-27 94-3 10-4 14-4 23 0 20 14 35 34 35 40 0 55-61 55-65 0-5-3-5-4-5-5 0-5 1-8 9-6 21-19 51-43 51-7 0-9-4-9-13 0-11 3-22 7-30 8-23 26-70 26-94 0-27-17-45-49-45-31 0-53 19-68 41-1-5-3-19-15-30-9-9-24-11-34-11-38 0-59 28-66 37-1-24-19-37-39-37-19 0-27 17-31 24-7 16-13 39-13 41 0 4 5 4 5 4 5 0 5 0 7-9 7-30 16-50 31-50 7 0 13 3 13 19 0 8-1 13-7 36z"><text:p/></draw:path><draw:path draw:style-name="gr3" draw:text-style-name="P48" svg:width="0.224cm" svg:height="0.213cm" svg:x="0.388cm" svg:y="0.043cm" svg:viewBox="0 0 225 214" svg:d="M225 83c0-47-33-83-86-83-71 0-139 66-139 133 0 48 35 81 86 81 71 0 139-64 139-131zM89 205c-31 0-59-22-59-66 0-14 5-56 32-91 20-24 48-38 75-38 31 0 60 19 60 62 0 21-10 64-38 97-20 24-48 36-70 36z"><text:p/></draw:path><draw:path draw:style-name="gr3" draw:text-style-name="P48" svg:width="0.12cm" svg:height="0.207cm" svg:x="0.652cm" svg:y="0.046cm" svg:viewBox="0 0 121 208" svg:d="M59 8c0 0 1-3 1-4 0-2-1-4-5-4-6 0-30 2-38 2-3 2-6 2-6 8 0 4 3 4 7 4 14 0 14 2 14 4s-2 14-4 22l-6 26c-4 11-20 75-21 79-1 7-1 11-1 14 0 30 19 49 44 49 38 0 77-39 77-83 0-35-24-50-45-50-16 0-28 9-38 16zM44 200c-14 0-22-12-22-30 0-11 2-22 10-54 2-6 2-7 8-13 10-13 25-19 36-19 10 0 21 8 21 29 0 12-7 41-15 58-8 15-23 29-38 29z"><text:p/></draw:path><draw:path draw:style-name="gr3" draw:text-style-name="P48" svg:width="0.13cm" svg:height="0.255cm" svg:x="0.78cm" svg:y="0.054cm" svg:viewBox="0 0 131 256" svg:d="M131 11c0-5-4-11-12-11-9 0-17 8-17 17 0 5 3 11 12 11 8 0 17-8 17-17zM67 211c-5 20-20 37-38 37-4 0-7 0-11-1 8-4 11-11 11-16 0-7-6-11-12-11-10 0-17 9-17 18 0 11 12 18 30 18 17 0 53-11 61-46l28-106c0-3 1-6 1-11 0-15-15-27-33-27-32 0-51 41-51 45s4 4 5 4c3 0 3-1 6-6 7-17 23-35 40-35 8 0 10 5 10 15 0 3-1 7-1 8z"><text:p/></draw:path><draw:path draw:style-name="gr3" draw:text-style-name="P48" svg:width="0.126cm" svg:height="0.133cm" svg:x="0.956cm" svg:y="0.12cm" svg:viewBox="0 0 127 134" svg:d="M47 63c8 0 32-1 48-6 21-8 26-22 26-31 0-16-17-26-37-26-36 0-84 28-84 78 0 30 19 56 54 56 50 0 73-30 73-33s-2-5-5-5c-1 0-2 0-5 2-22 28-57 28-63 28-18 0-30-12-30-36 0-5 0-10 4-27zM30 55c13-43 46-47 54-47 13 0 24 6 24 18 0 29-50 29-62 29z"><text:p/></draw:path><draw:path draw:style-name="gr3" draw:text-style-name="P48" svg:width="0.1cm" svg:height="0.187cm" svg:x="1.108cm" svg:y="0.066cm" svg:viewBox="0 0 101 188" svg:d="M61 68h30c6 0 10 0 10-7 0-4-4-4-9-4h-28l10-44c2-1 2-2 2-3 0-6-4-10-10-10-8 0-12 5-14 13-3 7 1-7-12 44h-30c-6 0-10 0-10 6 0 5 4 5 8 5h29l-18 70c-1 8-3 18-3 22 0 17 14 28 31 28 33 0 52-41 52-46 0-3-4-3-4-3-4 0-5 1-8 6-8 18-22 35-39 35-6 0-11-4-11-15 0-2 1-9 3-12z"><text:p/></draw:path></draw:g></text:span></text:p>
      <text:p text:style-name="P11"><text:span text:style-name="T9">•Rayon de la terre: </text:span><text:span text:style-name="T9"><draw:g text:anchor-type="as-char" svg:y="-0.37cm" draw:z-index="33" draw:style-name="gr1"><svg:title>TexMaths</svg:title><svg:desc>12§display§R_T = 6.3710\cdot 10^6 m§svg§600§FALSE</svg:desc><draw:polygon draw:style-name="gr2" draw:text-style-name="P47" svg:width="3.596cm" svg:height="0.427cm" svg:x="0cm" svg:y="0.006cm" svg:viewBox="0 0 3597 428" draw:points="1799,428 0,428 0,0 3597,0 3597,428"><text:p/></draw:polygon><draw:path draw:style-name="gr3" draw:text-style-name="P48" svg:width="0.301cm" svg:height="0.298cm" svg:x="0.017cm" svg:y="0.081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48" svg:width="0.221cm" svg:height="0.199cm" svg:x="0.331cm" svg:y="0.235cm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48" svg:width="0.281cm" svg:height="0.099cm" svg:x="0.726cm" svg:y="0.214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1cm" svg:x="1.164cm" svg:y="0.088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48" svg:width="0.045cm" svg:height="0.045cm" svg:x="1.392cm" svg:y="0.326cm" svg:viewBox="0 0 46 46" svg:d="M46 23c0-12-10-23-23-23-12 0-23 11-23 23 0 13 11 23 23 23 13 0 23-10 23-23z"><text:p/></draw:path><draw:path draw:style-name="gr3" draw:text-style-name="P48" svg:width="0.175cm" svg:height="0.291cm" svg:x="1.491cm" svg:y="0.088cm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3" draw:text-style-name="P48" svg:width="0.181cm" svg:height="0.294cm" svg:x="1.707cm" svg:y="0.086cm" svg:viewBox="0 0 182 295" svg:d="M179 29c3-6 3-6 3-16h-103c-51 0-53-5-55-13h-10l-14 88h11c1-8 5-34 11-39 2-3 36-3 40-3h89c-5 7-38 54-48 67-38 57-53 116-53 159 0 4 0 23 21 23 19 0 19-19 19-23v-21c0-23 1-47 5-70 1-9 7-45 26-72z"><text:p/></draw:path><draw:path draw:style-name="gr3" draw:text-style-name="P48" svg:width="0.139cm" svg:height="0.281cm" svg:x="1.931cm" svg:y="0.088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2.119cm" svg:y="0.088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48" svg:width="0.045cm" svg:height="0.045cm" svg:x="2.443cm" svg:y="0.243cm" svg:viewBox="0 0 46 46" svg:d="M46 23c0-12-10-23-23-23-12 0-23 11-23 23 0 13 11 23 23 23 13 0 23-10 23-23z"><text:p/></draw:path><draw:path draw:style-name="gr3" draw:text-style-name="P48" svg:width="0.139cm" svg:height="0.281cm" svg:x="2.655cm" svg:y="0.088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2.844cm" svg:y="0.088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48" svg:width="0.136cm" svg:height="0.202cm" svg:x="3.053cm" svg:y="0cm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0-17 15-31 15z"><text:p/></draw:path><draw:path draw:style-name="gr3" draw:text-style-name="P48" svg:width="0.346cm" svg:height="0.191cm" svg:x="3.239cm" svg:y="0.183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/draw:g></text:span></text:p>
      <text:p text:style-name="P11"><text:span text:style-name="T9">•Constante gravitationnelle: </text:span><text:span text:style-name="T9"><draw:g text:anchor-type="as-char" svg:y="-0.372cm" draw:z-index="32" draw:style-name="gr1"><svg:title>TexMaths</svg:title><svg:desc>12§display§G = 6.7384 \cdot 10^{-11} N\cdot m^2\cdot kg^{-2}§svg§600§FALSE</svg:desc><draw:polygon draw:style-name="gr2" draw:text-style-name="P47" svg:width="5.832cm" svg:height="0.445cm" svg:x="0cm" svg:y="0.006cm" svg:viewBox="0 0 5833 446" draw:points="2916,446 0,446 0,0 5833,0 5833,446"><text:p/></draw:polygon><draw:path draw:style-name="gr3" draw:text-style-name="P48" svg:width="0.3cm" svg:height="0.307cm" svg:x="0.022cm" svg:y="0.072cm" svg:viewBox="0 0 301 308" svg:d="M301 5c0-3-1-5-5-5-1 0-2 0-7 5l-29 32c-4-6-24-37-70-37-95 0-190 94-190 192 0 67 47 116 115 116 19 0 39-5 53-11 22-8 30-16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7-2 18-2 21 0 5 5 5 6 5 6 0 6-1 8-8z"><text:p/></draw:path><draw:path draw:style-name="gr3" draw:text-style-name="P48" svg:width="0.281cm" svg:height="0.099cm" svg:x="0.472cm" svg:y="0.214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cm" svg:x="0.91cm" svg:y="0.089cm" svg:viewBox="0 0 176 291" svg:d="M38 143v-10c0-107 53-122 75-122 9 0 27 2 37 17-6 0-24 0-24 19 0 13 11 19 20 19 6 0 20-4 20-20 0-26-20-46-54-46-54 0-112 55-112 149 0 112 49 142 89 142 47 0 87-39 87-96 0-54-38-94-85-94-29 0-44 21-53 42zM89 279c-27 0-40-25-42-32-7-19-7-53-7-61 0-33 13-76 51-76 6 0 27 0 40 27 7 15 7 37 7 58s0 41-7 57c-13 25-33 27-42 27z"><text:p/></draw:path><draw:path draw:style-name="gr3" draw:text-style-name="P48" svg:width="0.045cm" svg:height="0.045cm" svg:x="1.138cm" svg:y="0.326cm" svg:viewBox="0 0 46 46" svg:d="M46 23c0-12-10-23-23-23-12 0-23 11-23 23 0 13 11 23 23 23 13 0 23-10 23-23z"><text:p/></draw:path><draw:path draw:style-name="gr3" draw:text-style-name="P48" svg:width="0.181cm" svg:height="0.294cm" svg:x="1.242cm" svg:y="0.086cm" svg:viewBox="0 0 182 295" svg:d="M179 29c3-6 3-6 3-16h-103c-51 0-53-5-54-13h-11l-14 88h11c1-8 5-34 11-39 2-3 36-3 40-3h89c-5 7-38 54-48 67-38 57-53 116-53 159 0 4 0 23 21 23 19 0 19-19 19-23v-21c0-23 1-47 5-70 1-10 7-46 26-72z"><text:p/></draw:path><draw:path draw:style-name="gr3" draw:text-style-name="P48" svg:width="0.175cm" svg:height="0.29cm" svg:x="1.446cm" svg:y="0.089cm" svg:viewBox="0 0 176 291" svg:d="M106 133c34-12 58-41 58-74 0-35-37-59-78-59-43 0-74 25-74 58 0 14 8 21 22 21 13 0 21-8 21-21 0-21-20-21-26-21 13-21 41-26 56-26 17 0 41 9 41 47 0 6-1 30-12 49-13 20-28 21-38 21-4 0-14 1-16 1-4 0-7 2-7 5 0 5 3 5 11 5h18c34 0 50 29 50 71 0 57-29 69-48 69-18 0-49-7-65-32 16 2 29-7 29-23 0-15-12-24-24-24-11 0-24 6-24 24 0 40 40 67 85 67 53 0 91-38 91-81 0-35-26-69-70-77z"><text:p/></draw:path><draw:path draw:style-name="gr3" draw:text-style-name="P48" svg:width="0.175cm" svg:height="0.29cm" svg:x="1.656cm" svg:y="0.089cm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" draw:text-style-name="P48" svg:width="0.187cm" svg:height="0.286cm" svg:x="1.86cm" svg:y="0.086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48" svg:width="0.045cm" svg:height="0.045cm" svg:x="2.189cm" svg:y="0.243cm" svg:viewBox="0 0 46 46" svg:d="M46 23c0-12-10-23-23-23-12 0-23 11-23 23 0 13 11 23 23 23 13 0 23-10 23-23z"><text:p/></draw:path><draw:path draw:style-name="gr3" draw:text-style-name="P48" svg:width="0.139cm" svg:height="0.281cm" svg:x="2.4cm" svg:y="0.089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cm" svg:x="2.589cm" svg:y="0.089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draw:path draw:style-name="gr3" draw:text-style-name="P48" svg:width="0.199cm" svg:height="0.015cm" svg:x="2.815cm" svg:y="0.116cm" svg:viewBox="0 0 200 16" svg:d="M188 16c5 0 12 0 12-8s-6-8-12-8h-176c-5 0-12 0-12 7 0 9 7 9 12 9z"><text:p/></draw:path><draw:path draw:style-name="gr3" draw:text-style-name="P48" svg:width="0.108cm" svg:height="0.196cm" svg:x="3.078cm" svg:y="0cm" svg:viewBox="0 0 109 197" svg:d="M67 8c0-8 0-8-8-8-19 19-47 19-59 19v11c7 0 26 0 43-8v151c0 9 0 13-30 13h-11v11c5 0 42-2 53-2 10 0 47 2 54 2v-11h-12c-30 0-30-4-30-13z"><text:p/></draw:path><draw:path draw:style-name="gr3" draw:text-style-name="P48" svg:width="0.108cm" svg:height="0.196cm" svg:x="3.245cm" svg:y="0cm" svg:viewBox="0 0 109 197" svg:d="M67 8c0-8 0-8-8-8-19 19-47 19-59 19v11c7 0 26 0 43-8v151c0 9 0 13-30 13h-11v11c5 0 42-2 53-2 10 0 47 2 54 2v-11h-12c-30 0-30-4-30-13z"><text:p/></draw:path><draw:path draw:style-name="gr3" draw:text-style-name="P48" svg:width="0.355cm" svg:height="0.288cm" svg:x="3.42cm" svg:y="0.081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draw:path draw:style-name="gr3" draw:text-style-name="P48" svg:width="0.045cm" svg:height="0.045cm" svg:x="3.918cm" svg:y="0.243cm" svg:viewBox="0 0 46 46" svg:d="M46 23c0-12-10-23-23-23-12 0-23 11-23 23 0 13 11 23 23 23 13 0 23-10 23-23z"><text:p/></draw:path><draw:path draw:style-name="gr3" draw:text-style-name="P48" svg:width="0.346cm" svg:height="0.191cm" svg:x="4.104cm" svg:y="0.183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48" svg:width="0.131cm" svg:height="0.196cm" svg:x="4.479cm" svg:y="0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48" svg:width="0.045cm" svg:height="0.045cm" svg:x="4.779cm" svg:y="0.243cm" svg:viewBox="0 0 46 46" svg:d="M46 23c0-12-10-23-23-23-12 0-23 11-23 23 0 13 11 23 23 23 13 0 23-10 23-23z"><text:p/></draw:path><draw:path draw:style-name="gr3" draw:text-style-name="P48" svg:width="0.191cm" svg:height="0.298cm" svg:x="4.977cm" svg:y="0.079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2 5 2 8 4 1 0 1 1 3 1-21 1-26 18-26 23 0 7 5 15 17 15 11 0 23-9 23-26 0-12-10-26-29-26-12 0-31 3-61 37-14 15-31 32-48 39z"><text:p/></draw:path><draw:path draw:style-name="gr3" draw:text-style-name="P48" svg:width="0.193cm" svg:height="0.272cm" svg:x="5.192cm" svg:y="0.183cm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48" svg:width="0.199cm" svg:height="0.015cm" svg:x="5.433cm" svg:y="0.116cm" svg:viewBox="0 0 200 16" svg:d="M188 16c5 0 12 0 12-8s-6-8-12-8h-176c-5 0-12 0-12 7 0 9 7 9 12 9z"><text:p/></draw:path><draw:path draw:style-name="gr3" draw:text-style-name="P48" svg:width="0.131cm" svg:height="0.196cm" svg:x="5.683cm" svg:y="0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/text:p>
      <text:p text:style-name="P28"/>
      <text:p text:style-name="P28">Donc :</text:p>
      <text:p text:style-name="P29"><draw:g text:anchor-type="as-char" svg:y="-0.854cm" draw:z-index="34" draw:style-name="gr1"><svg:title>TexMaths</svg:title><svg:desc>12§latex§\begin{align*}
&amp;F_{Terre/Objet} = 6.7384\cdot10^{-11}\cdot\frac{5.9736\cdot10^{24}\cdot m_{Objet}}{(6.3710\cdot 10^6)^2}\\
&amp;F_{Terre/Objet} = 9.91694\cdot m_{Objet} = g\cdot m_{Objet}
\end{align*}§svg§600§FALSE</svg:desc><draw:polygon draw:style-name="gr2" draw:text-style-name="P47" svg:width="9.455cm" svg:height="1.695cm" svg:x="0cm" svg:y="0.01cm" svg:viewBox="0 0 9456 1696" draw:points="4727,1696 0,1696 0,0 9456,0 9456,1696"><text:p/></draw:polygon><draw:path draw:style-name="gr3" draw:text-style-name="P48" svg:width="0.3cm" svg:height="0.287cm" svg:x="0.016cm" svg:y="0.351cm" svg:viewBox="0 0 301 288" svg:d="M113 150h41c31 0 34 7 34 19 0 4 0 9-2 21-1 2-1 4-1 4 0 4 2 6 5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3-1c-12-2-13-3-13-9 0 0 0-3 2-9z"><text:p/></draw:path><draw:path draw:style-name="gr3" draw:text-style-name="P48" svg:width="0.221cm" svg:height="0.199cm" svg:x="0.283cm" svg:y="0.512cm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3" draw:text-style-name="P48" svg:width="0.126cm" svg:height="0.133cm" svg:x="0.534cm" svg:y="0.583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48" svg:width="0.137cm" svg:height="0.133cm" svg:x="0.688cm" svg:y="0.583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8" svg:width="0.137cm" svg:height="0.133cm" svg:x="0.852cm" svg:y="0.583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8" svg:width="0.126cm" svg:height="0.133cm" svg:x="1.023cm" svg:y="0.583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48" svg:width="0.127cm" svg:height="0.295cm" svg:x="1.185cm" svg:y="0.492cm" svg:viewBox="0 0 128 296" svg:d="M126 13c2-3 2-5 2-6 0-5-3-7-7-7-5 0-7 4-8 7l-112 276c-1 4-1 5-1 6 0 5 4 7 7 7 5 0 6-3 9-7z"><text:p/></draw:path><draw:path draw:style-name="gr3" draw:text-style-name="P48" svg:width="0.225cm" svg:height="0.214cm" svg:x="1.356cm" svg:y="0.504cm" svg:viewBox="0 0 226 215" svg:d="M226 83c0-47-34-83-87-83-71 0-139 66-139 133 0 48 35 82 86 82 71 0 140-65 140-132zM89 205c-31 0-58-21-58-66 0-14 4-56 31-91 20-24 48-38 75-38 31 0 60 19 60 62 0 22-10 65-37 97-21 24-48 36-71 36z"><text:p/></draw:path><draw:path draw:style-name="gr3" draw:text-style-name="P48" svg:width="0.12cm" svg:height="0.208cm" svg:x="1.619cm" svg:y="0.509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2-13 25-19 36-19 10 0 21 8 21 29 0 12-7 42-15 59-8 14-23 28-38 28z"><text:p/></draw:path><draw:path draw:style-name="gr3" draw:text-style-name="P48" svg:width="0.13cm" svg:height="0.256cm" svg:x="1.747cm" svg:y="0.51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48" svg:width="0.126cm" svg:height="0.133cm" svg:x="1.923cm" svg:y="0.583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48" svg:width="0.1cm" svg:height="0.187cm" svg:x="2.076cm" svg:y="0.529cm" svg:viewBox="0 0 101 188" svg:d="M61 68h30c6 0 10 0 10-6 0-4-4-4-9-4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48" svg:width="0.281cm" svg:height="0.099cm" svg:x="2.359cm" svg:y="0.482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1cm" svg:x="2.797cm" svg:y="0.355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48" svg:width="0.045cm" svg:height="0.045cm" svg:x="3.025cm" svg:y="0.593cm" svg:viewBox="0 0 46 46" svg:d="M46 23c0-12-10-23-23-23-12 0-23 11-23 23 0 13 11 23 23 23 13 0 23-10 23-23z"><text:p/></draw:path><draw:path draw:style-name="gr3" draw:text-style-name="P48" svg:width="0.181cm" svg:height="0.294cm" svg:x="3.129cm" svg:y="0.353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48" svg:width="0.175cm" svg:height="0.291cm" svg:x="3.333cm" svg:y="0.355cm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3" draw:text-style-name="P48" svg:width="0.175cm" svg:height="0.291cm" svg:x="3.543cm" svg:y="0.355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48" svg:width="0.187cm" svg:height="0.286cm" svg:x="3.747cm" svg:y="0.352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48" svg:width="0.045cm" svg:height="0.045cm" svg:x="4.076cm" svg:y="0.51cm" svg:viewBox="0 0 46 46" svg:d="M46 23c0-12-10-23-23-23-12 0-23 11-23 23 0 13 11 23 23 23 13 0 23-10 23-23z"><text:p/></draw:path><draw:path draw:style-name="gr3" draw:text-style-name="P48" svg:width="0.139cm" svg:height="0.281cm" svg:x="4.287cm" svg:y="0.355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4.477cm" svg:y="0.35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48" svg:width="0.199cm" svg:height="0.015cm" svg:x="4.702cm" svg:y="0.382cm" svg:viewBox="0 0 200 16" svg:d="M188 16c5 0 12 0 12-8s-6-8-12-8h-176c-5 0-12 0-12 7 0 9 7 9 12 9z"><text:p/></draw:path><draw:path draw:style-name="gr3" draw:text-style-name="P48" svg:width="0.108cm" svg:height="0.196cm" svg:x="4.965cm" svg:y="0.268cm" svg:viewBox="0 0 109 197" svg:d="M67 8c0-8 0-8-8-8-19 19-47 19-59 19v11c7 0 26 0 43-8v151c0 9 0 13-30 13h-11v11c5 0 42-1 53-1 10 0 47 1 54 1v-11h-12c-30 0-30-4-30-13z"><text:p/></draw:path><draw:path draw:style-name="gr3" draw:text-style-name="P48" svg:width="0.108cm" svg:height="0.196cm" svg:x="5.132cm" svg:y="0.268cm" svg:viewBox="0 0 109 197" svg:d="M67 8c0-8 0-8-8-8-19 19-47 19-59 19v11c7 0 26 0 43-8v151c0 9 0 13-30 13h-11v11c5 0 42-1 53-1 10 0 47 1 54 1v-11h-12c-30 0-30-4-30-13z"><text:p/></draw:path><draw:path draw:style-name="gr3" draw:text-style-name="P48" svg:width="0.045cm" svg:height="0.045cm" svg:x="5.421cm" svg:y="0.51cm" svg:viewBox="0 0 46 46" svg:d="M46 23c0-12-10-23-23-23-12 0-23 11-23 23 0 13 11 23 23 23 13 0 23-10 23-23z"><text:p/></draw:path><draw:path draw:style-name="gr3" draw:text-style-name="P48" svg:width="0.168cm" svg:height="0.291cm" svg:x="5.667cm" svg:y="0.071cm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48" svg:width="0.045cm" svg:height="0.045cm" svg:x="5.893cm" svg:y="0.307cm" svg:viewBox="0 0 46 46" svg:d="M46 23c0-12-10-23-23-23-12 0-23 11-23 23 0 13 11 23 23 23 13 0 23-10 23-23z"><text:p/></draw:path><draw:path draw:style-name="gr3" draw:text-style-name="P48" svg:width="0.175cm" svg:height="0.291cm" svg:x="5.99cm" svg:y="0.071cm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48" svg:width="0.181cm" svg:height="0.294cm" svg:x="6.206cm" svg:y="0.067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48" svg:width="0.175cm" svg:height="0.291cm" svg:x="6.411cm" svg:y="0.071cm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3" draw:text-style-name="P48" svg:width="0.175cm" svg:height="0.291cm" svg:x="6.621cm" svg:y="0.071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48" svg:width="0.045cm" svg:height="0.045cm" svg:x="6.942cm" svg:y="0.225cm" svg:viewBox="0 0 46 46" svg:d="M46 23c0-12-10-23-23-23-12 0-23 11-23 23 0 13 11 23 23 23 13 0 23-10 23-23z"><text:p/></draw:path><draw:path draw:style-name="gr3" draw:text-style-name="P48" svg:width="0.139cm" svg:height="0.281cm" svg:x="7.155cm" svg:y="0.071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7.343cm" svg:y="0.071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48" svg:width="0.131cm" svg:height="0.196cm" svg:x="7.556cm" svg:y="0.004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48" svg:width="0.145cm" svg:height="0.199cm" svg:x="7.716cm" svg:y="0cm" svg:viewBox="0 0 146 200" svg:d="M146 151v-11h-33v-132c0-6 0-8-6-8-4 0-5 0-9 4l-98 136v11h88v25c0 10 0 14-24 14h-9v10c16-1 34-1 45-1 12 0 30 0 45 1v-10h-8c-24 0-24-4-24-14v-25zM90 32v108h-79z"><text:p/></draw:path><draw:path draw:style-name="gr3" draw:text-style-name="P48" svg:width="0.045cm" svg:height="0.045cm" svg:x="8.025cm" svg:y="0.225cm" svg:viewBox="0 0 46 46" svg:d="M46 23c0-12-10-23-23-23-12 0-23 11-23 23 0 13 11 23 23 23 13 0 23-10 23-23z"><text:p/></draw:path><draw:path draw:style-name="gr3" draw:text-style-name="P48" svg:width="0.346cm" svg:height="0.191cm" svg:x="8.211cm" svg:y="0.166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225cm" svg:height="0.214cm" svg:x="8.587cm" svg:y="0.208cm" svg:viewBox="0 0 226 215" svg:d="M226 83c0-47-34-83-87-83-71 0-139 66-139 133 0 48 35 82 86 82 71 0 140-65 140-132zM89 205c-31 0-59-21-59-66 0-14 5-56 32-91 20-24 48-38 75-38 31 0 60 19 60 62 0 22-10 65-37 97-21 24-48 36-71 36z"><text:p/></draw:path><draw:path draw:style-name="gr3" draw:text-style-name="P48" svg:width="0.12cm" svg:height="0.208cm" svg:x="8.851cm" svg:y="0.21cm" svg:viewBox="0 0 121 209" svg:d="M59 8c0 0 1-3 1-4 0-2-1-4-5-4-6 0-30 2-38 2-3 2-6 2-6 8 0 4 3 4 7 4 14 0 14 2 14 4s-2 14-4 22l-6 26c-4 11-20 76-21 79-1 7-1 11-1 15 0 30 19 49 44 49 38 0 77-40 77-84 0-35-25-49-45-49-16 0-28 8-38 15zM44 200c-14 0-22-12-22-30 0-10 2-21 10-54 2-6 2-7 8-13 10-13 25-19 36-19 10 0 21 8 21 29 0 12-7 42-15 59-8 14-23 28-38 28z"><text:p/></draw:path><draw:path draw:style-name="gr3" draw:text-style-name="P48" svg:width="0.13cm" svg:height="0.256cm" svg:x="8.98cm" svg:y="0.21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48" svg:width="0.126cm" svg:height="0.133cm" svg:x="9.155cm" svg:y="0.286cm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48" svg:width="0.1cm" svg:height="0.187cm" svg:x="9.307cm" svg:y="0.231cm" svg:viewBox="0 0 101 188" svg:d="M61 68h30c6 0 10 0 10-7 0-3-4-3-9-3h-28l10-45c2-1 2-2 2-3 0-6-4-10-10-10-8 0-12 5-14 13-3 7 1-7-12 45h-30c-6 0-10 0-10 6 0 4 4 4 8 4h29l-18 70c-1 8-3 18-3 23 0 17 14 27 31 27 33 0 53-40 53-45 0-4-5-4-5-4-4 0-5 1-7 6-9 18-23 35-40 35-6 0-11-4-11-14 0-3 1-10 3-12z"><text:p/></draw:path><draw:polygon draw:style-name="gr3" draw:text-style-name="P48" svg:width="3.809cm" svg:height="0.017cm" svg:x="5.645cm" svg:y="0.523cm" svg:viewBox="0 0 3810 18" draw:points="1905,18 0,18 0,0 3810,0 3810,18"><text:p/></draw:polygon><draw:path draw:style-name="gr3" draw:text-style-name="P48" svg:width="0.099cm" svg:height="0.421cm" svg:x="6.29cm" svg:y="0.60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48" svg:width="0.175cm" svg:height="0.291cm" svg:x="6.429cm" svg:y="0.646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48" svg:width="0.045cm" svg:height="0.045cm" svg:x="6.658cm" svg:y="0.882cm" svg:viewBox="0 0 46 46" svg:d="M46 23c0-12-10-23-23-23-12 0-23 11-23 23 0 13 11 23 23 23 13 0 23-10 23-23z"><text:p/></draw:path><draw:path draw:style-name="gr3" draw:text-style-name="P48" svg:width="0.175cm" svg:height="0.291cm" svg:x="6.756cm" svg:y="0.646cm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3" draw:text-style-name="P48" svg:width="0.181cm" svg:height="0.294cm" svg:x="6.972cm" svg:y="0.642cm" svg:viewBox="0 0 182 295" svg:d="M179 29c3-6 3-6 3-16h-103c-51 0-53-5-55-13h-10l-14 88h11c1-8 5-34 11-39 2-3 36-3 40-3h89c-5 7-38 54-48 67-38 57-53 116-53 159 0 4 0 23 21 23 19 0 19-19 19-23v-21c0-23 1-47 5-70 1-9 7-45 26-72z"><text:p/></draw:path><draw:path draw:style-name="gr3" draw:text-style-name="P48" svg:width="0.139cm" svg:height="0.281cm" svg:x="7.196cm" svg:y="0.646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7.385cm" svg:y="0.646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48" svg:width="0.045cm" svg:height="0.045cm" svg:x="7.708cm" svg:y="0.799cm" svg:viewBox="0 0 46 46" svg:d="M46 23c0-12-10-23-23-23-12 0-23 11-23 23 0 13 11 23 23 23 13 0 23-10 23-23z"><text:p/></draw:path><draw:path draw:style-name="gr3" draw:text-style-name="P48" svg:width="0.139cm" svg:height="0.281cm" svg:x="7.92cm" svg:y="0.646cm" svg:viewBox="0 0 140 282" svg:d="M88 11c0-10 0-11-10-11-26 28-65 28-78 28v13c8 0 34 0 55-12v219c0 16-1 21-39 21h-14v13c16-1 52-1 70-1 17 0 54 0 68 1v-13h-13c-38 0-39-5-39-21z"><text:p/></draw:path><draw:path draw:style-name="gr3" draw:text-style-name="P48" svg:width="0.178cm" svg:height="0.291cm" svg:x="8.109cm" svg:y="0.646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48" svg:width="0.136cm" svg:height="0.202cm" svg:x="8.319cm" svg:y="0.609cm" svg:viewBox="0 0 137 203" svg:d="M29 100c0-24 2-46 13-64 10-17 26-28 46-28 8 0 20 3 26 11-7 0-13 6-13 15 0 7 5 13 13 13 10 0 14-6 14-15 0-16-12-32-42-32-43 0-86 40-86 103 0 77 36 100 70 100 36 0 67-28 67-66 0-39-30-66-65-66-24 0-37 15-43 29zM70 193c-16 0-28-8-34-21-4-9-6-24-6-41 0-29 17-52 41-52 13 0 23 6 30 17s7 23 7 41c0 17 0 29-7 41-7 10-17 15-31 15z"><text:p/></draw:path><draw:path draw:style-name="gr3" draw:text-style-name="P48" svg:width="0.099cm" svg:height="0.421cm" svg:x="8.515cm" svg:y="0.60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48" svg:width="0.131cm" svg:height="0.196cm" svg:x="8.674cm" svg:y="0.60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48" svg:width="0.3cm" svg:height="0.287cm" svg:x="0.016cm" svg:y="1.265cm" svg:viewBox="0 0 301 288" svg:d="M113 150h41c31 0 34 7 34 19 0 4 0 9-2 21-1 2-1 4-1 4 0 4 2 6 5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3-1c-12-2-13-3-13-9 0 0 0-3 2-9z"><text:p/></draw:path><draw:path draw:style-name="gr3" draw:text-style-name="P48" svg:width="0.221cm" svg:height="0.199cm" svg:x="0.283cm" svg:y="1.431cm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8z"><text:p/></draw:path><draw:path draw:style-name="gr3" draw:text-style-name="P48" svg:width="0.126cm" svg:height="0.133cm" svg:x="0.534cm" svg:y="1.501cm" svg:viewBox="0 0 127 134" svg:d="M47 64c8 0 32-2 48-6 21-9 26-23 26-32 0-16-17-26-37-26-36 0-84 28-84 78 0 30 19 56 54 56 50 0 73-30 73-33s-2-5-5-5c-1 0-2 0-4 2-23 28-58 28-64 28-18 0-30-12-30-36 0-4 0-10 4-26zM30 55c13-43 46-47 54-47 13 0 24 6 24 18 0 29-50 29-62 29z"><text:p/></draw:path><draw:path draw:style-name="gr3" draw:text-style-name="P48" svg:width="0.137cm" svg:height="0.133cm" svg:x="0.688cm" svg:y="1.501cm" svg:viewBox="0 0 138 134" svg:d="M56 71c0-1 8-28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8" svg:width="0.137cm" svg:height="0.133cm" svg:x="0.852cm" svg:y="1.501cm" svg:viewBox="0 0 138 134" svg:d="M56 71c0-1 8-28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48" svg:width="0.126cm" svg:height="0.133cm" svg:x="1.023cm" svg:y="1.501cm" svg:viewBox="0 0 127 134" svg:d="M47 64c8 0 32-2 48-6 21-9 26-23 26-32 0-16-17-26-37-26-36 0-84 28-84 78 0 30 19 56 54 56 50 0 73-30 73-33s-2-5-5-5c-1 0-2 0-4 2-23 28-58 28-64 28-18 0-30-12-30-36 0-4 0-10 4-26zM30 55c13-43 46-47 54-47 13 0 24 6 24 18 0 29-50 29-62 29z"><text:p/></draw:path><draw:path draw:style-name="gr3" draw:text-style-name="P48" svg:width="0.127cm" svg:height="0.295cm" svg:x="1.185cm" svg:y="1.408cm" svg:viewBox="0 0 128 296" svg:d="M126 13c2-3 2-5 2-6 0-5-3-7-7-7-5 0-7 4-8 7l-112 276c-1 4-1 5-1 6 0 5 4 7 7 7 5 0 6-3 9-7z"><text:p/></draw:path><draw:path draw:style-name="gr3" draw:text-style-name="P48" svg:width="0.225cm" svg:height="0.214cm" svg:x="1.356cm" svg:y="1.422cm" svg:viewBox="0 0 226 215" svg:d="M226 83c0-47-34-83-87-83-71 0-139 66-139 133 0 48 35 82 86 82 71 0 140-65 140-132zM89 205c-31 0-58-21-58-66 0-14 4-56 31-91 20-24 48-38 75-38 31 0 60 19 60 62 0 22-10 65-37 97-21 24-48 36-71 36z"><text:p/></draw:path><draw:path draw:style-name="gr3" draw:text-style-name="P48" svg:width="0.12cm" svg:height="0.208cm" svg:x="1.619cm" svg:y="1.427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2-13 25-19 36-19 10 0 21 8 21 29 0 12-7 42-15 59-8 14-23 28-38 28z"><text:p/></draw:path><draw:path draw:style-name="gr3" draw:text-style-name="P48" svg:width="0.13cm" svg:height="0.256cm" svg:x="1.747cm" svg:y="1.435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48" svg:width="0.126cm" svg:height="0.133cm" svg:x="1.923cm" svg:y="1.501cm" svg:viewBox="0 0 127 134" svg:d="M47 64c8 0 32-2 48-6 21-9 26-23 26-32 0-16-17-26-37-26-36 0-84 28-84 78 0 30 19 56 54 56 50 0 73-30 73-33s-2-5-5-5c-1 0-2 0-4 2-23 28-58 28-64 28-18 0-30-12-30-36 0-4 0-10 4-26zM30 55c13-43 46-47 54-47 13 0 24 6 24 18 0 29-50 29-62 29z"><text:p/></draw:path><draw:path draw:style-name="gr3" draw:text-style-name="P48" svg:width="0.1cm" svg:height="0.187cm" svg:x="2.076cm" svg:y="1.445cm" svg:viewBox="0 0 101 188" svg:d="M61 68h30c6 0 10 0 10-6 0-4-4-4-9-4h-28l10-45c2-1 2-2 2-3 0-6-4-10-10-10-8 0-12 5-14 13-3 7 1-7-12 45h-30c-6 0-10 0-10 7 0 3 4 3 8 3h29l-18 70c-1 8-3 19-3 23 0 17 14 27 31 27 33 0 53-40 53-45 0-4-5-4-5-4-4 0-5 1-7 6-9 18-23 35-40 35-6 0-11-4-11-14 0-3 1-9 3-12z"><text:p/></draw:path><draw:path draw:style-name="gr3" draw:text-style-name="P48" svg:width="0.281cm" svg:height="0.099cm" svg:x="2.359cm" svg:y="1.4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1cm" svg:x="2.797cm" svg:y="1.274cm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48" svg:width="0.045cm" svg:height="0.045cm" svg:x="3.025cm" svg:y="1.511cm" svg:viewBox="0 0 46 46" svg:d="M46 23c0-12-10-23-23-23-12 0-23 11-23 23 0 13 11 23 23 23 13 0 23-10 23-23z"><text:p/></draw:path><draw:path draw:style-name="gr3" draw:text-style-name="P48" svg:width="0.175cm" svg:height="0.291cm" svg:x="3.123cm" svg:y="1.274cm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48" svg:width="0.139cm" svg:height="0.281cm" svg:x="3.354cm" svg:y="1.274cm" svg:viewBox="0 0 140 282" svg:d="M88 11c0-10 0-11-10-11-26 28-65 28-78 28v13c8 0 34 0 55-12v219c0 16-1 21-39 21h-14v13c16-1 52-1 70-1 17 0 54 0 68 1v-13h-13c-38 0-39-5-39-21z"><text:p/></draw:path><draw:path draw:style-name="gr3" draw:text-style-name="P48" svg:width="0.175cm" svg:height="0.291cm" svg:x="3.543cm" svg:y="1.274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48" svg:width="0.175cm" svg:height="0.291cm" svg:x="3.753cm" svg:y="1.274cm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48" svg:width="0.187cm" svg:height="0.286cm" svg:x="3.957cm" svg:y="1.2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48" svg:width="0.045cm" svg:height="0.045cm" svg:x="4.286cm" svg:y="1.428cm" svg:viewBox="0 0 46 46" svg:d="M46 23c0-12-10-23-23-23-12 0-23 11-23 23 0 13 11 23 23 23 13 0 23-10 23-23z"><text:p/></draw:path><draw:path draw:style-name="gr3" draw:text-style-name="P48" svg:width="0.346cm" svg:height="0.191cm" svg:x="4.472cm" svg:y="1.36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225cm" svg:height="0.214cm" svg:x="4.85cm" svg:y="1.411cm" svg:viewBox="0 0 226 215" svg:d="M226 83c0-47-34-83-87-83-71 0-139 66-139 133 0 48 35 82 86 82 71 0 140-65 140-132zM89 205c-31 0-58-21-58-66 0-14 4-56 31-91 20-24 48-38 75-38 31 0 60 19 60 62 0 22-10 65-37 97-21 24-48 36-71 36z"><text:p/></draw:path><draw:path draw:style-name="gr3" draw:text-style-name="P48" svg:width="0.12cm" svg:height="0.208cm" svg:x="5.113cm" svg:y="1.414cm" svg:viewBox="0 0 121 209" svg:d="M59 8c0 0 1-3 1-4 0-2-1-4-5-4-6 0-30 2-38 2-3 2-6 2-6 8 0 4 3 4 7 4 14 0 14 2 14 4s-2 14-4 22l-6 26c-4 11-20 76-21 79-1 7-1 11-1 15 0 30 19 49 44 49 38 0 77-40 77-84 0-35-24-49-45-49-16 0-28 8-38 15zM44 200c-14 0-22-12-22-30 0-10 2-21 10-55 2-5 2-6 8-12 12-13 25-19 36-19 10 0 21 8 21 29 0 12-7 42-15 59-8 14-23 28-38 28z"><text:p/></draw:path><draw:path draw:style-name="gr3" draw:text-style-name="P48" svg:width="0.13cm" svg:height="0.256cm" svg:x="5.241cm" svg:y="1.422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48" svg:width="0.126cm" svg:height="0.133cm" svg:x="5.417cm" svg:y="1.488cm" svg:viewBox="0 0 127 134" svg:d="M47 64c8 0 32-2 48-6 21-9 26-23 26-32 0-16-17-26-37-26-36 0-84 28-84 78 0 30 19 56 54 56 50 0 73-30 73-33s-2-5-5-5c-1 0-2 0-4 2-23 28-58 28-64 28-18 0-30-12-30-36 0-4 0-10 4-26zM30 55c13-43 46-47 54-47 13 0 24 6 24 18 0 29-50 29-62 29z"><text:p/></draw:path><draw:path draw:style-name="gr3" draw:text-style-name="P48" svg:width="0.1cm" svg:height="0.187cm" svg:x="5.569cm" svg:y="1.434cm" svg:viewBox="0 0 101 188" svg:d="M61 68h30c6 0 10 0 10-7 0-3-4-3-9-3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48" svg:width="0.281cm" svg:height="0.099cm" svg:x="5.848cm" svg:y="1.4cm" svg:viewBox="0 0 282 100" svg:d="M268 17c6 0 14 0 14-9 0-8-8-8-14-8h-254c-6 0-14 0-14 8 0 9 8 9 14 9zM268 100c6 0 14 0 14-9 0-8-8-8-14-8h-254c-6 0-14 0-14 8 0 9 8 9 14 9z"><text:p/></draw:path><draw:path draw:style-name="gr3" draw:text-style-name="P48" svg:width="0.193cm" svg:height="0.273cm" svg:x="6.275cm" svg:y="1.369cm" svg:viewBox="0 0 194 274" svg:d="M193 28c1-3 1-5 1-8 0-7-4-12-12-12-3 0-15 4-16 18-9-15-23-26-40-26-49 0-101 59-101 120 0 42 25 67 57 67 24 0 44-20 49-24-10 37-15 55-15 55-1 5-15 47-61 47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48" svg:width="0.045cm" svg:height="0.045cm" svg:x="6.615cm" svg:y="1.428cm" svg:viewBox="0 0 46 46" svg:d="M46 23c0-12-10-23-23-23-12 0-23 11-23 23 0 13 11 23 23 23 13 0 23-10 23-23z"><text:p/></draw:path><draw:path draw:style-name="gr3" draw:text-style-name="P48" svg:width="0.346cm" svg:height="0.191cm" svg:x="6.801cm" svg:y="1.369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225cm" svg:height="0.214cm" svg:x="7.178cm" svg:y="1.411cm" svg:viewBox="0 0 226 215" svg:d="M226 83c0-47-34-83-87-83-71 0-139 66-139 133 0 48 35 82 86 82 71 0 140-65 140-132zM89 205c-31 0-59-21-59-66 0-14 5-56 32-91 20-24 48-38 75-38 31 0 60 19 60 62 0 22-10 65-37 97-21 24-48 36-71 36z"><text:p/></draw:path><draw:path draw:style-name="gr3" draw:text-style-name="P48" svg:width="0.12cm" svg:height="0.208cm" svg:x="7.442cm" svg:y="1.414cm" svg:viewBox="0 0 121 209" svg:d="M59 8c0 0 1-3 1-4 0-2-1-4-5-4-6 0-30 2-38 2-3 2-6 2-6 8 0 4 3 4 7 4 14 0 14 2 14 4s-2 14-4 22l-6 26c-4 11-20 76-21 79-1 7-1 11-1 15 0 30 19 49 44 49 38 0 77-40 77-84 0-35-25-49-45-49-16 0-29 8-38 15zM44 200c-14 0-22-12-22-30 0-10 2-21 10-55 2-5 2-6 8-12 10-13 25-19 36-19 10 0 21 8 21 29 0 12-7 42-15 59-8 14-23 28-38 28z"><text:p/></draw:path><draw:path draw:style-name="gr3" draw:text-style-name="P48" svg:width="0.13cm" svg:height="0.256cm" svg:x="7.57cm" svg:y="1.422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48" svg:width="0.126cm" svg:height="0.133cm" svg:x="7.745cm" svg:y="1.488cm" svg:viewBox="0 0 127 134" svg:d="M47 64c8 0 32-2 48-6 21-9 26-23 26-32 0-16-17-26-37-26-36 0-84 28-84 78 0 30 19 56 54 56 50 0 73-30 73-33s-2-5-5-5c-1 0-2 0-4 2-23 28-58 28-64 28-18 0-30-12-30-36 0-4 0-10 4-26zM30 55c13-43 46-47 54-47 13 0 24 6 24 18 0 29-50 29-62 29z"><text:p/></draw:path><draw:path draw:style-name="gr3" draw:text-style-name="P48" svg:width="0.1cm" svg:height="0.187cm" svg:x="7.898cm" svg:y="1.434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/draw:g></text:p>
      <text:p text:style-name="P25"/>
      <text:p text:style-name="P25"><text:soft-page-break/></text:p>
      <text:p text:style-name="P25"/>
      <text:p text:style-name="P25"/>
      <text:p text:style-name="P30"><draw:g text:anchor-type="as-char" svg:y="-0.413cm" draw:z-index="35" draw:style-name="gr1"><svg:title>TexMaths</svg:title><svg:desc>12§display§\Rightarrow \vec{P}=m\vec{g}§svg§600§FALSE</svg:desc><draw:polygon draw:style-name="gr2" draw:text-style-name="P47" svg:width="2.055cm" svg:height="0.489cm" svg:x="0cm" svg:y="0.001cm" svg:viewBox="0 0 2056 490" draw:points="1028,490 0,490 0,0 2056,0 2056,490"><text:p/></draw:polygon><draw:path draw:style-name="gr3" draw:text-style-name="P48" svg:width="0.375cm" svg:height="0.232cm" svg:x="0.023cm" svg:y="0.186cm" svg:viewBox="0 0 376 233" svg:d="M285 84c16 16 38 26 52 32-15 8-36 18-52 33h-269c-8 0-16 0-16 8 0 9 7 9 14 9h251c-20 20-43 57-43 62s6 5 9 5 6 0 8-4c8-15 20-38 48-62 29-27 58-37 79-45 7-2 9-2 9-3 1 0 1-1 1-3 0-1 0-1 0-2l-1-1c-2 0-2 0-10-3-58-18-100-56-124-102-4-8-4-8-10-8-3 0-9 0-9 5s22 42 43 62h-251c-7 0-14 0-14 9 0 8 8 8 16 8z"><text:p/></draw:path><draw:path draw:style-name="gr3" draw:text-style-name="P48" svg:width="0.188cm" svg:height="0.084cm" svg:x="0.676cm" svg:y="0cm" svg:viewBox="0 0 189 85" svg:d="M151 50c-6 6-20 18-20 26 0 4 3 9 8 9 4 0 6-3 9-6 5-6 14-18 33-27 3-3 8-4 8-10 0-4-4-6-6-8-10-6-15-15-18-24 0-4-3-10-9-10s-8 6-8 8c0 3 3 17 11 26h-145c-7 0-14 0-14 8s7 8 14 8z"><text:p/></draw:path><draw:path draw:style-name="gr3" draw:text-style-name="P48" svg:width="0.302cm" svg:height="0.288cm" svg:x="0.555cm" svg:y="0.12cm" svg:viewBox="0 0 303 289" svg:d="M112 156h72c60 0 119-44 119-92 0-33-28-64-84-64h-137c-9 0-12 0-12 8 0 5 3 5 12 5 4 0 13 0 18 1 7 0 9 2 9 6 0 3-1 4-2 9l-57 228c-4 16-4 19-38 19-7 0-12 0-12 9 0 4 5 4 6 4 12 0 42-1 54-1 10 0 18 0 28 0 8 0 18 1 27 1 3 0 9 0 9-8 0-5-4-5-12-5-16 0-28 0-28-7 0-2 1-5 1-7zM142 29c3-15 5-16 23-16h40c35 0 58 11 58 41 0 17-8 53-25 68-21 20-47 22-65 22h-60z"><text:p/></draw:path><draw:path draw:style-name="gr3" draw:text-style-name="P48" svg:width="0.281cm" svg:height="0.099cm" svg:x="1.009cm" svg:y="0.254cm" svg:viewBox="0 0 282 100" svg:d="M268 17c6 0 14 0 14-9 0-8-8-8-14-8h-254c-6 0-14 0-14 8 0 9 8 9 14 9zM268 100c6 0 14 0 14-9 0-8-8-8-14-8h-254c-6 0-14 0-14 8 0 9 8 9 14 9z"><text:p/></draw:path><draw:path draw:style-name="gr3" draw:text-style-name="P48" svg:width="0.346cm" svg:height="0.191cm" svg:x="1.441cm" svg:y="0.222cm" svg:viewBox="0 0 347 192" svg:d="M25 162c-1 7-3 17-3 19 0 8 6 11 12 11 4 0 12-3 15-12 0 0 6-20 9-31l8-39c2-8 6-18 7-27 3-7 6-21 6-22 6-13 29-51 69-51 19 0 23 15 23 30 0 9-3 21-6 34l-12 50-9 32c-1 9-5 23-5 25 0 8 6 11 12 11 14 0 16-11 20-24 6-24 21-85 25-102 1-6 24-56 69-56 18 0 23 14 23 30 0 24-18 72-26 94-4 10-5 15-5 23 0 21 14 35 35 35 39 0 55-61 55-65 0-5-4-5-5-5-5 0-5 2-7 9-6 22-19 52-43 52-7 0-10-4-10-14s4-21 7-30c9-23 27-69 27-93 0-28-17-46-49-46s-53 19-69 41c-1-5-2-19-14-30-10-9-24-11-34-11-38 0-60 28-67 37-1-24-19-37-39-37-19 0-27 17-31 24-7 16-13 40-13 41 0 5 5 5 5 5 5 0 5 0 7-10 7-30 16-50 31-50 7 0 13 3 13 19 0 8-1 13-7 36z"><text:p/></draw:path><draw:path draw:style-name="gr3" draw:text-style-name="P48" svg:width="0.188cm" svg:height="0.084cm" svg:x="1.856cm" svg:y="0.107cm" svg:viewBox="0 0 189 85" svg:d="M151 50c-6 6-20 18-20 26 0 4 3 9 8 9 4 0 6-3 9-6 5-6 14-18 33-27 3-3 8-4 8-10 0-4-4-6-6-8-10-6-15-15-18-24 0-4-3-10-9-10s-8 6-8 8c0 3 3 17 11 26h-145c-7 0-14 0-14 8s7 8 14 8z"><text:p/></draw:path><draw:path draw:style-name="gr3" draw:text-style-name="P48" svg:width="0.194cm" svg:height="0.273cm" svg:x="1.805cm" svg:y="0.222cm" svg:viewBox="0 0 195 274" svg:d="M193 28c2-3 2-5 2-8 0-7-5-12-12-12-4 0-16 4-17 18-9-15-23-26-40-26-49 0-102 59-102 120 0 42 26 67 58 67 24 0 44-20 49-24-10 38-15 56-15 57-1 3-15 45-61 45-7 0-21-1-33-4 13-4 18-15 18-22s-5-16-17-16c-10 0-23 9-23 26 0 16 16 25 56 25 53 0 84-33 91-58zM138 133c-2 11-12 22-22 30-8 8-21 15-33 15-22 0-28-22-28-39 0-20 12-71 23-92 12-21 30-37 48-37 28 0 34 33 34 36 0 2 0 4-1 6z"><text:p/></draw:path></draw:g></text:p>
      <text:p text:style-name="P12"/>
      <text:p text:style-name="P12"/>
      <text:p text:style-name="P12"/>
      <text:p text:style-name="P13">On peux donc écrire :</text:p>
      <text:p text:style-name="P13"/>
      <text:p text:style-name="P14"><draw:g text:anchor-type="as-char" svg:y="-0.512cm" draw:z-index="5" draw:style-name="gr1"><svg:title>TexMaths</svg:title><svg:desc>12§latex§\begin{align*}
m\vec{a}&amp;=m\vec{g}\\
\vec{a}&amp;=\vec{g}
\end{align*}§svg§600§FALSE</svg:desc><draw:polygon draw:style-name="gr2" draw:text-style-name="P47" svg:width="1.779cm" svg:height="1.013cm" svg:x="0cm" svg:y="0.002cm" svg:viewBox="0 0 1780 1014" draw:points="890,1014 0,1014 0,0 1780,0 1780,1014"><text:p/></draw:polygon><draw:path draw:style-name="gr3" draw:text-style-name="P48" svg:width="0.346cm" svg:height="0.191cm" svg:x="0.012cm" svg:y="0.115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187cm" svg:height="0.084cm" svg:x="0.41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0.385cm" svg:y="0.115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<text:p/></draw:path><draw:path draw:style-name="gr3" draw:text-style-name="P48" svg:width="0.281cm" svg:height="0.099cm" svg:x="0.734cm" svg:y="0.145cm" svg:viewBox="0 0 282 100" svg:d="M268 17c6 0 14 0 14-9 0-8-8-8-14-8h-254c-6 0-14 0-14 8 0 9 8 9 14 9zM268 100c6 0 14 0 14-9 0-8-8-8-14-8h-254c-6 0-14 0-14 8 0 9 8 9 14 9z"><text:p/></draw:path><draw:path draw:style-name="gr3" draw:text-style-name="P48" svg:width="0.346cm" svg:height="0.191cm" svg:x="1.166cm" svg:y="0.115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48" svg:width="0.187cm" svg:height="0.084cm" svg:x="1.581cm" svg:y="0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48" svg:width="0.193cm" svg:height="0.272cm" svg:x="1.53cm" svg:y="0.115cm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48" svg:width="0.187cm" svg:height="0.084cm" svg:x="0.421cm" svg:y="0.6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0.388cm" svg:y="0.748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<text:p/></draw:path><draw:path draw:style-name="gr3" draw:text-style-name="P48" svg:width="0.281cm" svg:height="0.099cm" svg:x="0.734cm" svg:y="0.779cm" svg:viewBox="0 0 282 100" svg:d="M268 17c6 0 14 0 14-9 0-8-8-8-14-8h-254c-6 0-14 0-14 8 0 9 8 9 14 9zM268 100c6 0 14 0 14-9 0-8-8-8-14-8h-254c-6 0-14 0-14 8 0 9 8 9 14 9z"><text:p/></draw:path><draw:path draw:style-name="gr3" draw:text-style-name="P48" svg:width="0.187cm" svg:height="0.084cm" svg:x="1.213cm" svg:y="0.6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272cm" svg:x="1.16cm" svg:y="0.748cm" svg:viewBox="0 0 194 273" svg:d="M193 28c1-3 1-5 1-8 0-7-4-12-12-12-3 0-15 4-16 18-9-15-23-26-40-26-49 0-102 59-102 120 0 42 26 67 58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/draw:g></text:p>
      <text:p text:style-name="P14"/>
      <text:p text:style-name="P15">Donc au cours d'une chute libre, l'accélération est égale à la la force d'interaction gravitationnelle <draw:g text:anchor-type="as-char" svg:y="-0.307cm" draw:z-index="7" draw:style-name="gr1"><svg:title>TexMaths</svg:title><svg:desc>12§display§\vec{g}
§svg§600§FALSE</svg:desc><draw:polygon draw:style-name="gr2" draw:text-style-name="P47" svg:width="0.275cm" svg:height="0.382cm" svg:x="0cm" svg:y="0.001cm" svg:viewBox="0 0 276 383" draw:points="138,383 0,383 0,0 276,0 276,383"><text:p/></draw:polygon><draw:path draw:style-name="gr3" draw:text-style-name="P48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273cm" svg:x="0.024cm" svg:y="0.115cm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.</text:p>
      <text:p text:style-name="P15"/>
      <text:p text:style-name="P8">Remarque : </text:p>
      <text:p text:style-name="P8">Sur terre, la force d'interaction gravitationnelle <draw:g text:anchor-type="as-char" svg:y="-0.318cm" draw:z-index="6" draw:style-name="gr1"><svg:title>TexMaths</svg:title><svg:desc>12§display§g=9,81 N/kg§svg§600§FALSE</svg:desc><draw:polygon draw:style-name="gr2" draw:text-style-name="P47" svg:width="2.601cm" svg:height="0.42cm" svg:x="0cm" svg:y="0.001cm" svg:viewBox="0 0 2602 421" draw:points="1301,421 0,421 0,0 2602,0 2602,421"><text:p/></draw:polygon><draw:path draw:style-name="gr3" draw:text-style-name="P48" svg:width="0.193cm" svg:height="0.273cm" svg:x="0.006cm" svg:y="0.13cm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48" svg:width="0.281cm" svg:height="0.099cm" svg:x="0.356cm" svg:y="0.161cm" svg:viewBox="0 0 282 100" svg:d="M268 17c6 0 14 0 14-9 0-8-8-8-14-8h-254c-6 0-14 0-14 8 0 9 8 9 14 9zM268 100c6 0 14 0 14-9 0-8-8-8-14-8h-254c-6 0-14 0-14 8 0 9 8 9 14 9z"><text:p/></draw:path><draw:path draw:style-name="gr3" draw:text-style-name="P48" svg:width="0.175cm" svg:height="0.291cm" svg:x="0.795cm" svg:y="0.034cm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48" svg:width="0.049cm" svg:height="0.126cm" svg:x="1.024cm" svg:y="0.272cm" svg:viewBox="0 0 50 127" svg:d="M50 44c0-27-10-44-27-44-15 0-23 11-23 23 0 11 8 23 23 23 5 0 11-3 15-6 2-2 2-2 2-2 1 0 1 0 1 6 0 33-15 58-29 72-5 4-5 5-5 6 0 4 3 5 4 5 5 0 39-32 39-83z"><text:p/></draw:path><draw:path draw:style-name="gr3" draw:text-style-name="P48" svg:width="0.175cm" svg:height="0.291cm" svg:x="1.192cm" svg:y="0.034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48" svg:width="0.139cm" svg:height="0.281cm" svg:x="1.421cm" svg:y="0.034cm" svg:viewBox="0 0 140 282" svg:d="M88 11c0-10 0-11-10-11-26 28-65 28-78 28v13c8 0 34 0 55-12v219c0 16-1 21-39 21h-14v13c16-1 52-1 70-1 17 0 54 0 68 1v-13h-13c-38 0-39-5-39-21z"><text:p/></draw:path><draw:path draw:style-name="gr3" draw:text-style-name="P48" svg:width="0.355cm" svg:height="0.288cm" svg:x="1.611cm" svg:y="0.026cm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draw:path draw:style-name="gr3" draw:text-style-name="P48" svg:width="0.165cm" svg:height="0.421cm" svg:x="1.966cm" svg:y="0.001cm" svg:viewBox="0 0 166 422" svg:d="M163 16c3-5 3-8 3-8 0-4-4-8-9-8-3 0-6 1-7 4l-148 403c-2 6-2 7-2 7 0 5 4 8 8 8 6 0 8-2 10-9z"><text:p/></draw:path><draw:path draw:style-name="gr3" draw:text-style-name="P48" svg:width="0.191cm" svg:height="0.298cm" svg:x="2.176cm" svg:y="0.024cm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2-48 40z"><text:p/></draw:path><draw:path draw:style-name="gr3" draw:text-style-name="P48" svg:width="0.193cm" svg:height="0.273cm" svg:x="2.391cm" svg:y="0.13cm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</text:p>
      <text:p text:style-name="P12"/>
      <text:p text:style-name="P12"/>
      <text:p text:style-name="P7"/>
      <text:p text:style-name="P5"/>
      <text:p text:style-name="P3"/>
      <text:p text:style-name="P40">b.Mathématique</text:p>
      <text:p text:style-name="P16"/>
      <text:p text:style-name="P16">L'accélération, c'est la variation de la vitesse au cours du temps. L'accélération est donc la dérivée de la vitesse.</text:p>
      <text:p text:style-name="P16"/>
      <text:p text:style-name="P17">Expliquer la notion de dérivé</text:p>
      <text:p text:style-name="P16"/>
      <text:p text:style-name="P16">On peux donc noter :</text:p>
      <text:p text:style-name="P16"/>
      <text:p text:style-name="P16"><draw:g text:anchor-type="as-char" svg:y="-0.575cm" draw:z-index="8" draw:style-name="gr1"><svg:title>TexMaths</svg:title><svg:desc>12§display§\vec{a} = \lim\limits_{\Delta t \to 0}{\frac{\Delta\vec{v}}{\Delta t}} §svg§600§FALSE</svg:desc><draw:polygon draw:style-name="gr2" draw:text-style-name="P47" svg:width="2.45cm" svg:height="0.876cm" svg:x="0cm" svg:y="0.001cm" svg:viewBox="0 0 2451 877" draw:points="1226,877 0,877 0,0 2451,0 2451,877"><text:p/></draw:polygon><draw:path draw:style-name="gr3" draw:text-style-name="P48" svg:width="0.187cm" svg:height="0.084cm" svg:x="0.077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0.043cm" svg:y="0.401cm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48" svg:width="0.281cm" svg:height="0.099cm" svg:x="0.39cm" svg:y="0.432cm" svg:viewBox="0 0 282 100" svg:d="M268 17c6 0 14 0 14-9 0-8-8-8-14-8h-254c-6 0-14 0-14 8 0 9 8 9 14 9zM268 100c6 0 14 0 14-9 0-8-8-8-14-8h-254c-6 0-14 0-14 8 0 9 8 9 14 9z"><text:p/></draw:path><draw:path draw:style-name="gr3" draw:text-style-name="P48" svg:width="0.094cm" svg:height="0.293cm" svg:x="0.987cm" svg:y="0.294cm" svg:viewBox="0 0 95 294" svg:d="M61 0l-61 5v13c30 0 34 2 34 24v220c0 19-5 19-34 19v13c14 0 37-1 48-1 10 0 31 1 47 1v-13c-29 0-34 0-34-19z"><text:p/></draw:path><draw:path draw:style-name="gr3" draw:text-style-name="P48" svg:width="0.09cm" svg:height="0.283cm" svg:x="1.103cm" svg:y="0.305cm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48" svg:width="0.329cm" svg:height="0.186cm" svg:x="1.22cm" svg:y="0.40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7 1v-13c-22 0-32 0-32-12v-82c0-36 0-49-14-64-6-8-20-16-44-16-36 0-54 25-61 42-6-37-37-42-57-42-31 0-50 18-62 44v-44l-60 5v13c30 0 34 2 34 24z"><text:p/></draw:path><draw:path draw:style-name="gr3" draw:text-style-name="P48" svg:width="0.241cm" svg:height="0.21cm" svg:x="0.828cm" svg:y="0.649cm" svg:viewBox="0 0 242 211" svg:d="M131 7c-4-6-4-7-10-7-3 0-7 1-9 6l-110 198c-2 4-2 5-2 5 0 2 2 2 7 2h228c5 0 7 0 7-2 0 0 0-1-2-5zM110 29l88 158h-174z"><text:p/></draw:path><draw:path draw:style-name="gr3" draw:text-style-name="P48" svg:width="0.1cm" svg:height="0.188cm" svg:x="1.1cm" svg:y="0.675cm" svg:viewBox="0 0 101 189" svg:d="M61 68h30c6 0 10 0 10-7 0-3-4-3-9-3h-28l10-45c2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48" svg:width="0.291cm" svg:height="0.156cm" svg:x="1.236cm" svg:y="0.708cm" svg:viewBox="0 0 292 157" svg:d="M250 85c-38 28-42 68-42 68 0 4 2 4 7 4s6 0 7-6c2-7 7-26 23-42 17-18 31-22 44-26 1-1 3-3 3-5s-2-4-6-5c-42-13-58-43-64-69-1-4-4-4-7-4-5 0-7 0-7 5 0 0 2 20 16 41 8 9 16 18 26 25h-238c-5 0-12 0-12 7s7 7 12 7z"><text:p/></draw:path><draw:path draw:style-name="gr3" draw:text-style-name="P48" svg:width="0.137cm" svg:height="0.202cm" svg:x="1.564cm" svg:y="0.663cm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48" svg:width="0.311cm" svg:height="0.303cm" svg:x="1.861cm" svg:y="0cm" svg:viewBox="0 0 312 304" svg:d="M167 7c-3-5-4-7-11-7s-8 2-11 7l-143 289c-2 3-2 3-2 4 0 4 2 4 10 4h294c6 0 8 0 8-4 0-1 0-1-1-4zM143 42l114 230h-228z"><text:p/></draw:path><draw:path draw:style-name="gr3" draw:text-style-name="P48" svg:width="0.187cm" svg:height="0.084cm" svg:x="2.25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85cm" svg:height="0.191cm" svg:x="2.203cm" svg:y="0.115cm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olygon draw:style-name="gr3" draw:text-style-name="P48" svg:width="0.572cm" svg:height="0.017cm" svg:x="1.84cm" svg:y="0.473cm" svg:viewBox="0 0 573 18" draw:points="286,18 0,18 0,0 573,0 573,18"><text:p/></draw:polygon><draw:path draw:style-name="gr3" draw:text-style-name="P48" svg:width="0.311cm" svg:height="0.303cm" svg:x="1.894cm" svg:y="0.574cm" svg:viewBox="0 0 312 304" svg:d="M167 7c-3-5-4-7-11-7s-8 2-11 7l-143 289c-2 3-2 3-2 4 0 4 2 4 10 4h294c6 0 8 0 8-4 0-1 0-1-1-4zM143 42l114 230h-228z"><text:p/></draw:path><draw:path draw:style-name="gr3" draw:text-style-name="P48" svg:width="0.13cm" svg:height="0.269cm" svg:x="2.234cm" svg:y="0.613cm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p>
      <text:p text:style-name="P16"/>
      <text:p text:style-name="P16">L'accélération instantanée, c'est donc la <text:span text:style-name="T10">variation de </text:span>vitesse divisé par l'intervalle de temps quand le temps tend vers 0. On doit donc faire ce calcul avec l'intervalle de temps le plus petit possible. </text:p>
      <text:p text:style-name="P16"/>
      <text:p text:style-name="P17">Expliquer la notion de limite</text:p>
      <text:p text:style-name="P16"/>
      <text:p text:style-name="P16"/>
      <text:p text:style-name="P19">On utilise donc une équation horaire <text:span text:style-name="T5">+ équation différentielle </text:span></text:p>
      <text:p text:style-name="P19"/>
      <text:p text:style-name="P16"><draw:g text:anchor-type="as-char" svg:y="-0.307cm" draw:z-index="9" draw:style-name="gr1"><svg:title>TexMaths</svg:title><svg:desc>12§display§\Delta\vec{v} = \vec{a}*\Delta t§svg§600§FALSE</svg:desc><draw:polygon draw:style-name="gr2" draw:text-style-name="P47" svg:width="2.254cm" svg:height="0.3cm" svg:x="0cm" svg:y="0.001cm" svg:viewBox="0 0 2255 301" draw:points="1127,301 0,301 0,0 2255,0 2255,301"><text:p/></draw:polygon><draw:path draw:style-name="gr3" draw:text-style-name="P48" svg:width="0.311cm" svg:height="0.303cm" svg:x="0.02cm" svg:y="0cm" svg:viewBox="0 0 312 304" svg:d="M167 7c-3-5-4-7-11-7s-8 2-11 7l-143 288c-2 4-2 4-2 5 0 4 2 4 10 4h294c6 0 8 0 8-4 0-1 0-1-1-5zM143 42l114 229h-228z"><text:p/></draw:path><draw:path draw:style-name="gr3" draw:text-style-name="P48" svg:width="0.187cm" svg:height="0.084cm" svg:x="0.41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85cm" svg:height="0.191cm" svg:x="0.362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48" svg:width="0.281cm" svg:height="0.099cm" svg:x="0.71cm" svg:y="0.146cm" svg:viewBox="0 0 282 100" svg:d="M268 17c6 0 14 0 14-9 0-8-8-8-14-8h-254c-6 0-14 0-14 8 0 9 8 9 14 9zM268 100c6 0 14 0 14-9 0-8-8-8-14-8h-254c-6 0-14 0-14 8 0 9 8 9 14 9z"><text:p/></draw:path><draw:path draw:style-name="gr3" draw:text-style-name="P48" svg:width="0.187cm" svg:height="0.084cm" svg:x="1.181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48" svg:width="0.193cm" svg:height="0.191cm" svg:x="1.147cm" svg:y="0.115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48" svg:width="0.156cm" svg:height="0.181cm" svg:x="1.475cm" svg:y="0.106cm" svg:viewBox="0 0 157 182" svg:d="M89 16c1-6 1-16-10-16-7 0-13 6-12 11v6l6 66-54-40c-3-2-5-3-7-3-6 0-12 6-12 12 0 7 5 8 8 10l60 29-58 29c-6 4-10 5-10 11 0 7 6 12 12 12 2 0 4 0 14-7l47-35-6 71c0 9 7 10 11 10 5 0 12-2 12-10l-7-71 55 39c4 3 5 3 7 3 6 0 12-6 12-12s-3-9-9-11c-26-12-27-12-60-29l58-27c8-4 11-6 11-12s-6-12-12-12c-2 0-3 0-14 8l-48 35z"><text:p/></draw:path><draw:path draw:style-name="gr3" draw:text-style-name="P48" svg:width="0.311cm" svg:height="0.303cm" svg:x="1.771cm" svg:y="0cm" svg:viewBox="0 0 312 304" svg:d="M167 7c-3-5-4-7-11-7s-8 2-11 7l-143 288c-2 4-2 4-2 5 0 4 2 4 10 4h294c6 0 8 0 8-4 0-1 0-1-1-5zM143 42l114 229h-228z"><text:p/></draw:path><draw:path draw:style-name="gr3" draw:text-style-name="P48" svg:width="0.13cm" svg:height="0.269cm" svg:x="2.111cm" svg:y="0.03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p>
      <text:p text:style-name="P16"/>
      <text:p text:style-name="P18">Expliquer la notion d'intégrale</text:p>
      <text:p text:style-name="P19"/>
      <text:p text:style-name="P19"/>
      <text:p text:style-name="P41">c.Algorithmique </text:p>
      <text:p text:style-name="P20"/>
      <text:p text:style-name="P21">Pour calculer facilement la nouvelle position de l'objet à chaque intervalle de temps, on décompose sa vitesse en une vitesse sur l'axe des x <draw:g text:anchor-type="as-char" svg:y="-0.189cm" draw:z-index="12" draw:style-name="gr1"><svg:title>TexMaths</svg:title><svg:desc>12§display§v_x§svg§600§FALSE</svg:desc><draw:polygon draw:style-name="gr2" draw:text-style-name="P47" svg:width="0.396cm" svg:height="0.244cm" svg:x="0cm" svg:y="0.004cm" svg:viewBox="0 0 397 245" draw:points="199,245 0,245 0,0 397,0 397,245"><text:p/></draw:polygon><draw:path draw:style-name="gr3" draw:text-style-name="P48" svg:width="0.185cm" svg:height="0.191cm" svg:x="0.012cm" svg:y="0cm" svg:viewBox="0 0 186 192" svg:d="M186 30c0-23-10-30-18-30-10 0-21 11-21 20 0 6 2 9 7 14 8 8 14 19 14 34 0 17-25 114-75 114-22 0-32-14-32-36 0-24 11-55 24-90 4-7 6-13 6-21 0-19-14-35-34-35-41 0-57 61-57 65 0 5 5 5 5 5 5 0 5-2 7-8 12-43 30-52 43-52 3 0 10 0 10 13 0 11-4 21-7 30-18 49-24 68-24 86 0 47 37 53 57 53 71 0 95-140 95-162z"><text:p/></draw:path><draw:path draw:style-name="gr3" draw:text-style-name="P48" svg:width="0.159cm" svg:height="0.133cm" svg:x="0.219cm" svg:y="0.12cm" svg:viewBox="0 0 160 134" svg:d="M60 100c-3 10-13 26-28 26-1 0-10 0-16-4 12-4 13-15 13-16 0-8-5-11-12-11-9 0-17 7-17 18 0 14 17 21 31 21s27-8 34-21c7 15 23 21 35 21 35 0 53-37 53-45 0-4-4-4-5-4-5 0-5 1-6 5-6 20-24 36-41 36-12 0-18-8-18-19 0-9 7-35 16-69 6-22 19-30 29-30 1 0 10 0 16 4-9 4-13 12-13 17 0 7 5 11 12 11 6 0 17-5 17-18 0-17-19-22-31-22-16 0-27 10-34 22-5-14-19-22-36-22-33 0-52 37-52 46 0 3 4 3 5 3 4 0 4-1 6-5 7-22 25-36 41-36 10 0 17 5 17 20 0 6-4 21-6 31z"><text:p/></draw:path></draw:g> et une vitesse sur l'axe des y <draw:g text:anchor-type="as-char" svg:y="-0.187cm" draw:z-index="13" draw:style-name="gr1"><svg:title>TexMaths</svg:title><svg:desc>12§display§v_y§svg§600§FALSE</svg:desc><draw:polygon draw:style-name="gr2" draw:text-style-name="P47" svg:width="0.386cm" svg:height="0.301cm" svg:x="0cm" svg:y="0.006cm" svg:viewBox="0 0 387 302" draw:points="194,302 0,302 0,0 387,0 387,302"><text:p/></draw:polygon><draw:path draw:style-name="gr3" draw:text-style-name="P48" svg:width="0.185cm" svg:height="0.191cm" svg:x="0.012cm" svg:y="0cm" svg:viewBox="0 0 186 192" svg:d="M186 30c0-23-10-30-18-30-11 0-21 11-21 20 0 6 2 9 7 14 8 8 14 19 14 34 0 17-25 114-75 114-22 0-32-14-32-36 0-24 11-55 24-90 4-7 6-13 6-21 0-19-14-35-34-35-41 0-57 61-57 65s5 4 5 4c5 0 5-1 7-7 12-43 30-52 43-52 3 0 10 0 10 13 0 11-4 21-7 30-18 49-24 68-24 86 0 47 37 53 57 53 71 0 95-141 95-162z"><text:p/></draw:path><draw:path draw:style-name="gr3" draw:text-style-name="P48" svg:width="0.152cm" svg:height="0.191cm" svg:x="0.218cm" svg:y="0.12cm" svg:viewBox="0 0 153 192" svg:d="M151 19c2-5 2-5 2-7 0-6-5-10-10-10-4 0-8 3-12 8-1 2-4 12-5 18l-6 23c-2 8-11 45-12 48 0 0-13 27-37 27-21 0-21-19-21-25 0-16 8-35 17-58 4-9 5-13 5-18 0-14-12-25-29-25-30 0-43 41-43 45s4 4 5 4c5 0 5-1 6-5 7-24 20-36 31-36 6 0 8 4 8 11 0 6-3 13-4 17-15 36-17 47-17 60 0 5 0 19 11 29 9 7 23 9 30 9 12 0 23-5 32-13-3 15-7 29-19 43-8 10-20 19-36 19-3 0-16 0-22-9 16-3 16-17 16-17 0-10-9-11-12-11-7 0-17 6-17 19 0 16 14 27 35 27 30 0 67-24 77-61z"><text:p/></draw:path></draw:g>.</text:p>
      <text:p text:style-name="P20">L'objet étant en chute libre, sa vitesse sur l'axe des x est constante et correspond à la poussée initiale, selon le <text:span text:style-name="T4">principe d'inertie de la première loi de Newton(expliquer plus haut)</text:span>. </text:p>
      <text:p text:style-name="P20"/>
      <text:p text:style-name="P20">On définit les variables suivantes :</text:p>
      <text:p text:style-name="P21">La vitesse courante <text:span text:style-name="T8">sur l'axe des y</text:span> <text:s/><draw:g text:anchor-type="as-char" svg:y="-0.187cm" draw:z-index="14" draw:style-name="gr1"><svg:title>TexMaths</svg:title><svg:desc>12§display§v_{y_t}§svg§600§FALSE</svg:desc><draw:polygon draw:style-name="gr2" draw:text-style-name="P47" svg:width="0.491cm" svg:height="0.301cm" svg:x="0cm" svg:y="0.006cm" svg:viewBox="0 0 492 302" draw:points="247,302 0,302 0,0 492,0 492,302"><text:p/></draw:polygon><draw:path draw:style-name="gr3" draw:text-style-name="P48" svg:width="0.185cm" svg:height="0.191cm" svg:x="0.012cm" svg:y="0cm" svg:viewBox="0 0 186 192" svg:d="M186 30c0-23-11-30-18-30-11 0-22 11-22 20 0 6 2 9 7 14 9 8 15 19 15 34 0 17-26 114-76 114-21 0-31-14-31-36 0-24 11-55 24-90 4-7 6-13 6-21 0-19-14-35-35-35-40 0-56 61-56 65s5 4 5 4c5 0 5-1 7-7 12-43 30-52 43-52 2 0 10 0 10 13 0 11-4 21-8 30-17 49-23 68-23 86 0 47 37 53 57 53 71 0 95-141 95-162z"><text:p/></draw:path><draw:path draw:style-name="gr3" draw:text-style-name="P48" svg:width="0.151cm" svg:height="0.191cm" svg:x="0.217cm" svg:y="0.12cm" svg:viewBox="0 0 152 192" svg:d="M151 19c1-5 1-5 1-7 0-6-5-10-10-10-3 0-8 3-11 8-2 2-4 12-5 18l-6 23c-3 8-11 45-12 48 0 0-13 27-37 27-21 0-21-19-21-25 0-16 7-35 17-58 4-9 5-13 5-18 0-14-12-25-29-25-30 0-43 41-43 45s4 4 5 4c5 0 5-1 6-5 7-24 20-36 31-36 6 0 8 4 8 11 0 6-3 13-4 17-15 36-17 47-17 60 0 5 0 19 11 29 9 7 22 9 29 9 12 0 23-5 33-13-4 15-7 29-19 43-9 10-21 19-36 19-3 0-16 0-22-9 16-3 16-17 16-17 0-10-9-11-12-11-7 0-17 6-17 19 0 16 14 27 35 27 30 0 67-24 76-61z"><text:p/></draw:path><draw:path draw:style-name="gr3" draw:text-style-name="P48" svg:width="0.082cm" svg:height="0.134cm" svg:x="0.39cm" svg:y="0.16cm" svg:viewBox="0 0 83 135" svg:d="M49 51h25c5 0 5-1 6-1 1-1 1-3 1-5 0-3-2-3-6-3h-24l5-18c1-6 4-16 4-17 0-3-3-7-9-7-3 0-8 2-9 8-1 4 1-7-10 34h-25c-3 0-7 0-7 6 0 3 2 3 7 3h23l-12 50c-1 4-2 12-2 14 0 12 10 20 26 20 25 0 41-28 41-33 0-3-4-3-4-3-4 0-5 2-5 4-7 16-20 25-32 25-6 0-8-5-8-11 0-3 0-4 0-6z"><text:p/></draw:path></draw:g></text:p>
      <text:p text:style-name="P23">La vitesse constante sur l'axe des x <draw:g text:anchor-type="as-char" svg:y="-0.266cm" draw:z-index="15" draw:style-name="gr1"><svg:title>TexMaths</svg:title><svg:desc>12§display§v_x = constante§svg§600§FALSE</svg:desc><draw:polygon draw:style-name="gr2" draw:text-style-name="P47" svg:width="2.785cm" svg:height="0.321cm" svg:x="0cm" svg:y="0.006cm" svg:viewBox="0 0 2786 322" draw:points="1393,322 0,322 0,0 2786,0 2786,322"><text:p/></draw:polygon><draw:path draw:style-name="gr3" draw:text-style-name="P48" svg:width="0.185cm" svg:height="0.191cm" svg:x="0.012cm" svg:y="0.079cm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48" svg:width="0.159cm" svg:height="0.133cm" svg:x="0.218cm" svg:y="0.199cm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48" svg:width="0.281cm" svg:height="0.098cm" svg:x="0.557cm" svg:y="0.109cm" svg:viewBox="0 0 282 99" svg:d="M268 17c6 0 14 0 14-9 0-8-8-8-14-8h-254c-6 0-14 0-14 8 0 9 8 9 14 9zM268 99c6 0 14 0 14-8s-8-8-14-8h-254c-6 0-14 0-14 8s8 8 14 8z"><text:p/></draw:path><draw:path draw:style-name="gr3" draw:text-style-name="P48" svg:width="0.165cm" svg:height="0.191cm" svg:x="0.995cm" svg:y="0.079cm" svg:viewBox="0 0 166 192" svg:d="M151 26c-7 0-13 0-19 6-7 6-7 14-7 17 0 10 7 14 15 14 12 0 24-9 24-27 0-20-20-36-50-36-58 0-114 61-114 120 0 38 25 72 68 72 62 0 98-45 98-51 0-2-3-4-6-4-2 0-3 1-5 3-34 42-81 42-85 42-27 0-39-20-39-45 0-18 9-59 23-86 13-23 37-41 60-41 14 0 31 4 37 16z"><text:p/></draw:path><draw:path draw:style-name="gr3" draw:text-style-name="P48" svg:width="0.18cm" svg:height="0.191cm" svg:x="1.176cm" svg:y="0.079cm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48" svg:width="0.228cm" svg:height="0.191cm" svg:x="1.375cm" svg:y="0.079cm" svg:viewBox="0 0 229 192" svg:d="M25 162c-1 7-3 16-3 19 0 7 6 11 12 11 4 0 12-4 15-12 0 0 5-21 7-32l10-38c2-8 5-18 7-27 3-8 5-21 6-22 6-13 29-51 69-51 19 0 22 15 22 30 0 25-20 80-27 98-4 9-4 14-4 19 0 20 15 35 34 35 39 0 56-61 56-65 0-5-5-5-6-5-3 0-3 1-6 9-8 28-23 51-43 51-7 0-10-4-10-13 0-11 4-22 8-30 8-23 26-70 26-93 0-29-19-46-49-46-39 0-59 28-66 37-3-24-19-37-39-37-19 0-27 17-31 24-7 14-13 39-13 41 0 4 5 4 5 4 5 0 5 0 7-9 7-30 16-50 31-50 9 0 13 4 13 19 0 8-1 13-7 36z"><text:p/></draw:path><draw:path draw:style-name="gr3" draw:text-style-name="P48" svg:width="0.155cm" svg:height="0.191cm" svg:x="1.637cm" svg:y="0.079cm" svg:viewBox="0 0 156 192" svg:d="M144 29c-12 0-20 9-20 19 0 6 3 12 13 12 9 0 19-7 19-24 0-18-18-36-50-36-57 0-72 43-72 62 0 33 32 40 44 42 22 4 44 9 44 33 0 10-10 45-61 45-6 0-38 0-48-22 16 2 27-10 27-22 0-10-8-15-16-15-11 0-24 9-24 28 0 24 24 41 61 41 69 0 85-52 85-70 0-15-8-26-13-31-12-12-24-14-43-18-14-4-31-6-31-25 0-13 9-38 47-38 10 0 32 2 38 19z"><text:p/></draw:path><draw:path draw:style-name="gr3" draw:text-style-name="P48" svg:width="0.13cm" svg:height="0.268cm" svg:x="1.821cm" svg:y="0cm" svg:viewBox="0 0 131 269" svg:d="M78 96h40c8 0 13 0 13-9 0-4-5-4-12-4h-37c15-60 16-69 16-71 0-7-4-12-12-12-1 0-13 0-16 16l-17 67h-40c-8 0-13 0-13 8 0 5 4 5 12 5h37c-30 120-32 127-32 134 0 23 17 39 39 39 44 0 68-62 68-64 0-5-4-5-5-5-4 0-5 1-6 6-19 44-41 54-55 54-10 0-14-5-14-19 0-11 0-13 3-21z"><text:p/></draw:path><draw:path draw:style-name="gr3" draw:text-style-name="P48" svg:width="0.193cm" svg:height="0.191cm" svg:x="1.98cm" svg:y="0.079cm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40 0-20 13-73 24-92 13-25 31-40 49-40 28 0 34 34 34 37 0 2-1 4-3 7z"><text:p/></draw:path><draw:path draw:style-name="gr3" draw:text-style-name="P48" svg:width="0.228cm" svg:height="0.191cm" svg:x="2.198cm" svg:y="0.079cm" svg:viewBox="0 0 229 192" svg:d="M25 162c-1 7-3 16-3 19 0 7 4 11 12 11 4 0 12-4 15-12 0 0 5-21 7-32l10-38c2-8 5-18 7-27 3-8 5-21 6-22 6-13 29-51 69-51 19 0 22 15 22 30 0 25-20 80-27 98-4 9-4 14-4 19 0 20 15 35 34 35 39 0 56-61 56-65 0-5-5-5-6-5-3 0-3 1-6 9-8 28-23 51-43 51-7 0-10-4-10-13 0-11 4-22 8-30 8-23 25-70 25-93 0-29-18-46-48-46-39 0-59 28-66 37-3-24-19-37-39-37-19 0-27 17-31 24-7 14-13 39-13 41 0 4 5 4 5 4 5 0 5 0 7-9 7-30 16-50 31-50 9 0 13 4 13 19 0 8-1 13-7 36z"><text:p/></draw:path><draw:path draw:style-name="gr3" draw:text-style-name="P48" svg:width="0.13cm" svg:height="0.268cm" svg:x="2.448cm" svg:y="0cm" svg:viewBox="0 0 131 269" svg:d="M78 96h40c8 0 13 0 13-9 0-4-5-4-12-4h-37c15-60 16-69 16-71 0-7-4-12-12-12-1 0-13 0-16 16l-17 67h-40c-8 0-13 0-13 8 0 5 4 5 12 5h37c-30 120-32 127-32 134 0 23 17 39 39 39 44 0 68-62 68-64 0-5-4-5-5-5-4 0-5 1-6 6-19 44-41 54-55 54-10 0-14-5-14-19 0-11 0-13 3-21z"><text:p/></draw:path><draw:path draw:style-name="gr3" draw:text-style-name="P48" svg:width="0.162cm" svg:height="0.191cm" svg:x="2.608cm" svg:y="0.07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/draw:g></text:p>
      <text:p text:style-name="P20">L'intervalle de temps entre la dernière mise à jour de la vitesse et maintenant <draw:g text:anchor-type="as-char" svg:y="-0.307cm" draw:z-index="10" draw:style-name="gr1"><svg:title>TexMaths</svg:title><svg:desc>12§display§\Delta t§svg§600§FALSE</svg:desc><draw:polygon draw:style-name="gr2" draw:text-style-name="P47" svg:width="0.503cm" svg:height="0.287cm" svg:x="0cm" svg:y="0.014cm" svg:viewBox="0 0 504 288" draw:points="252,288 0,288 0,0 504,0 504,288"><text:p/></draw:polygon><draw:path draw:style-name="gr3" draw:text-style-name="P48" svg:width="0.311cm" svg:height="0.303cm" svg:x="0.02cm" svg:y="0cm" svg:viewBox="0 0 312 304" svg:d="M167 7c-2-5-4-7-11-7s-8 2-11 7l-143 288c-2 4-2 4-2 5 0 4 2 4 10 4h294c6 0 8 0 8-4 0-1 0-1-1-5zM143 42l114 229h-228z"><text:p/></draw:path><draw:path draw:style-name="gr3" draw:text-style-name="P48" svg:width="0.13cm" svg:height="0.269cm" svg:x="0.361cm" svg:y="0.037cm" svg:viewBox="0 0 131 270" svg:d="M78 96h40c8 0 13 0 13-8 0-5-5-5-12-5h-37c15-60 17-69 17-71 0-7-5-12-12-12-2 0-14 0-17 16l-17 67h-40c-8 0-13 0-13 8 0 5 4 5 12 5h37c-30 120-32 127-32 134 0 23 17 40 39 40 44 0 68-62 68-65 0-5-4-5-5-5-4 0-5 2-6 6-19 45-41 54-55 54-10 0-14-4-14-19 0-11 0-13 3-20z"><text:p/></draw:path></draw:g></text:p>
      <text:p text:style-name="P20">L'accélération <draw:g text:anchor-type="as-char" svg:y="-0.189cm" draw:z-index="11" draw:style-name="gr1"><svg:title>TexMaths</svg:title><svg:desc>12§display§a = g§svg§600§FALSE</svg:desc><draw:polygon draw:style-name="gr2" draw:text-style-name="P47" svg:width="1cm" svg:height="0.263cm" svg:x="0cm" svg:y="0.004cm" svg:viewBox="0 0 1001 264" draw:points="501,264 0,264 0,0 1001,0 1001,264"><text:p/></draw:polygon><draw:path draw:style-name="gr3" draw:text-style-name="P48" svg:width="0.194cm" svg:height="0.191cm" svg:x="0.017cm" svg:y="0cm" svg:viewBox="0 0 195 192" svg:d="M142 28c-9-16-21-28-40-28-49 0-102 62-102 125 0 40 23 67 56 67 9 0 30-1 56-31 3 18 18 31 38 31 16 0 25-9 31-23 8-15 14-42 14-42 0-4-4-4-5-4-5 0-5 2-6 8-7 28-16 52-33 52-12 0-13-11-13-20s1-12 6-31c5-18 5-21 10-38l14-59c4-12 4-13 4-15 0-7-5-12-12-12-11 0-17 10-18 20zM114 137c-2 8-2 8-8 16-20 24-36 30-48 30-22 0-28-23-28-40 0-20 13-73 24-93 13-25 31-40 49-40 28 0 34 34 34 37 0 2-1 5-2 7z"><text:p/></draw:path><draw:path draw:style-name="gr3" draw:text-style-name="P48" svg:width="0.281cm" svg:height="0.099cm" svg:x="0.363cm" svg:y="0.033cm" svg:viewBox="0 0 282 100" svg:d="M268 17c6 0 14 0 14-9 0-8-8-8-14-8h-254c-6 0-14 0-14 8 0 9 8 9 14 9zM268 100c6 0 14 0 14-9 0-8-8-8-14-8h-254c-6 0-14 0-14 8 0 9 8 9 14 9z"><text:p/></draw:path><draw:path draw:style-name="gr3" draw:text-style-name="P48" svg:width="0.194cm" svg:height="0.273cm" svg:x="0.79cm" svg:y="0cm" svg:viewBox="0 0 195 274" svg:d="M193 28c2-3 2-5 2-8 0-7-5-12-12-12-4 0-16 4-17 18-9-15-23-26-40-26-49 0-101 59-101 120 0 42 25 67 57 67 24 0 44-20 49-24-10 38-14 56-14 57-2 3-16 46-62 46-7 0-21-2-33-5 13-4 18-15 18-22s-5-16-17-16c-10 0-23 9-23 26s16 25 56 25c53 0 85-32 91-58zM138 133c-2 11-12 22-21 30s-22 15-34 15c-22 0-28-22-28-39 0-20 12-71 23-92 12-21 30-37 48-37 28 0 34 33 34 36 0 2 0 4-1 6z"><text:p/></draw:path></draw:g></text:p>
      <text:p text:style-name="P20"/>
      <text:p text:style-name="P20">On utilise la méthode d'Euler pour calculer la nouvelle vitesse sur l'axe des <text:span text:style-name="T8">y</text:span> :</text:p>
      <text:p text:style-name="P20"/>
      <text:p text:style-name="P21"><draw:g text:anchor-type="as-char" svg:y="-0.298cm" draw:z-index="16" draw:style-name="gr1"><svg:title>TexMaths</svg:title><svg:desc>12§display§ v_{y_{t+1}} = v_{y_t} + a * \Delta t§svg§600§FALSE</svg:desc><draw:polygon draw:style-name="gr2" draw:text-style-name="P47" svg:width="3.629cm" svg:height="0.427cm" svg:x="0cm" svg:y="0.014cm" svg:viewBox="0 0 3630 428" draw:points="1814,428 0,428 0,0 3630,0 3630,428"><text:p/></draw:polygon><draw:path draw:style-name="gr3" draw:text-style-name="P48" svg:width="0.185cm" svg:height="0.191cm" svg:x="0.012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48" svg:width="0.151cm" svg:height="0.191cm" svg:x="0.217cm" svg:y="0.236cm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48" svg:width="0.082cm" svg:height="0.135cm" svg:x="0.391cm" svg:y="0.275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8" svg:width="0.175cm" svg:height="0.177cm" svg:x="0.512cm" svg:y="0.266cm" svg:viewBox="0 0 176 178" svg:d="M95 95h73c4 0 8 0 8-6s-4-6-8-6h-73v-75c0-2 0-8-6-8s-6 6-6 8v75h-75c-2 0-8 0-8 6s6 6 8 6h75v73c0 4 0 10 6 10s6-6 6-10z"><text:p/></draw:path><draw:path draw:style-name="gr3" draw:text-style-name="P48" svg:width="0.087cm" svg:height="0.141cm" svg:x="0.738cm" svg:y="0.266cm" svg:viewBox="0 0 88 142" svg:d="M54 6c0-6 0-6-7-6-16 13-39 13-43 13h-4v10h4c4 0 19 0 31-6v107c0 6 0 8-23 8h-11v10c12-2 31-2 43-2 14 0 32 0 44 2v-10h-11c-23 0-23-2-23-8z"><text:p/></draw:path><draw:path draw:style-name="gr3" draw:text-style-name="P48" svg:width="0.281cm" svg:height="0.099cm" svg:x="1.037cm" svg:y="0.146cm" svg:viewBox="0 0 282 100" svg:d="M268 17c6 0 14 0 14-9 0-8-8-8-14-8h-254c-6 0-14 0-14 8 0 9 8 9 14 9zM268 100c6 0 14 0 14-9 0-8-8-8-14-8h-254c-6 0-14 0-14 8 0 9 8 9 14 9z"><text:p/></draw:path><draw:path draw:style-name="gr3" draw:text-style-name="P48" svg:width="0.185cm" svg:height="0.191cm" svg:x="1.469cm" svg:y="0.115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48" svg:width="0.151cm" svg:height="0.191cm" svg:x="1.675cm" svg:y="0.236cm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48" svg:width="0.082cm" svg:height="0.135cm" svg:x="1.849cm" svg:y="0.275cm" svg:viewBox="0 0 83 136" svg:d="M49 52h25c5 0 5-2 6-2 2-1 2-3 2-4 0-4-3-4-6-4h-24l4-18c2-6 4-16 4-17 0-3-2-7-8-7-4 0-9 2-10 8-1 4 1-7-10 34h-25c-3 0-7 0-7 6 0 4 4 4 7 4h23l-12 49c-1 5-2 12-2 14 0 12 10 21 26 21 25 0 41-29 41-34 0-2-4-2-4-2-3 0-5 1-5 3-7 16-20 25-32 25-6 0-8-4-8-10 0-4 0-5 0-6z"><text:p/></draw:path><draw:path draw:style-name="gr3" draw:text-style-name="P48" svg:width="0.281cm" svg:height="0.281cm" svg:x="2.111cm" svg:y="0.055cm" svg:viewBox="0 0 282 282" svg:d="M150 150h118c6 0 14 0 14-8 0-10-8-10-14-10h-118v-118c0-6 0-14-8-14-10 0-10 8-10 14v118h-118c-6 0-14 0-14 10 0 8 8 8 14 8h118v118c0 6 0 14 10 14 8 0 8-8 8-14z"><text:p/></draw:path><draw:path draw:style-name="gr3" draw:text-style-name="P48" svg:width="0.193cm" svg:height="0.191cm" svg:x="2.524cm" svg:y="0.115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48" svg:width="0.156cm" svg:height="0.181cm" svg:x="2.85cm" svg:y="0.106cm" svg:viewBox="0 0 157 182" svg:d="M89 16c1-6 1-16-10-16-7 0-13 6-12 11v6l6 66-54-40c-3-2-5-3-7-3-6 0-12 6-12 12 0 7 5 8 8 10l60 29-58 29c-6 4-10 5-10 11 0 7 6 12 12 12 2 0 4 0 14-7l47-35-6 71c0 9 7 10 11 10 5 0 12-2 12-10l-7-71 55 39c4 3 5 3 7 3 6 0 12-6 12-12s-3-9-9-11c-26-12-27-12-60-29l58-27c8-4 11-6 11-12s-6-12-12-12c-2 0-3 0-14 8l-48 35z"><text:p/></draw:path><draw:path draw:style-name="gr3" draw:text-style-name="P48" svg:width="0.311cm" svg:height="0.303cm" svg:x="3.146cm" svg:y="0cm" svg:viewBox="0 0 312 304" svg:d="M167 7c-3-5-4-7-11-7s-8 2-11 7l-143 288c-2 4-2 4-2 5 0 4 2 4 10 4h294c6 0 8 0 8-4 0-1 0-1-1-5zM143 42l114 229h-228z"><text:p/></draw:path><draw:path draw:style-name="gr3" draw:text-style-name="P48" svg:width="0.13cm" svg:height="0.269cm" svg:x="3.487cm" svg:y="0.03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p>
      <text:p text:style-name="P20"/>
      <text:p text:style-name="P20">On met à jour la position de l'objet sur l'axe des <text:span text:style-name="T8">y</text:span> :</text:p>
      <text:p text:style-name="P20"/>
      <text:p text:style-name="P22"><draw:g text:anchor-type="as-char" svg:y="-0.298cm" draw:z-index="37" draw:style-name="gr1"><svg:title>TexMaths</svg:title><svg:desc>12§display§y_{t+1} = y_t + v_{y_{t+1}} * \Delta t §svg§600§FALSE</svg:desc><draw:polygon draw:style-name="gr2" draw:text-style-name="P47" svg:width="4.007cm" svg:height="0.427cm" svg:x="0cm" svg:y="0.014cm" svg:viewBox="0 0 4008 428" draw:points="2004,428 0,428 0,0 4008,0 4008,428"><text:p/></draw:polygon><draw:path draw:style-name="gr3" draw:text-style-name="P48" svg:width="0.195cm" svg:height="0.273cm" svg:x="0.012cm" svg:y="0.115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48" svg:width="0.1cm" svg:height="0.187cm" svg:x="0.218cm" svg:y="0.18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48" svg:width="0.217cm" svg:height="0.217cm" svg:x="0.354cm" svg:y="0.182cm" svg:viewBox="0 0 218 218" svg:d="M116 116h92c3 0 10 0 10-7s-7-7-10-7h-92v-91c0-4 0-11-7-11s-7 7-7 11v91h-91c-4 0-11 0-11 7s7 7 11 7h91v92c0 3 0 10 7 10s7-6 7-10z"><text:p/></draw:path><draw:path draw:style-name="gr3" draw:text-style-name="P48" svg:width="0.108cm" svg:height="0.196cm" svg:x="0.623cm" svg:y="0.169cm" svg:viewBox="0 0 109 197" svg:d="M67 8c0-8 0-8-8-8-19 19-47 19-59 19v11c7 0 26 0 43-8v151c0 9 0 13-30 13h-11v11c5 0 42-1 53-1 10 0 47 1 54 1v-11h-12c-30 0-30-4-30-13z"><text:p/></draw:path><draw:path draw:style-name="gr3" draw:text-style-name="P48" svg:width="0.281cm" svg:height="0.099cm" svg:x="0.923cm" svg:y="0.146cm" svg:viewBox="0 0 282 100" svg:d="M268 17c6 0 14 0 14-9 0-8-8-8-14-8h-254c-6 0-14 0-14 8 0 9 8 9 14 9zM268 100c6 0 14 0 14-9 0-8-8-8-14-8h-254c-6 0-14 0-14 8 0 9 8 9 14 9z"><text:p/></draw:path><draw:path draw:style-name="gr3" draw:text-style-name="P48" svg:width="0.195cm" svg:height="0.273cm" svg:x="1.355cm" svg:y="0.115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48" svg:width="0.1cm" svg:height="0.187cm" svg:x="1.561cm" svg:y="0.18cm" svg:viewBox="0 0 101 188" svg:d="M61 68h30c6 0 10 0 10-7 0-3-4-3-9-3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48" svg:width="0.281cm" svg:height="0.281cm" svg:x="1.815cm" svg:y="0.055cm" svg:viewBox="0 0 282 282" svg:d="M150 150h118c6 0 14 0 14-8 0-10-8-10-14-10h-118v-118c0-6 0-14-8-14-10 0-10 8-10 14v118h-118c-6 0-14 0-14 10 0 8 8 8 14 8h118v118c0 6 0 14 10 14 8 0 8-8 8-14z"><text:p/></draw:path><draw:path draw:style-name="gr3" draw:text-style-name="P48" svg:width="0.185cm" svg:height="0.191cm" svg:x="2.224cm" svg:y="0.115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48" svg:width="0.151cm" svg:height="0.191cm" svg:x="2.429cm" svg:y="0.236cm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48" svg:width="0.082cm" svg:height="0.135cm" svg:x="2.603cm" svg:y="0.275cm" svg:viewBox="0 0 83 136" svg:d="M49 52h25c5 0 5-2 6-2 2-1 2-3 2-4 0-4-3-4-6-4h-24l4-18c2-6 4-16 4-17 0-3-2-7-8-7-4 0-9 2-10 8-1 4 1-7-10 34h-25c-3 0-7 0-7 6 0 4 4 4 7 4h24l-13 49c-1 5-2 12-2 14 0 12 10 21 26 21 25 0 41-29 41-34 0-2-4-2-4-2-3 0-5 1-5 3-7 16-20 25-32 25-6 0-8-4-8-10 0-4 0-5 0-6z"><text:p/></draw:path><draw:path draw:style-name="gr3" draw:text-style-name="P48" svg:width="0.175cm" svg:height="0.177cm" svg:x="2.724cm" svg:y="0.266cm" svg:viewBox="0 0 176 178" svg:d="M95 95h73c4 0 8 0 8-6s-4-6-8-6h-73v-75c0-2 0-8-6-8s-6 6-6 8v75h-75c-2 0-8 0-8 6s6 6 8 6h75v73c0 4 0 10 6 10s6-6 6-10z"><text:p/></draw:path><draw:path draw:style-name="gr3" draw:text-style-name="P48" svg:width="0.087cm" svg:height="0.141cm" svg:x="2.95cm" svg:y="0.266cm" svg:viewBox="0 0 88 142" svg:d="M54 6c0-6 0-6-7-6-16 13-39 13-43 13h-4v10h4c4 0 19 0 31-6v107c0 6 0 8-23 8h-11v10c12-2 31-2 43-2 14 0 32 0 44 2v-10h-11c-23 0-23-2-23-8z"><text:p/></draw:path><draw:path draw:style-name="gr3" draw:text-style-name="P48" svg:width="0.156cm" svg:height="0.181cm" svg:x="3.228cm" svg:y="0.106cm" svg:viewBox="0 0 157 182" svg:d="M89 16c1-6 1-16-10-16-7 0-13 6-12 11v6l6 66-54-40c-3-2-5-3-7-3-6 0-12 6-12 12 0 7 5 8 8 10l60 29-58 29c-6 4-10 5-10 11 0 7 6 12 12 12 2 0 4 0 14-7l47-35-6 71c0 9 7 10 11 10 5 0 12-2 12-10l-7-71 55 39c4 3 5 3 7 3 6 0 12-6 12-12s-3-9-9-11c-26-12-27-12-60-29l58-27c8-4 11-6 11-12s-6-12-12-12c-2 0-3 0-14 8l-48 35z"><text:p/></draw:path><draw:path draw:style-name="gr3" draw:text-style-name="P48" svg:width="0.311cm" svg:height="0.303cm" svg:x="3.525cm" svg:y="0cm" svg:viewBox="0 0 312 304" svg:d="M167 7c-3-5-4-7-11-7s-8 2-11 7l-143 288c-2 4-2 4-2 5 0 4 2 4 10 4h294c6 0 8 0 8-4 0-1 0-1-1-5zM143 42l114 229h-228z"><text:p/></draw:path><draw:path draw:style-name="gr3" draw:text-style-name="P48" svg:width="0.13cm" svg:height="0.269cm" svg:x="3.866cm" svg:y="0.037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p>
      <text:p text:style-name="P20"/>
      <text:p text:style-name="P23">Et sur l'axe des x :</text:p>
      <text:p text:style-name="P23"/>
      <text:p text:style-name="P23"><draw:g text:anchor-type="as-char" svg:y="-0.298cm" draw:z-index="17" draw:style-name="gr1"><svg:title>TexMaths</svg:title><svg:desc>12§display§x_{t+1} = x_t + v_x * \Delta t§svg§600§FALSE</svg:desc><draw:polygon draw:style-name="gr2" draw:text-style-name="P47" svg:width="3.596cm" svg:height="0.386cm" svg:x="0cm" svg:y="0.014cm" svg:viewBox="0 0 3597 387" draw:points="1798,387 0,387 0,0 3597,0 3597,387"><text:p/></draw:polygon><draw:path draw:style-name="gr3" draw:text-style-name="P48" svg:width="0.21cm" svg:height="0.191cm" svg:x="0.012cm" svg:y="0.115cm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48" svg:width="0.1cm" svg:height="0.188cm" svg:x="0.252cm" svg:y="0.18cm" svg:viewBox="0 0 101 189" svg:d="M61 68h30c6 0 10 0 10-7 0-3-4-3-9-3h-28l10-45c0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48" svg:width="0.217cm" svg:height="0.218cm" svg:x="0.388cm" svg:y="0.182cm" svg:viewBox="0 0 218 219" svg:d="M116 117h92c3 0 10 0 10-8 0-7-7-7-10-7h-92v-91c0-4 0-11-7-11s-7 7-7 11v91h-91c-4 0-11 0-11 7 0 8 7 8 11 8h91v91c0 3 0 11 7 11s7-6 7-11z"><text:p/></draw:path><draw:path draw:style-name="gr3" draw:text-style-name="P48" svg:width="0.108cm" svg:height="0.196cm" svg:x="0.658cm" svg:y="0.169cm" svg:viewBox="0 0 109 197" svg:d="M67 8c0-8 0-8-8-8-19 19-47 19-59 19v11c7 0 26 0 43-8v151c0 10 0 13-30 13h-11v11c5 0 42-1 53-1 10 0 47 1 54 1v-11h-12c-30 0-30-3-30-13z"><text:p/></draw:path><draw:path draw:style-name="gr3" draw:text-style-name="P48" svg:width="0.281cm" svg:height="0.099cm" svg:x="0.956cm" svg:y="0.146cm" svg:viewBox="0 0 282 100" svg:d="M268 17c6 0 14 0 14-9 0-8-8-8-14-8h-254c-6 0-14 0-14 8 0 9 8 9 14 9zM268 100c6 0 14 0 14-9 0-8-8-8-14-8h-254c-6 0-14 0-14 8 0 9 8 9 14 9z"><text:p/></draw:path><draw:path draw:style-name="gr3" draw:text-style-name="P48" svg:width="0.21cm" svg:height="0.191cm" svg:x="1.389cm" svg:y="0.115cm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48" svg:width="0.1cm" svg:height="0.188cm" svg:x="1.63cm" svg:y="0.18cm" svg:viewBox="0 0 101 189" svg:d="M61 68h30c6 0 10 0 10-7 0-3-4-3-9-3h-28l10-45c0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48" svg:width="0.281cm" svg:height="0.281cm" svg:x="1.883cm" svg:y="0.055cm" svg:viewBox="0 0 282 282" svg:d="M150 150h118c6 0 14 0 14-8 0-10-8-10-14-10h-118v-118c0-6 0-14-8-14-9 0-9 8-9 14v118h-119c-6 0-14 0-14 10 0 8 8 8 14 8h119v118c0 6 0 14 9 14 8 0 8-8 8-14z"><text:p/></draw:path><draw:path draw:style-name="gr3" draw:text-style-name="P48" svg:width="0.185cm" svg:height="0.191cm" svg:x="2.292cm" svg:y="0.115cm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" draw:text-style-name="P48" svg:width="0.159cm" svg:height="0.134cm" svg:x="2.497cm" svg:y="0.236cm" svg:viewBox="0 0 160 135" svg:d="M60 100c-4 10-13 26-28 26-1 0-10 0-16-3 12-5 13-16 13-17 0-8-5-11-12-11-9 0-17 7-17 18 0 14 17 22 31 22 13 0 27-9 34-22 7 16 23 22 35 22 34 0 52-38 52-46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48" svg:width="0.156cm" svg:height="0.182cm" svg:x="2.817cm" svg:y="0.106cm" svg:viewBox="0 0 157 183" svg:d="M89 16c1-6 1-16-10-16-7 0-13 6-12 11v6l6 66-54-40c-3-2-5-3-7-3-6 0-12 6-12 12 0 7 5 8 8 10l60 29-58 29c-6 4-10 5-10 11 0 7 6 12 12 12 2 0 4 0 14-7l47-35-6 71c0 9 7 11 11 11 5 0 12-3 12-11l-7-71 55 40c4 2 5 2 7 2 6 0 12-6 12-12s-5-8-9-11c-26-12-27-12-60-29l58-27c8-4 11-6 11-12s-6-12-12-12c-2 0-3 0-14 8l-48 35z"><text:p/></draw:path><draw:path draw:style-name="gr3" draw:text-style-name="P48" svg:width="0.311cm" svg:height="0.303cm" svg:x="3.113cm" svg:y="0cm" svg:viewBox="0 0 312 304" svg:d="M167 7c-3-5-4-7-11-7s-8 2-11 7l-143 288c-2 4-2 4-2 5 0 4 2 4 10 4h294c6 0 8 0 8-4 0-1 0-1-1-5zM143 42l114 229h-228z"><text:p/></draw:path><draw:path draw:style-name="gr3" draw:text-style-name="P48" svg:width="0.13cm" svg:height="0.269cm" svg:x="3.454cm" svg:y="0.037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/text:p>
      <text:p text:style-name="P20"/>
      <text:p text:style-name="P23"/>
      <text:p text:style-name="P23">On répète ce processus en prenant toujours soin de conserver dans une variable <draw:g text:anchor-type="as-char" svg:y="-0.185cm" draw:z-index="19" draw:style-name="gr1"><svg:title>TexMaths</svg:title><svg:desc>12§display§v_{y_{t+1}}§svg§600§FALSE</svg:desc><draw:polygon draw:style-name="gr2" draw:text-style-name="P47" svg:width="0.853cm" svg:height="0.322cm" svg:x="0cm" svg:y="0.006cm" svg:viewBox="0 0 854 323" draw:points="426,323 0,323 0,0 854,0 854,323"><text:p/></draw:polygon><draw:path draw:style-name="gr3" draw:text-style-name="P48" svg:width="0.185cm" svg:height="0.191cm" svg:x="0.012cm" svg:y="0cm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48" svg:width="0.152cm" svg:height="0.191cm" svg:x="0.217cm" svg:y="0.12cm" svg:viewBox="0 0 153 192" svg:d="M151 19c2-5 2-5 2-7 0-6-5-10-10-10-4 0-8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48" svg:width="0.082cm" svg:height="0.135cm" svg:x="0.392cm" svg:y="0.162cm" svg:viewBox="0 0 83 136" svg:d="M49 52h25c5 0 5-2 6-2 2-1 2-3 2-4 0-4-3-4-6-4h-24l4-18c2-6 4-16 4-17 0-3-2-7-8-7-4 0-9 2-10 8-1 4 1-7-10 34h-25c-3 0-7 0-7 6 0 4 2 4 7 4h23l-12 49c-1 5-2 12-2 14 0 12 10 21 26 21 25 0 41-29 41-34 0-2-4-2-4-2-3 0-5 1-5 3-7 16-20 25-32 25-6 0-8-4-8-10 0-4 0-5 0-6z"><text:p/></draw:path><draw:path draw:style-name="gr3" draw:text-style-name="P48" svg:width="0.176cm" svg:height="0.177cm" svg:x="0.513cm" svg:y="0.153cm" svg:viewBox="0 0 177 178" svg:d="M95 95h73c4 0 9 0 9-6s-5-6-9-6h-73v-75c0-2 0-8-6-8s-6 6-6 8v75h-75c-2 0-8 0-8 6s6 6 8 6h75v73c0 4 0 10 6 10s6-6 6-10z"><text:p/></draw:path><draw:path draw:style-name="gr3" draw:text-style-name="P48" svg:width="0.087cm" svg:height="0.141cm" svg:x="0.739cm" svg:y="0.153cm" svg:viewBox="0 0 88 142" svg:d="M54 6c0-6 0-6-7-6-16 13-39 13-43 13h-4v10h4c4 0 19 0 31-6v107c0 6 0 8-23 8h-11v10c12-2 31-2 43-2 14 0 32 0 44 2v-10h-11c-23 0-23-2-23-8z"><text:p/></draw:path></draw:g> qui deviendra naturellement <draw:g text:anchor-type="as-char" svg:y="-0.187cm" draw:z-index="18" draw:style-name="gr1"><svg:title>TexMaths</svg:title><svg:desc>12§display§v_{y_t}§svg§600§FALSE</svg:desc><draw:polygon draw:style-name="gr2" draw:text-style-name="P47" svg:width="0.491cm" svg:height="0.301cm" svg:x="0cm" svg:y="0.006cm" svg:viewBox="0 0 492 302" draw:points="247,302 0,302 0,0 492,0 492,302"><text:p/></draw:polygon><draw:path draw:style-name="gr3" draw:text-style-name="P48" svg:width="0.185cm" svg:height="0.191cm" svg:x="0.012cm" svg:y="0cm" svg:viewBox="0 0 186 192" svg:d="M186 30c0-23-11-30-18-30-11 0-22 11-22 20 0 6 2 9 7 14 9 8 15 19 15 34 0 17-26 114-76 114-21 0-31-14-31-36 0-24 11-55 24-90 4-7 6-13 6-21 0-19-14-35-35-35-40 0-56 61-56 65s5 4 5 4c5 0 5-1 7-7 12-43 30-52 43-52 2 0 10 0 10 13 0 11-4 21-8 30-17 49-23 68-23 86 0 47 37 53 57 53 71 0 95-141 95-162z"><text:p/></draw:path><draw:path draw:style-name="gr3" draw:text-style-name="P48" svg:width="0.151cm" svg:height="0.191cm" svg:x="0.217cm" svg:y="0.12cm" svg:viewBox="0 0 152 192" svg:d="M151 19c1-5 1-5 1-7 0-6-5-10-10-10-3 0-8 3-11 8-2 2-4 12-5 18l-6 23c-3 8-11 45-12 48 0 0-13 27-37 27-21 0-21-19-21-25 0-16 7-35 17-58 4-9 5-13 5-18 0-14-12-25-29-25-30 0-43 41-43 45s4 4 5 4c5 0 5-1 6-5 7-24 20-36 31-36 6 0 8 4 8 11 0 6-3 13-4 17-15 36-17 47-17 60 0 5 0 19 11 29 9 7 22 9 29 9 12 0 23-5 33-13-4 15-7 29-19 43-9 10-21 19-36 19-3 0-16 0-22-9 16-3 16-17 16-17 0-10-9-11-12-11-7 0-17 6-17 19 0 16 14 27 35 27 30 0 67-24 76-61z"><text:p/></draw:path><draw:path draw:style-name="gr3" draw:text-style-name="P48" svg:width="0.082cm" svg:height="0.134cm" svg:x="0.39cm" svg:y="0.16cm" svg:viewBox="0 0 83 135" svg:d="M49 51h25c5 0 5-1 6-1 1-1 1-3 1-5 0-3-2-3-6-3h-24l5-18c1-6 4-16 4-17 0-3-3-7-9-7-3 0-8 2-9 8-1 4 1-7-10 34h-25c-3 0-7 0-7 6 0 3 2 3 7 3h23l-12 50c-1 4-2 12-2 14 0 12 10 20 26 20 25 0 41-28 41-33 0-3-4-3-4-3-4 0-5 2-5 4-7 16-20 25-32 25-6 0-8-5-8-11 0-3 0-4 0-6z"><text:p/></draw:path></draw:g> à la prochaine instance de la boucle.</text:p>
      <text:p text:style-name="P23"/>
      <text:p text:style-name="P31">Ce que ça donne en code : </text:p>
      <text:p text:style-name="P31"/>
      <text:p text:style-name="P31"/>
      <text:p text:style-name="P42">II. Chute avec frottements</text:p>
      <text:p text:style-name="P32"/>
      <text:p text:style-name="P32">a. Physique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7:33:33.159229000</meta:creation-date>
    <meta:generator>LibreOffice/5.0.1.2$MacOSX_X86_64 LibreOffice_project/81898c9f5c0d43f3473ba111d7b351050be20261</meta:generator>
    <dc:date>2015-11-10T16:30:49.622140000</dc:date>
    <meta:editing-duration>PT2H51M24S</meta:editing-duration>
    <meta:editing-cycles>22</meta:editing-cycles>
    <meta:document-statistic meta:table-count="0" meta:image-count="0" meta:object-count="0" meta:page-count="6" meta:paragraph-count="93" meta:word-count="479" meta:character-count="2968" meta:non-whitespace-character-count="2522"/>
  </office:meta>
</office:document-meta>
</file>